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3.75pt"/>
    </style:style>
    <style:style style:name="co2" style:family="table-column">
      <style:table-column-properties fo:break-before="auto" style:column-width="127.05pt"/>
    </style:style>
    <style:style style:name="co3" style:family="table-column">
      <style:table-column-properties fo:break-before="auto" style:column-width="236.89pt"/>
    </style:style>
    <style:style style:name="co4" style:family="table-column">
      <style:table-column-properties fo:break-before="auto" style:column-width="464.34pt"/>
    </style:style>
    <style:style style:name="co5" style:family="table-column">
      <style:table-column-properties fo:break-before="auto" style:column-width="91.39pt"/>
    </style:style>
    <style:style style:name="co6" style:family="table-column">
      <style:table-column-properties fo:break-before="auto" style:column-width="112.25pt"/>
    </style:style>
    <style:style style:name="co7" style:family="table-column">
      <style:table-column-properties fo:break-before="auto" style:column-width="71.26pt"/>
    </style:style>
    <style:style style:name="co8" style:family="table-column">
      <style:table-column-properties fo:break-before="auto" style:column-width="64.01pt"/>
    </style:style>
    <style:style style:name="co9" style:family="table-column">
      <style:table-column-properties fo:break-before="auto" style:column-width="22.59pt"/>
    </style:style>
    <style:style style:name="co10" style:family="table-column">
      <style:table-column-properties fo:break-before="auto" style:column-width="82.29pt"/>
    </style:style>
    <style:style style:name="co11" style:family="table-column">
      <style:table-column-properties fo:break-before="auto" style:column-width="332.45pt"/>
    </style:style>
    <style:style style:name="co12" style:family="table-column">
      <style:table-column-properties fo:break-before="auto" style:column-width="524.89pt"/>
    </style:style>
    <style:style style:name="co13" style:family="table-column">
      <style:table-column-properties fo:break-before="auto" style:column-width="478.6pt"/>
    </style:style>
    <style:style style:name="co14" style:family="table-column">
      <style:table-column-properties fo:break-before="auto" style:column-width="80.05pt"/>
    </style:style>
    <style:style style:name="co15" style:family="table-column">
      <style:table-column-properties fo:break-before="auto" style:column-width="142.81pt"/>
    </style:style>
    <style:style style:name="co16" style:family="table-column">
      <style:table-column-properties fo:break-before="auto" style:column-width="122.51pt"/>
    </style:style>
    <style:style style:name="ro1" style:family="table-row">
      <style:table-row-properties style:row-height="12.81pt" fo:break-before="auto" style:use-optimal-row-height="true"/>
    </style:style>
    <style:style style:name="ro2" style:family="table-row">
      <style:table-row-properties style:row-height="82.49pt" fo:break-before="auto" style:use-optimal-row-height="false"/>
    </style:style>
    <style:style style:name="ro3" style:family="table-row">
      <style:table-row-properties style:row-height="51.39pt" fo:break-before="auto" style:use-optimal-row-height="false"/>
    </style:style>
    <style:style style:name="ro4" style:family="table-row">
      <style:table-row-properties style:row-height="68.74pt" fo:break-before="auto" style:use-optimal-row-height="true"/>
    </style:style>
    <style:style style:name="ro5" style:family="table-row">
      <style:table-row-properties style:row-height="57.66pt" fo:break-before="auto" style:use-optimal-row-height="true"/>
    </style:style>
    <style:style style:name="ro6" style:family="table-row">
      <style:table-row-properties style:row-height="57.49pt" fo:break-before="auto" style:use-optimal-row-height="true"/>
    </style:style>
    <style:style style:name="ro7" style:family="table-row">
      <style:table-row-properties style:row-height="52.5pt" fo:break-before="auto" style:use-optimal-row-height="false"/>
    </style:style>
    <style:style style:name="ro8" style:family="table-row">
      <style:table-row-properties style:row-height="53.09pt" fo:break-before="auto" style:use-optimal-row-height="false"/>
    </style:style>
    <style:style style:name="ro9" style:family="table-row">
      <style:table-row-properties style:row-height="46.26pt" fo:break-before="auto" style:use-optimal-row-height="true"/>
    </style:style>
    <style:style style:name="ro10" style:family="table-row">
      <style:table-row-properties style:row-height="65pt" fo:break-before="auto" style:use-optimal-row-height="true"/>
    </style:style>
    <style:style style:name="ro11" style:family="table-row">
      <style:table-row-properties style:row-height="63.75pt" fo:break-before="auto" style:use-optimal-row-height="false"/>
    </style:style>
    <style:style style:name="ro12" style:family="table-row">
      <style:table-row-properties style:row-height="79.85pt" fo:break-before="auto" style:use-optimal-row-height="true"/>
    </style:style>
    <style:style style:name="ro13" style:family="table-row">
      <style:table-row-properties style:row-height="71.86pt" fo:break-before="auto" style:use-optimal-row-height="false"/>
    </style:style>
    <style:style style:name="ro14" style:family="table-row">
      <style:table-row-properties style:row-height="65.59pt" fo:break-before="auto" style:use-optimal-row-height="false"/>
    </style:style>
    <style:style style:name="ro15" style:family="table-row">
      <style:table-row-properties style:row-height="66.56pt" fo:break-before="auto" style:use-optimal-row-height="true"/>
    </style:style>
    <style:style style:name="ro16" style:family="table-row">
      <style:table-row-properties style:row-height="69.36pt" fo:break-before="auto" style:use-optimal-row-height="true"/>
    </style:style>
    <style:style style:name="ro17" style:family="table-row">
      <style:table-row-properties style:row-height="35.6pt" fo:break-before="auto" style:use-optimal-row-height="true"/>
    </style:style>
    <style:style style:name="ro18" style:family="table-row">
      <style:table-row-properties style:row-height="58.11pt" fo:break-before="auto" style:use-optimal-row-height="true"/>
    </style:style>
    <style:style style:name="ro19" style:family="table-row">
      <style:table-row-properties style:row-height="18.99pt" fo:break-before="auto" style:use-optimal-row-height="false"/>
    </style:style>
    <style:style style:name="ro20" style:family="table-row">
      <style:table-row-properties style:row-height="83.25pt" fo:break-before="auto" style:use-optimal-row-height="false"/>
    </style:style>
    <style:style style:name="ro21" style:family="table-row">
      <style:table-row-properties style:row-height="86.26pt" fo:break-before="auto" style:use-optimal-row-height="false"/>
    </style:style>
    <style:style style:name="ro22" style:family="table-row">
      <style:table-row-properties style:row-height="61.26pt" fo:break-before="auto" style:use-optimal-row-height="false"/>
    </style:style>
    <style:style style:name="ro23" style:family="table-row">
      <style:table-row-properties style:row-height="60.8pt" fo:break-before="auto" style:use-optimal-row-height="false"/>
    </style:style>
    <style:style style:name="ro24" style:family="table-row">
      <style:table-row-properties style:row-height="64.35pt" fo:break-before="auto" style:use-optimal-row-height="false"/>
    </style:style>
    <style:style style:name="ro25" style:family="table-row">
      <style:table-row-properties style:row-height="54.99pt" fo:break-before="auto" style:use-optimal-row-height="false"/>
    </style:style>
    <style:style style:name="ro26" style:family="table-row">
      <style:table-row-properties style:row-height="59.19pt" fo:break-before="auto" style:use-optimal-row-height="false"/>
    </style:style>
    <style:style style:name="ro27" style:family="table-row">
      <style:table-row-properties style:row-height="68.26pt" fo:break-before="auto" style:use-optimal-row-height="false"/>
    </style:style>
    <style:style style:name="ro28" style:family="table-row">
      <style:table-row-properties style:row-height="36pt" fo:break-before="auto" style:use-optimal-row-height="false"/>
    </style:style>
    <style:style style:name="ro29" style:family="table-row">
      <style:table-row-properties style:row-height="57.49pt" fo:break-before="auto" style:use-optimal-row-height="false"/>
    </style:style>
    <style:style style:name="ro30" style:family="table-row">
      <style:table-row-properties style:row-height="57.29pt" fo:break-before="auto" style:use-optimal-row-height="false"/>
    </style:style>
    <style:style style:name="ro31" style:family="table-row">
      <style:table-row-properties style:row-height="64.49pt" fo:break-before="auto" style:use-optimal-row-height="false"/>
    </style:style>
    <style:style style:name="ro32" style:family="table-row">
      <style:table-row-properties style:row-height="47.99pt" fo:break-before="auto" style:use-optimal-row-height="false"/>
    </style:style>
    <style:style style:name="ro33" style:family="table-row">
      <style:table-row-properties style:row-height="48.44pt" fo:break-before="auto" style:use-optimal-row-height="false"/>
    </style:style>
    <style:style style:name="ro34" style:family="table-row">
      <style:table-row-properties style:row-height="58.25pt" fo:break-before="auto" style:use-optimal-row-height="false"/>
    </style:style>
    <style:style style:name="ro35" style:family="table-row">
      <style:table-row-properties style:row-height="73.81pt" fo:break-before="auto" style:use-optimal-row-height="false"/>
    </style:style>
    <style:style style:name="ro36" style:family="table-row">
      <style:table-row-properties style:row-height="57.66pt" fo:break-before="auto" style:use-optimal-row-height="false"/>
    </style:style>
    <style:style style:name="ro37" style:family="table-row">
      <style:table-row-properties style:row-height="50.74pt" fo:break-before="auto" style:use-optimal-row-height="false"/>
    </style:style>
    <style:style style:name="ro38" style:family="table-row">
      <style:table-row-properties style:row-height="53.04pt" fo:break-before="auto" style:use-optimal-row-height="false"/>
    </style:style>
    <style:style style:name="ro39" style:family="table-row">
      <style:table-row-properties style:row-height="60.01pt" fo:break-before="auto" style:use-optimal-row-height="false"/>
    </style:style>
    <style:style style:name="ro40" style:family="table-row">
      <style:table-row-properties style:row-height="59.41pt" fo:break-before="auto" style:use-optimal-row-height="false"/>
    </style:style>
    <style:style style:name="ro41" style:family="table-row">
      <style:table-row-properties style:row-height="72.11pt" fo:break-before="auto" style:use-optimal-row-height="false"/>
    </style:style>
    <style:style style:name="ro42" style:family="table-row">
      <style:table-row-properties style:row-height="69.79pt" fo:break-before="auto" style:use-optimal-row-height="false"/>
    </style:style>
    <style:style style:name="ro43" style:family="table-row">
      <style:table-row-properties style:row-height="60.55pt" fo:break-before="auto" style:use-optimal-row-height="false"/>
    </style:style>
    <style:style style:name="ro44" style:family="table-row">
      <style:table-row-properties style:row-height="72.65pt" fo:break-before="auto" style:use-optimal-row-height="false"/>
    </style:style>
    <style:style style:name="ro45" style:family="table-row">
      <style:table-row-properties style:row-height="61.71pt" fo:break-before="auto" style:use-optimal-row-height="false"/>
    </style:style>
    <style:style style:name="ro46" style:family="table-row">
      <style:table-row-properties style:row-height="50.14pt" fo:break-before="auto" style:use-optimal-row-height="false"/>
    </style:style>
    <style:style style:name="ro47" style:family="table-row">
      <style:table-row-properties style:row-height="64.01pt" fo:break-before="auto" style:use-optimal-row-height="false"/>
    </style:style>
    <style:style style:name="ro48" style:family="table-row">
      <style:table-row-properties style:row-height="12.81pt" fo:break-before="auto" style:use-optimal-row-height="false"/>
    </style:style>
    <style:style style:name="ro49" style:family="table-row">
      <style:table-row-properties style:row-height="70.95pt" fo:break-before="auto" style:use-optimal-row-height="false"/>
    </style:style>
    <style:style style:name="ro50" style:family="table-row">
      <style:table-row-properties style:row-height="46.15pt" fo:break-before="auto" style:use-optimal-row-height="true"/>
    </style:style>
    <style:style style:name="ro51" style:family="table-row">
      <style:table-row-properties style:row-height="68.66pt" fo:break-before="auto" style:use-optimal-row-height="true"/>
    </style:style>
    <style:style style:name="ro52" style:family="table-row">
      <style:table-row-properties style:row-height="58.51pt" fo:break-before="auto" style:use-optimal-row-height="true"/>
    </style:style>
    <style:style style:name="ro53" style:family="table-row">
      <style:table-row-properties style:row-height="35.1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style>
    <style:style style:name="ce4" style:family="table-cell" style:parent-style-name="Default" style:data-style-name="N11"/>
    <style:style style:name="ce15" style:family="table-cell" style:parent-style-name="Default">
      <style:table-cell-properties fo:border="0.74pt solid #000000"/>
    </style:style>
    <style:style style:name="ce17" style:family="table-cell" style:parent-style-name="Default">
      <style:table-cell-properties style:text-align-source="fix" style:repeat-content="false" fo:border="0.74pt solid #000000"/>
      <style:paragraph-properties fo:text-align="center" fo:margin-left="0pt"/>
    </style:style>
    <style:style style:name="ce1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74pt solid #000000"/>
    </style:style>
    <style:style style:name="ce22" style:family="table-cell" style:parent-style-name="Default">
      <style:table-cell-properties fo:background-color="#106802" style:text-align-source="fix" style:repeat-content="false" fo:border="0.74pt solid #000000"/>
      <style:paragraph-properties fo:text-align="center" fo:margin-left="0pt"/>
    </style:style>
    <style:style style:name="ce23" style:family="table-cell" style:parent-style-name="Default">
      <style:table-cell-properties fo:background-color="#106802" style:text-align-source="fix" style:repeat-content="false"/>
      <style:paragraph-properties fo:text-align="center" fo:margin-left="0pt"/>
    </style:style>
    <style:style style:name="ce24" style:family="table-cell" style:parent-style-name="Default">
      <style:table-cell-properties fo:background-color="#92e285"/>
    </style:style>
    <style:style style:name="ce25" style:family="table-cell" style:parent-style-name="Default">
      <style:table-cell-properties fo:background-color="#43c330" fo:border="0.74pt solid #000000"/>
    </style:style>
    <style:style style:name="ce26" style:family="table-cell" style:parent-style-name="Default">
      <style:table-cell-properties fo:background-color="#43c330"/>
    </style:style>
    <style:style style:name="ce27" style:family="table-cell" style:parent-style-name="Default">
      <style:table-cell-properties fo:background-color="#fff200" fo:border="0.74pt solid #000000"/>
    </style:style>
    <style:style style:name="ce28" style:family="table-cell" style:parent-style-name="Default">
      <style:table-cell-properties fo:background-color="#fff2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fo:font-style="italic" style:font-weight-asian="bold" style:font-weight-complex="bold"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text-underline-style="solid" style:text-underline-width="auto" style:text-underline-color="font-color" style:font-weight-asian="bold" style:font-weight-complex="bold"/>
    </style:style>
    <style:style style:name="T4" style:family="text">
      <style:text-properties fo:font-weight="bold" style:text-underline-style="solid" style:text-underline-width="auto" style:text-underline-color="font-color" fo:font-style="italic" style:font-weight-asian="bold" style:font-weight-complex="bold" style:font-style-asian="italic" style:font-style-complex="italic"/>
    </style:style>
    <style:style style:name="T5" style:family="text">
      <style:text-properties fo:font-weight="normal" fo:font-style="normal" style:font-weight-asian="normal" style:font-weight-complex="normal" style:font-style-asian="normal" style:font-style-complex="normal"/>
    </style:style>
    <style:style style:name="T6" style:family="text">
      <style:text-properties style:font-weight-complex="bold" style:font-style-asian="italic" style:font-style-complex="italic" fo:font-weight="bold" fo:font-style="italic" style:font-weight-asian="bold"/>
    </style:style>
    <style:style style:name="T7" style:family="text">
      <style:text-properties style:font-style-asian="italic" style:font-weight-asian="normal" style:font-style-complex="italic" fo:font-style="italic" fo:font-weight="normal" style:font-weight-complex="normal"/>
    </style:style>
    <style:style style:name="T8" style:family="text">
      <style:text-properties style:font-style-asian="italic" style:font-style-complex="italic" fo:font-style="italic" fo:font-weight="bold" style:font-weight-asian="bold" style:font-weight-complex="bold"/>
    </style:style>
    <style:style style:name="T9" style:family="text">
      <style:text-properties style:font-style-asian="italic" style:font-style-complex="italic" fo:font-style="italic"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style:font-style-asian="italic" fo:font-style="italic" style:font-style-complex="italic"/>
    </style:style>
    <style:style style:name="T12" style:family="text">
      <style:text-properties style:font-style-asian="italic" style:font-style-complex="italic" fo:font-style="italic" style:font-weight-complex="bold" fo:font-weight="bold" style:font-weight-asian="bold"/>
    </style:style>
    <style:style style:name="T13" style:family="text">
      <style:text-properties fo:font-weight="normal" fo:font-style="italic" style:font-weight-asian="normal" style:font-weight-complex="normal" style:font-style-asian="italic" style:font-style-complex="italic"/>
    </style:style>
    <style:style style:name="T14" style:family="text">
      <style:text-properties fo:font-style="italic" style:font-weight-asian="bold" style:font-weight-complex="bold" style:font-style-asian="italic" style:font-style-complex="italic" fo:font-weight="bold"/>
    </style:style>
    <style:style style:name="T15" style:family="text">
      <style:text-properties fo:font-style="italic" style:font-style-asian="italic" style:font-style-complex="italic" style:font-weight-complex="normal" style:font-weight-asian="normal" fo:font-weight="normal"/>
    </style:style>
    <style:style style:name="T16" style:family="text">
      <style:text-properties style:font-weight-complex="normal" style:font-weight-asian="normal" fo:font-weight="normal"/>
    </style:style>
    <style:style style:name="T17" style:family="text">
      <style:text-properties fo:font-weight="bold" style:font-weight-complex="bold" style:font-style-asian="italic" style:font-weight-asian="bold" fo:font-style="italic" style:font-style-complex="italic"/>
    </style:style>
    <style:style style:name="T18" style:family="text">
      <style:text-properties fo:font-weight="normal" style:font-weight-asian="normal" style:font-weight-complex="normal" style:font-style-complex="italic" style:font-style-asian="italic" fo:font-style="italic"/>
    </style:style>
    <style:style style:name="T19" style:family="text">
      <style:text-properties fo:font-weight="normal" style:font-weight-asian="normal" style:font-weight-complex="normal" fo:font-style="italic" style:font-style-asian="italic" style:font-style-complex="italic"/>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style:font-weight-complex="normal" fo:font-weight="normal" style:font-weight-asian="normal"/>
    </style:style>
    <style:style style:name="T22" style:family="text">
      <style:text-properties style:font-style-complex="italic" style:font-style-asian="italic" style:font-weight-complex="bold" style:font-weight-asian="bold" fo:font-style="italic" fo:font-weight="bold"/>
    </style:style>
    <style:style style:name="T23" style:family="text">
      <style:text-properties fo:font-weight="normal" style:font-weight-asian="normal" style:font-weight-complex="normal" fo:font-style="italic" style:font-style-complex="italic" style:font-style-asian="italic"/>
    </style:style>
    <style:style style:name="T24" style:family="text">
      <style:text-properties fo:font-style="italic" style:font-style-asian="italic" style:font-style-complex="italic" fo:font-weight="normal" style:font-weight-asian="normal" style:font-weight-complex="normal"/>
    </style:style>
    <style:style style:name="T25" style:family="text">
      <style:text-properties style:font-weight-asian="normal" style:font-weight-complex="normal" fo:font-weight="normal"/>
    </style:style>
    <style:style style:name="T26" style:family="text">
      <style:text-properties fo:font-weight="bold" style:font-weight-complex="bold" style:font-weight-asian="bold"/>
    </style:style>
    <style:style style:name="T27" style:family="text">
      <style:text-properties style:font-weight-complex="normal" fo:font-weight="normal" style:font-weight-asian="normal" fo:font-style="italic" style:font-style-complex="italic" style:font-style-asian="italic"/>
    </style:style>
    <style:style style:name="T28" style:family="text">
      <style:text-properties style:font-weight-complex="normal" fo:font-weight="normal" style:font-weight-asian="normal" fo:font-style="italic" style:font-style-asian="italic" style:font-style-complex="italic"/>
    </style:style>
    <style:style style:name="T29" style:family="text">
      <style:text-properties fo:font-style="italic" fo:font-weight="bold" style:font-style-complex="italic" style:font-weight-complex="bold" style:font-style-asian="italic" style:font-weight-asian="bold"/>
    </style:style>
    <style:style style:name="T30" style:family="text">
      <style:text-properties fo:font-style="italic" style:font-style-complex="italic" style:font-style-asian="italic" fo:font-weight="normal" style:font-weight-asian="normal" style:font-weight-complex="normal"/>
    </style:style>
    <style:style style:name="T31" style:family="text">
      <style:text-properties fo:font-style="italic" style:font-style-complex="italic" style:font-style-asian="italic" fo:font-weight="bold" style:font-weight-asian="bold" style:font-weight-complex="bold"/>
    </style:style>
    <style:style style:name="T32" style:family="text">
      <style:text-properties fo:font-style="italic" style:font-style-complex="italic" style:font-style-asian="italic" style:font-weight-complex="normal" fo:font-weight="normal" style:font-weight-asian="normal"/>
    </style:style>
    <style:style style:name="T33" style:family="text">
      <style:text-properties fo:font-style="italic" style:font-weight-asian="normal" style:font-weight-complex="normal" style:font-style-asian="italic" style:font-style-complex="italic" fo:font-weight="normal"/>
    </style:style>
    <style:style style:name="T34" style:family="text">
      <style:text-properties fo:font-style="italic" style:font-style-asian="italic" style:font-style-complex="italic" style:font-weight-complex="bold" style:font-weight-asian="bold" fo:font-weight="bold"/>
    </style:style>
    <style:style style:name="T35" style:family="text">
      <style:text-properties fo:font-style="italic" style:font-style-asian="italic" style:font-style-complex="italic" fo:font-weight="bold" style:font-weight-complex="bold" style:font-weight-asian="bold"/>
    </style:style>
    <style:style style:name="T36" style:family="text">
      <style:text-properties fo:font-weight="bold" style:font-style-complex="italic" style:font-style-asian="italic" style:font-weight-complex="bold" style:font-weight-asian="bold" fo:font-style="italic"/>
    </style:style>
    <style:style style:name="T37" style:family="text">
      <style:text-properties style:font-style-complex="italic" style:font-style-asian="italic" fo:font-style="italic" fo:font-weight="normal" style:font-weight-asian="normal" style:font-weight-complex="normal"/>
    </style:style>
    <style:style style:name="T38" style:family="text">
      <style:text-properties style:font-style-complex="italic" style:font-style-asian="italic" fo:font-style="italic" fo:font-weight="bold" style:font-weight-asian="bold" style:font-weight-complex="bold"/>
    </style:style>
    <style:style style:name="T39" style:family="text">
      <style:text-properties style:font-style-complex="italic" style:font-style-asian="italic" fo:font-style="italic" style:font-weight-complex="bold" style:font-weight-asian="bold" fo:font-weight="bold"/>
    </style:style>
    <style:style style:name="T40" style:family="text">
      <style:text-properties style:font-style-complex="italic" style:font-style-asian="italic" fo:font-style="italic" style:font-weight-asian="normal" style:font-weight-complex="normal" fo:font-weight="normal"/>
    </style:style>
    <style:style style:name="T41" style:family="text">
      <style:text-properties fo:font-style="italic" fo:font-weight="bold" style:font-weight-asian="bold" style:font-weight-complex="bold" style:font-style-complex="italic" style:font-style-asian="italic"/>
    </style:style>
    <style:style style:name="T42" style:family="text">
      <style:text-properties fo:font-style="italic" style:font-style-complex="italic" style:font-style-asian="italic" style:font-weight-asian="normal" fo:font-weight="normal" style:font-weight-complex="normal"/>
    </style:style>
    <style:style style:name="T43" style:family="text">
      <style:text-properties fo:font-style="italic" fo:font-weight="normal" style:font-style-complex="italic" style:font-style-asian="italic" style:font-weight-complex="normal" style:font-weight-asian="normal"/>
    </style:style>
    <style:style style:name="T44" style:family="text">
      <style:text-properties fo:font-weight="normal" style:font-weight-complex="normal" style:font-weight-asian="normal"/>
    </style:style>
    <style:style style:name="T45" style:family="text">
      <style:text-properties fo:font-style="italic" fo:font-weight="bold" style:font-weight-complex="bold" style:font-weight-asian="bold" style:font-style-asian="italic" style:font-style-complex="italic"/>
    </style:style>
    <style:style style:name="T46" style:family="text">
      <style:text-properties fo:font-style="italic" style:font-style-asian="italic" style:font-style-complex="italic" style:font-weight-asian="bold" style:font-weight-complex="bold" fo:font-weight="bold"/>
    </style:style>
    <style:style style:name="T47" style:family="text">
      <style:text-properties style:font-weight-complex="normal" style:font-weight-asian="normal" fo:font-weight="normal" fo:font-style="italic" style:font-style-asian="italic" style:font-style-complex="italic"/>
    </style:style>
    <style:style style:name="T48" style:family="text">
      <style:text-properties fo:font-style="italic" style:font-style-asian="italic" style:font-style-complex="italic" style:font-weight-complex="bold" fo:font-weight="bold" style:font-weight-asian="bold"/>
    </style:style>
    <style:style style:name="T49" style:family="text">
      <style:text-properties fo:font-style="italic" style:font-style-asian="italic" style:font-style-complex="italic" fo:font-weight="normal" style:font-weight-complex="normal" style:font-weight-asian="normal"/>
    </style:style>
    <style:style style:name="T50" style:family="text">
      <style:text-properties style:font-style-complex="italic" style:font-style-asian="italic" fo:font-style="italic" style:font-weight-complex="normal" style:font-weight-asian="normal" fo:font-weight="normal"/>
    </style:style>
    <style:style style:name="T51" style:family="text">
      <style:text-properties style:font-style-complex="italic" style:font-style-asian="italic" fo:font-style="italic" style:font-weight-complex="bold" fo:font-weight="bold" style:font-weight-asian="bold"/>
    </style:style>
    <style:style style:name="T52" style:family="text">
      <style:text-properties style:font-weight-complex="bold" fo:font-weight="bold" style:font-weight-asian="bold"/>
    </style:style>
    <style:style style:name="T53" style:family="text">
      <style:text-properties style:font-weight-complex="normal" style:font-weight-asian="normal"/>
    </style:style>
    <style:style style:name="T54" style:family="text">
      <style:text-properties style:font-weight-asian="normal" style:font-weight-complex="normal"/>
    </style:style>
    <style:style style:name="T55" style:family="text">
      <style:text-properties style:font-weight-asian="normal" style:font-weight-complex="normal" style:font-style-asian="italic" style:font-style-complex="italic" fo:font-style="italic"/>
    </style:style>
    <style:style style:name="T56" style:family="text">
      <style:text-properties style:font-style-asian="italic" style:font-style-complex="italic" fo:font-weight="normal" fo:font-style="italic" style:font-weight-asian="normal" style:font-weight-complex="normal"/>
    </style:style>
    <style:style style:name="T57" style:family="text">
      <style:text-properties style:font-style-asian="italic" style:font-style-complex="italic" fo:font-style="italic" style:font-weight-complex="bold" style:font-weight-asian="bold" fo:font-weight="bold"/>
    </style:style>
    <style:style style:name="T58" style:family="text">
      <style:text-properties style:font-weight-asian="normal" style:font-weight-complex="normal" fo:font-style="italic" style:font-style-asian="italic" style:font-style-complex="italic"/>
    </style:style>
    <style:style style:name="T59" style:family="text">
      <style:text-properties style:font-weight-asian="bold" style:font-style-complex="italic" style:font-weight-complex="bold" fo:font-style="italic" fo:font-weight="bold" style:font-style-asian="italic"/>
    </style:style>
    <style:style style:name="T60" style:family="text">
      <style:text-properties style:font-style-complex="italic" fo:font-style="italic" style:font-style-asian="italic" fo:font-weight="normal" style:font-weight-asian="normal" style:font-weight-complex="normal"/>
    </style:style>
    <style:style style:name="T61" style:family="text">
      <style:text-properties style:font-style-complex="italic" fo:font-style="italic" style:font-style-asian="italic" fo:font-weight="bold" style:font-weight-asian="bold" style:font-weight-complex="bold"/>
    </style:style>
    <style:style style:name="T62" style:family="text">
      <style:text-properties fo:font-weight="normal" style:font-weight-asian="normal" style:font-weight-complex="normal" style:font-style-asian="italic" style:font-style-complex="italic" fo:font-style="italic"/>
    </style:style>
    <style:style style:name="T63" style:family="text">
      <style:text-properties style:font-weight-complex="bold" fo:font-style="italic" fo:font-weight="bold" style:font-weight-asian="bold" style:font-style-asian="italic" style:font-style-complex="italic"/>
    </style:style>
    <style:style style:name="T64" style:family="text">
      <style:text-properties style:font-weight-asian="bold" style:font-weight-complex="bold" style:text-underline-style="solid" style:text-underline-width="auto" style:text-underline-color="font-color" fo:font-weight="bold"/>
    </style:style>
    <style:style style:name="T65" style:family="text">
      <style:text-properties style:font-weight-complex="bold" style:font-weight-asian="bold" fo:font-weight="bold"/>
    </style:style>
    <style:style style:name="T66" style:family="text">
      <style:text-properties style:font-weight-asian="bold" fo:font-weight="bold" style:font-weight-complex="bold"/>
    </style:style>
    <style:style style:name="T67" style:family="text">
      <style:text-properties style:font-style-asian="italic" style:font-style-complex="italic" fo:font-weight="bold" fo:font-style="italic" style:font-weight-asian="bold" style:font-weight-complex="bold"/>
    </style:style>
    <style:style style:name="T68" style:family="text">
      <style:text-properties style:font-weight-asian="normal" style:font-weight-complex="normal" fo:font-weight="normal" style:font-style-complex="italic" style:font-style-asian="italic" fo:font-style="italic"/>
    </style:style>
    <style:style style:name="T69" style:family="text">
      <style:text-properties style:font-style-asian="italic" style:font-weight-complex="bold" fo:font-weight="bold" style:font-style-complex="italic" style:font-weight-asian="bold" fo:font-style="italic"/>
    </style:style>
    <style:style style:name="T70" style:family="text">
      <style:text-properties fo:font-weight="normal" style:font-weight-complex="normal" style:font-weight-asian="normal" fo:font-style="italic" style:font-style-asian="italic" style:font-style-complex="italic"/>
    </style:style>
    <style:style style:name="T71" style:family="text">
      <style:text-properties fo:font-weight="normal" style:font-weight-complex="normal" style:font-weight-asian="normal" style:font-style-complex="italic" style:font-style-asian="italic" fo:font-style="italic"/>
    </style:style>
    <style:style style:name="T72" style:family="text">
      <style:text-properties fo:font-style="italic" style:font-weight-asian="bold" fo:font-weight="bold" style:font-style-complex="italic" style:font-weight-complex="bold" style:font-style-asian="italic"/>
    </style:style>
    <style:style style:name="T73" style:family="text">
      <style:text-properties style:font-weight-asian="normal" style:font-weight-complex="normal" style:font-style-asian="italic" style:font-style-complex="italic" fo:font-weight="normal" fo:font-style="italic"/>
    </style:style>
    <style:style style:name="T74" style:family="text">
      <style:text-properties style:font-weight-complex="bold" fo:font-style="italic" fo:font-weight="bold" style:font-weight-asian="bold" style:font-style-complex="italic" style:font-style-asian="italic"/>
    </style:style>
    <style:style style:name="T75" style:family="text">
      <style:text-properties fo:font-style="italic" style:font-style-complex="italic" style:font-style-asian="italic" style:font-weight-complex="bold" style:font-weight-asian="bold" fo:font-weight="bold"/>
    </style:style>
    <style:style style:name="T76" style:family="text">
      <style:text-properties style:font-style-complex="italic" style:font-style-asian="italic" fo:font-style="italic" style:font-weight-asian="bold" style:font-weight-complex="bold" fo:font-weight="bold"/>
    </style:style>
    <style:style style:name="T77" style:family="text">
      <style:text-properties style:text-overline-style="none" style:text-overline-color="font-color" fo:font-size="10pt" style:font-name-complex="Lohit Devanagari" style:language-complex="hi" style:country-complex="IN" fo:font-weight="bold" style:text-underline-style="none" style:text-underline-color="font-color" style:text-line-through-type="none" fo:font-style="italic" style:text-outline="false" fo:text-shadow="none" style:text-line-through-mode="continuous" fo:language="en" fo:country="US" style:font-relief="none" style:text-emphasize="none" style:font-style-complex="italic" style:font-style-asian="italic" style:font-weight-complex="bold" style:font-weight-asian="bold" style:font-size-complex="10pt" style:font-size-asian="10pt" style:font-name-asian="AR PL SungtiL GB" style:language-asian="zh" style:country-asian="CN" style:font-name="Liberation Serif"/>
    </style:style>
    <style:style style:name="T78" style:family="text">
      <style:text-properties style:text-overline-style="none" style:text-overline-color="font-color" fo:font-size="10pt" style:font-name-complex="Lohit Devanagari" style:language-complex="hi" style:country-complex="IN" style:text-underline-style="none" style:text-underline-color="font-color" style:text-line-through-type="none" fo:font-style="italic" style:text-outline="false" fo:text-shadow="none" style:text-line-through-mode="continuous" fo:language="en" fo:country="US" style:font-relief="none" style:text-emphasize="none" style:font-style-complex="italic" style:font-style-asian="italic" style:font-size-complex="10pt" style:font-size-asian="10pt" style:font-name-asian="AR PL SungtiL GB" style:language-asian="zh" style:country-asian="CN" style:font-name="Liberation Serif" fo:font-weight="normal" style:font-weight-asian="normal" style:font-weight-complex="normal"/>
    </style:style>
    <style:style style:name="T79" style:family="text">
      <style:text-properties style:text-overline-style="none" style:text-overline-color="font-color" fo:font-size="10pt" style:font-name-complex="Lohit Devanagari" style:language-complex="hi" style:country-complex="IN" style:text-underline-style="none" style:text-underline-color="font-color" style:text-line-through-type="none" style:text-outline="false" fo:text-shadow="none" style:text-line-through-mode="continuous" fo:language="en" fo:country="US" style:font-relief="none" style:text-emphasize="none" style:font-size-complex="10pt" style:font-size-asian="10pt" style:font-name-asian="AR PL SungtiL GB" style:language-asian="zh" style:country-asian="CN" style:font-name="Liberation Serif" fo:font-weight="normal" style:font-weight-asian="normal" style:font-weight-complex="normal" fo:font-style="normal" style:font-style-asian="normal" style:font-style-complex="normal"/>
    </style:style>
    <style:style style:name="T80" style:family="text">
      <style:text-properties style:text-overline-style="none" style:text-overline-color="font-color" fo:font-size="10pt" style:font-name-complex="Lohit Devanagari" style:language-complex="hi" style:country-complex="IN" style:text-underline-style="none" style:text-underline-color="font-color" style:text-line-through-type="none" style:text-outline="false" fo:text-shadow="none" style:text-line-through-mode="continuous" fo:language="en" fo:country="US" style:font-relief="none" style:text-emphasize="none" style:font-size-complex="10pt" style:font-size-asian="10pt" style:font-name-asian="AR PL SungtiL GB" style:language-asian="zh" style:country-asian="CN" style:font-name="Liberation Serif" fo:font-weight="normal" style:font-weight-asian="normal" style:font-weight-complex="normal" fo:font-style="italic" style:font-style-asian="italic" style:font-style-complex="italic"/>
    </style:style>
    <style:style style:name="T81" style:family="text">
      <style:text-properties style:font-weight-asian="normal" style:font-weight-complex="normal" fo:font-weight="normal" fo:font-style="italic" style:font-style-asian="italic" style:font-style-complex="italic"/>
    </style:style>
    <style:style style:name="T82" style:family="text">
      <style:text-properties style:font-style-asian="italic" style:font-weight-complex="normal" style:font-weight-asian="normal" fo:font-style="italic" fo:font-weight="normal" style:font-style-complex="italic"/>
    </style:style>
    <style:style style:name="T83" style:family="text">
      <style:text-properties style:font-weight-complex="bold" style:font-weight-asian="bold" style:font-style-asian="italic" fo:font-style="italic" fo:font-weight="bold" style:font-style-complex="italic"/>
    </style:style>
    <style:style style:name="T84" style:family="text">
      <style:text-properties style:font-style-asian="italic" fo:font-style="italic" style:font-style-complex="italic" style:font-weight-complex="normal" fo:font-weight="normal" style:font-weight-asian="normal"/>
    </style:style>
    <style:style style:name="T85" style:family="text">
      <style:text-properties fo:font-weight="normal" style:font-weight-asian="normal" style:font-weight-complex="normal" style:text-underline-style="solid" style:text-underline-width="auto" style:text-underline-color="font-color"/>
    </style:style>
    <style:style style:name="T86" style:family="text">
      <style:text-properties fo:font-weight="bold" style:font-weight-complex="bold" fo:font-style="italic" style:font-style-complex="italic" style:font-weight-asian="bold" style:font-style-asian="italic"/>
    </style:style>
  </office:automatic-styles>
  <office:body>
    <office:spreadsheet>
      <table:calculation-settings table:automatic-find-labels="false" table:use-regular-expressions="false" table:use-wildcards="true"/>
      <table:table table:name="Эксперимент 1" table:style-name="ta1">
        <table:shapes>
          <draw:frame draw:z-index="0" draw:style-name="gr1" draw:text-style-name="P1" svg:width="816.24pt" svg:height="458.84pt" svg:x="1383.99pt" svg:y="96.01pt">
            <draw:object draw:notify-on-update-of-ranges="'Эксперимент 1'.A2:'Эксперимент 1'.A31 'Эксперимент 1'.G1:'Эксперимент 1'.G1 'Эксперимент 1'.G2:'Эксперимент 1'.G31 'Эксперимент 1'.F1:'Эксперимент 1'.F1 'Эксперимент 1'.F2:'Эксперимент 1'.F31" xlink:href="./Object 2" xlink:type="simple" xlink:show="embed" xlink:actuate="onLoad">
              <loext:p/>
            </draw:object>
            <draw:image xlink:href="./ObjectReplacements/Object 2" xlink:type="simple" xlink:show="embed" xlink:actuate="onLoad"/>
          </draw:frame>
        </table:shapes>
        <table:table-column table:style-name="co1" table:default-cell-style-name="ce1"/>
        <table:table-column table:style-name="co2" table:default-cell-style-name="Default"/>
        <table:table-column table:style-name="co3" table:default-cell-style-name="ce2"/>
        <table:table-column table:style-name="co4" table:default-cell-style-name="ce3"/>
        <table:table-column table:style-name="co5" table:default-cell-style-name="ce4"/>
        <table:table-column table:style-name="co6" table:default-cell-style-name="ce1"/>
        <table:table-column table:style-name="co7" table:default-cell-style-name="ce1"/>
        <table:table-column table:style-name="co8" table:number-columns-repeated="3" table:default-cell-style-name="Default"/>
        <table:table-row table:style-name="ro1">
          <table:table-cell table:style-name="Default" office:value-type="string" calcext:value-type="string">
            <text:p>id</text:p>
          </table:table-cell>
          <table:table-cell office:value-type="string" calcext:value-type="string">
            <text:p>Имя документа</text:p>
          </table:table-cell>
          <table:table-cell table:style-name="Default" office:value-type="string" calcext:value-type="string">
            <text:p>КС в документе</text:p>
          </table:table-cell>
          <table:table-cell table:style-name="Default" office:value-type="string" calcext:value-type="string">
            <text:p>КС метода</text:p>
          </table:table-cell>
          <table:table-cell table:style-name="Default" office:value-type="string" calcext:value-type="string">
            <text:p>Процент </text:p>
          </table:table-cell>
          <table:table-cell table:style-name="Default" office:value-type="string" calcext:value-type="string">
            <text:p>Количествео ключевых слов в тексте</text:p>
          </table:table-cell>
          <table:table-cell table:style-name="Default" office:value-type="string" calcext:value-type="string">
            <text:p>Количество совпавших терминов</text:p>
          </table:table-cell>
          <table:table-cell office:value-type="string" calcext:value-type="string">
            <text:p>Макс клв КС</text:p>
          </table:table-cell>
          <table:table-cell office:value-type="string" calcext:value-type="string">
            <text:p>Мин клв КС</text:p>
          </table:table-cell>
          <table:table-cell office:value-type="string" calcext:value-type="string">
            <text:p>Cред %</text:p>
          </table:table-cell>
        </table:table-row>
        <table:table-row table:style-name="ro2">
          <table:table-cell office:value-type="float" office:value="1" calcext:value-type="float">
            <text:p>1</text:p>
          </table:table-cell>
          <table:table-cell office:value-type="string" calcext:value-type="string">
            <text:p>algoritm-vyravnivaniya-zagruzki-uzlov-mobilnoy-informatsionno-telekommunikatsionnoy-seti</text:p>
          </table:table-cell>
          <table:table-cell office:value-type="string" calcext:value-type="string">
            <text:p><text:span text:style-name="T1">балансировка, загрузки</text:span>, информационный, поток, трафик, сообщений, информационный, граф, <text:span text:style-name="T1">оптимальное, значение,загрузки</text:span>, <text:span text:style-name="T1">узел, сети.</text:span></text:p>
          </table:table-cell>
          <table:table-cell office:value-type="string" calcext:value-type="string">
            <text:p>Алгоритм выравнивания <text:span text:style-name="T4">загрузки</text:span>, мобильной информационнотелекоммуникационной сети, узлов мобильной информационнотелекоммуникационной, загрузки узлов мобильной, ФГУ ВНИИ ГОЧС, выравнивания загрузки узлов, <text:span text:style-name="T1">загрузки</text:span>, выравнивания загрузки, мобильной информационнотелекоммуникационной, загрузки узлов, Алгоритм выравнивания, Communication Centers Net, <text:span text:style-name="T1">сети, узел,</text:span> Технологии, информационнотелекоммуникационной сети, ВНИИ ГОЧС, ГЛАВА, узлов мобильной, ФГУ ВНИИ</text:p>
          </table:table-cell>
          <table:table-cell table:formula="of:=[.G2] / [.F2]" office:value-type="percentage" office:value="0.5" calcext:value-type="percentage">
            <text:p>50.00%</text:p>
          </table:table-cell>
          <table:table-cell office:value-type="float" office:value="14" calcext:value-type="float">
            <text:p>14</text:p>
          </table:table-cell>
          <table:table-cell office:value-type="float" office:value="7" calcext:value-type="float">
            <text:p>7</text:p>
          </table:table-cell>
          <table:table-cell table:formula="of:=MAX([.F2:.F31])" office:value-type="float" office:value="21" calcext:value-type="float">
            <text:p>21</text:p>
          </table:table-cell>
          <table:table-cell table:formula="of:=MIN([.F2:.F31])" office:value-type="float" office:value="2" calcext:value-type="float">
            <text:p>2</text:p>
          </table:table-cell>
          <table:table-cell table:formula="of:=MEDIAN([.E2:.E31])" office:value-type="float" office:value="0.422619047619048" calcext:value-type="float">
            <text:p>0.422619047619048</text:p>
          </table:table-cell>
        </table:table-row>
        <table:table-row table:style-name="ro3">
          <table:table-cell office:value-type="float" office:value="2" calcext:value-type="float">
            <text:p>2</text:p>
          </table:table-cell>
          <table:table-cell office:value-type="string" calcext:value-type="string">
            <text:p>algoritm-vzaimnogo-isklyucheniya-v-piringovyh-sistemah.pdf</text:p>
          </table:table-cell>
          <table:table-cell office:value-type="string" calcext:value-type="string">
            <text:p>Распределенные, системы, пиринговые, взаимное, исключение, Интернет-приложения</text:p>
          </table:table-cell>
          <table:table-cell office:value-type="string" calcext:value-type="string">
            <text:p>объекта, дубликата объекта, узел, дубликатов объекта, сообщение ОСВОБ, Шаг, ВЗАИМНОГО ИСКЛЮЧЕНИЯ, сообщение, ОСВОБ, дубликатов, версию дубликата объекта, дубликата, объекту, узлов, сети, ВЗАИМНОГО, получает сообщение ОТВЕТ, сообщение ОТВЕТ, сообщение ЗАПРОС, ответ</text:p>
          </table:table-cell>
          <table:table-cell table:formula="of:=[.G3] / [.F3]" office:value-type="percentage" office:value="0" calcext:value-type="percentage">
            <text:p>0.00%</text:p>
          </table:table-cell>
          <table:table-cell office:value-type="float" office:value="6" calcext:value-type="float">
            <text:p>6</text:p>
          </table:table-cell>
          <table:table-cell office:value-type="float" office:value="0" calcext:value-type="float">
            <text:p>0</text:p>
          </table:table-cell>
          <table:table-cell table:number-columns-repeated="3"/>
        </table:table-row>
        <table:table-row table:style-name="ro4">
          <table:table-cell office:value-type="float" office:value="3" calcext:value-type="float">
            <text:p>3</text:p>
          </table:table-cell>
          <table:table-cell office:value-type="string" calcext:value-type="string">
            <text:p>Analiz-osnovnyh-aspektov-virtualizatsii</text:p>
          </table:table-cell>
          <table:table-cell office:value-type="string" calcext:value-type="string">
            <text:p><text:span text:style-name="T1">виртуализация</text:span>,<text:span text:style-name="T1"> сервер</text:span>, <text:span text:style-name="T1">ресурс</text:span>, система, устройство, центр, приложение, использование, <text:span text:style-name="T1">хранение</text:span>, затрата, оборудование, проблема, управление, компания</text:p>
          </table:table-cell>
          <table:table-cell office:value-type="string" calcext:value-type="string">
            <text:p>Канатьев Константин Николаевич, <text:span text:style-name="T2">виртуализации</text:span> Канатьев Константин, Константин Николаевич старший, <text:span text:style-name="T1">аспектов виртуализации</text:span> Канатьев, Виртуализация, the, данных, обработки данных, Virtualization, Московский технический университет, and, <text:span text:style-name="T1">хранения данных</text:span>, Николаевич старший преподаватель, <text:span text:style-name="T1">ресурсов</text:span>, Анализ основных аспектов, Нижегородский государственный университет, основных аспектов виртуализации, Бусенков Алексей Александрович, ИННОВАЦИИ И ИНВЕСТИЦИИ, <text:span text:style-name="T1">серверов</text:span></text:p>
          </table:table-cell>
          <table:table-cell table:formula="of:=[.G4] / [.F4]" office:value-type="percentage" office:value="0.285714285714286" calcext:value-type="percentage">
            <text:p>28.57%</text:p>
          </table:table-cell>
          <table:table-cell office:value-type="float" office:value="14" calcext:value-type="float">
            <text:p>14</text:p>
          </table:table-cell>
          <table:table-cell office:value-type="float" office:value="4" calcext:value-type="float">
            <text:p>4</text:p>
          </table:table-cell>
          <table:table-cell table:number-columns-repeated="3"/>
        </table:table-row>
        <table:table-row table:style-name="ro5">
          <table:table-cell office:value-type="float" office:value="4" calcext:value-type="float">
            <text:p>4</text:p>
          </table:table-cell>
          <table:table-cell office:value-type="string" calcext:value-type="string">
            <text:p>avtomatizirovannyy-kompleks-dlya-identifikatsii-enterobakteriy</text:p>
          </table:table-cell>
          <table:table-cell office:value-type="string" calcext:value-type="string">
            <text:p><text:span text:style-name="T1">энтеробактерии</text:span>, тест-система</text:p>
          </table:table-cell>
          <table:table-cell office:value-type="string" calcext:value-type="string">
            <text:p>КЛИНИЧЕСКАЯ ЛАБОРАТОРНАЯ ДИАГНОСТИКА, <text:span text:style-name="T1">ИДЕНТИФИКАЦИИ ЭНТЕРОБАКТЕРИЙ,</text:span> ИДЕНТИФИКАЦИИ, результатов, анализа результатов, идентификации микроорганизмов, цвета пробы, <text:span text:style-name="T1">ЭНТЕРОБАКТЕРИЙ</text:span>, определения цвета пробы, NewId, программа NewId, the, пробы, ВЕСТНИК ВГМУ, анализа, программа NewId многомерной, цвета, АВТОМАТИЗИРОВАННЫЙ КОМПЛЕКС, совпадение результатов идентификации, BioMerieux</text:p>
          </table:table-cell>
          <table:table-cell table:formula="of:=[.G5] / [.F5]" office:value-type="percentage" office:value="0.5" calcext:value-type="percentage">
            <text:p>50.00%</text:p>
          </table:table-cell>
          <table:table-cell office:value-type="float" office:value="2" calcext:value-type="float">
            <text:p>2</text:p>
          </table:table-cell>
          <table:table-cell office:value-type="float" office:value="1" calcext:value-type="float">
            <text:p>1</text:p>
          </table:table-cell>
          <table:table-cell table:number-columns-repeated="3"/>
        </table:table-row>
        <table:table-row table:style-name="ro6">
          <table:table-cell office:value-type="float" office:value="5" calcext:value-type="float">
            <text:p>5</text:p>
          </table:table-cell>
          <table:table-cell office:value-type="string" calcext:value-type="string">
            <text:p>gomeostaticheskie-modeli-vliyaniya-psihoemotsionalnoy-napryazhennosti-na-risk-psihosomaticheskih-zabolevaniy</text:p>
          </table:table-cell>
          <table:table-cell office:value-type="string" calcext:value-type="string">
            <text:p><text:span text:style-name="T1">Гомеостатические, модели</text:span>; <text:span text:style-name="T1">психосоматика</text:span>; <text:span text:style-name="T1">нейронные, сети</text:span>; <text:span text:style-name="T1">оценки, рисков</text:span>. </text:p>
          </table:table-cell>
          <table:table-cell office:value-type="string" calcext:value-type="string">
            <text:p><text:span text:style-name="T1">ПСИХОСОМАТИЧЕСКИХ ЗАБОЛЕВАНИЙ</text:span>, <text:span text:style-name="T1">нейронная сеть</text:span>,<text:span text:style-name="T1"> ГОМЕОСТАТИЧЕСКИЕ МОДЕЛИ</text:span>, <text:span text:style-name="T1">ПСИХОСОМАТИЧЕСКИХ, МОДЕЛИ</text:span>, ЗАБОЛЕВАНИЙ Рассмотрена взаимосвязь, сети, THE, Раздел I. <text:span text:style-name="T1">Оценка</text:span>, ЗАБОЛЕВАНИЙ, Рассмотрена взаимосвязь психоэмоциональной, многослойная нейронная сеть, HOMEOSTATIC MODELS, Оценка и коррекция, основе, ИЗМЕРЕНИЙ, PSYCHOSOMATIC DISEASES, рис, нечеткой, движения</text:p>
          </table:table-cell>
          <table:table-cell table:formula="of:=[.G6] / [.F6]" office:value-type="percentage" office:value="1" calcext:value-type="percentage">
            <text:p>100.00%</text:p>
          </table:table-cell>
          <table:table-cell table:number-columns-repeated="2" office:value-type="float" office:value="7" calcext:value-type="float">
            <text:p>7</text:p>
          </table:table-cell>
          <table:table-cell table:number-columns-repeated="3"/>
        </table:table-row>
        <table:table-row table:style-name="ro6">
          <table:table-cell office:value-type="float" office:value="6" calcext:value-type="float">
            <text:p>6</text:p>
          </table:table-cell>
          <table:table-cell office:value-type="string" calcext:value-type="string">
            <text:p>identifikatsiya-lichnosti-po-fraktalnoy-razmernosti-otpechatkov-paltsev-i-sistemy-kontrolya-i-upravleniya-dostupom</text:p>
          </table:table-cell>
          <table:table-cell table:style-name="ce3" office:value-type="string" calcext:value-type="string">
            <text:p>биометрия, <text:span text:style-name="T1">отпечаток, пальца</text:span>, <text:span text:style-name="T1">фрактал</text:span>, <text:span text:style-name="T1">фрактальная, размерность</text:span>,</text:p>
            <text:p><text:span text:style-name="T1">Идентификация, аутентификация личности,</text:span> СКУД.</text:p>
          </table:table-cell>
          <table:table-cell office:value-type="string" calcext:value-type="string">
            <text:p>фрактальной размерности отпечатков, <text:span text:style-name="T1">размерности отпечатков пальцев</text:span>, личности, <text:span text:style-name="T1">отпечатков пальцев</text:span>, размерности, <text:span text:style-name="T1">идентификации личности</text:span>, <text:span text:style-name="T1">распознавания личности</text:span>, <text:span text:style-name="T1">пальца</text:span>, <text:span text:style-name="T1">фрактальной</text:span>, <text:span text:style-name="T4">отпечатков</text:span>, <text:span text:style-name="T1">значение фрактальной размерности</text:span>, идентификации, Dср, значение, пользователь, распознавания, системы, размерности Минковского, личности по фрактальной, For</text:p>
          </table:table-cell>
          <table:table-cell table:formula="of:=[.G7] / [.F7]" office:value-type="percentage" office:value="0.8" calcext:value-type="percentage">
            <text:p>80.00%</text:p>
          </table:table-cell>
          <table:table-cell office:value-type="float" office:value="10" calcext:value-type="float">
            <text:p>10</text:p>
          </table:table-cell>
          <table:table-cell office:value-type="float" office:value="8" calcext:value-type="float">
            <text:p>8</text:p>
          </table:table-cell>
          <table:table-cell table:number-columns-repeated="3"/>
        </table:table-row>
        <table:table-row table:style-name="ro7">
          <table:table-cell office:value-type="float" office:value="7" calcext:value-type="float">
            <text:p>7</text:p>
          </table:table-cell>
          <table:table-cell office:value-type="string" calcext:value-type="string">
            <text:p>informatsionnaya-sistema-upravleniya-pravami-dostupa-na-osnove-analiza-biznes-protsessov</text:p>
          </table:table-cell>
          <table:table-cell table:style-name="ce3" office:value-type="string" calcext:value-type="string">
            <text:p>автоматизированная, <text:span text:style-name="T2">информационная,</text:span> <text:span text:style-name="T2">система</text:span>, <text:span text:style-name="T1">АИС</text:span>, <text:span text:style-name="T1">бизнес-процесс</text:span>, <text:span text:style-name="T1">управление правами,</text:span> <text:span text:style-name="T1">доступа</text:span>, модель,  <text:span text:style-name="T2">доступа</text:span>, метамодель, <text:span text:style-name="T1">управления, правами,</text:span></text:p>
          </table:table-cell>
          <table:table-cell office:value-type="string" calcext:value-type="string">
            <text:p><text:span text:style-name="T1">управления правами доступа</text:span>, доступа, правами доступа, <text:span text:style-name="T1">система управления правами</text:span>, Объект Тип доступа, <text:span text:style-name="T2">Информационная система управления</text:span>, СУПД, правами, Пользователь Объект Тип, RBAC, управления, Тип доступа Административная, <text:span text:style-name="T1">основе анализа бизнес-процессов</text:span>, основе анализа, безопасности, <text:span text:style-name="T1">АИС</text:span>, основе, правами доступа пользователей, уровень, Объект Тип</text:p>
          </table:table-cell>
          <table:table-cell table:formula="of:=[.G8] / [.F8]" office:value-type="percentage" office:value="0.769230769230769" calcext:value-type="percentage">
            <text:p>76.92%</text:p>
          </table:table-cell>
          <table:table-cell office:value-type="float" office:value="13" calcext:value-type="float">
            <text:p>13</text:p>
          </table:table-cell>
          <table:table-cell office:value-type="float" office:value="10" calcext:value-type="float">
            <text:p>10</text:p>
          </table:table-cell>
          <table:table-cell table:number-columns-repeated="3"/>
        </table:table-row>
        <table:table-row table:style-name="ro8">
          <table:table-cell office:value-type="float" office:value="8" calcext:value-type="float">
            <text:p>8</text:p>
          </table:table-cell>
          <table:table-cell office:value-type="string" calcext:value-type="string">
            <text:p>integrirovannye-bibliotechnye-sistemy-v-zhizni-sovremennoy-biblioteki</text:p>
          </table:table-cell>
          <table:table-cell office:value-type="string" calcext:value-type="string">
            <text:p><text:span text:style-name="T1">интегрированные, библиотечные, системы</text:span>, VIRTUA, электронная, книговыдача, новые сервисы, читателей, информационная, поддержка управления, повышение квалификации, кадров</text:p>
          </table:table-cell>
          <table:table-cell office:value-type="string" calcext:value-type="string">
            <text:p><text:span text:style-name="T1">интегрированной библиотечной системы</text:span>, <text:span text:style-name="T2">библиотечной системы</text:span>, СИСТЕМЫ, БИБЛИОТЕКИ, данных, читателей, работы, интегрированной, сведения, обслуживания, Обмен опытом УДК, документов, базе, данных интегрированной библиотечной, ЖИЗНИ СОВРЕМЕННОЙ БИБЛИОТЕКИ, Группа таблиц, информацию, фонда, например, базу данных</text:p>
          </table:table-cell>
          <table:table-cell table:formula="of:=[.G9] / [.F9]" office:value-type="percentage" office:value="0.2" calcext:value-type="percentage">
            <text:p>20.00%</text:p>
          </table:table-cell>
          <table:table-cell office:value-type="float" office:value="15" calcext:value-type="float">
            <text:p>15</text:p>
          </table:table-cell>
          <table:table-cell office:value-type="float" office:value="3" calcext:value-type="float">
            <text:p>3</text:p>
          </table:table-cell>
          <table:table-cell table:number-columns-repeated="3"/>
        </table:table-row>
        <table:table-row table:style-name="ro6">
          <table:table-cell office:value-type="float" office:value="9" calcext:value-type="float">
            <text:p>9</text:p>
          </table:table-cell>
          <table:table-cell office:value-type="string" calcext:value-type="string">
            <text:p>ispolzovanie-kletochnyh-avtomatov-dlya-resheniya-zadach-preobrazovaniya-informatsii</text:p>
          </table:table-cell>
          <table:table-cell office:value-type="string" calcext:value-type="string">
            <text:p><text:span text:style-name="T1">теория, клеточных, автоматов</text:span>, моделирование, <text:span text:style-name="T1">преобразование, информации</text:span>, безопасность, криптография, <text:span text:style-name="T1">сжатие, данных</text:span>.</text:p>
          </table:table-cell>
          <table:table-cell office:value-type="string" calcext:value-type="string">
            <text:p><text:span text:style-name="T1">клеточных автоматов</text:span>, клеточных, автоматов, Использование клеточных автоматов, Россошек Использование клеточных, основе клеточных, информации, Использование, обратимых клеточных, использование необратимых клеточных, решения задач, основе, Россошек, <text:span text:style-name="T1">преобразования информации</text:span>, решения задач преобразования, решения, Евсютин, помощью клеточного автомата, клеточных автоматов определяется, <text:span text:style-name="T1">сжатие</text:span></text:p>
          </table:table-cell>
          <table:table-cell table:formula="of:=[.G10] / [.F10]" office:value-type="percentage" office:value="0.7" calcext:value-type="percentage">
            <text:p>70.00%</text:p>
          </table:table-cell>
          <table:table-cell office:value-type="float" office:value="10" calcext:value-type="float">
            <text:p>10</text:p>
          </table:table-cell>
          <table:table-cell office:value-type="float" office:value="7" calcext:value-type="float">
            <text:p>7</text:p>
          </table:table-cell>
          <table:table-cell table:number-columns-repeated="3"/>
        </table:table-row>
        <table:table-row table:style-name="ro9">
          <table:table-cell office:value-type="float" office:value="10" calcext:value-type="float">
            <text:p>10</text:p>
          </table:table-cell>
          <table:table-cell office:value-type="string" calcext:value-type="string">
            <text:p>kontseptsiya-otkrytoy-nauki-kak-bazis-razvitiya-sovremennogo-obschestva</text:p>
          </table:table-cell>
          <table:table-cell office:value-type="string" calcext:value-type="string">
            <text:p><text:span text:style-name="T1">открытая, наука</text:span>, популяризация, исследования, издательства, общественность, <text:span text:style-name="T2">принципы,</text:span> методология, образование.</text:p>
          </table:table-cell>
          <table:table-cell office:value-type="string" calcext:value-type="string">
            <text:p><text:span text:style-name="T1">открытой науки</text:span>, Open Science, Концепция открытой науки, Open, современного общества Актуальность, открытой, науки, the, open access, Science, URL, принципов открытой, открытого доступа, science and the, open science Website, open access journals, доступ, Open and Distributed, access, and</text:p>
          </table:table-cell>
          <table:table-cell table:formula="of:=[.G11] / [.F11]" office:value-type="percentage" office:value="0.333333333333333" calcext:value-type="percentage">
            <text:p>33.33%</text:p>
          </table:table-cell>
          <table:table-cell office:value-type="float" office:value="9" calcext:value-type="float">
            <text:p>9</text:p>
          </table:table-cell>
          <table:table-cell office:value-type="float" office:value="3" calcext:value-type="float">
            <text:p>3</text:p>
          </table:table-cell>
          <table:table-cell table:number-columns-repeated="3"/>
        </table:table-row>
        <table:table-row table:style-name="ro10">
          <table:table-cell office:value-type="float" office:value="11" calcext:value-type="float">
            <text:p>11</text:p>
          </table:table-cell>
          <table:table-cell office:value-type="string" calcext:value-type="string">
            <text:p>kontseptsiya-postroeniya-platformy-dlya-integratsii-proizvodstvennyh-dannyh-neftegazodobyvayuschey-kompanii</text:p>
          </table:table-cell>
          <table:table-cell office:value-type="string" calcext:value-type="string">
            <text:p><text:span text:style-name="T1">Интеграция, производственных данных,</text:span> <text:span text:style-name="T1">нефтегазодобывающая, компания</text:span>, <text:span text:style-name="T1">MES</text:span>, SOA</text:p>
          </table:table-cell>
          <table:table-cell office:value-type="string" calcext:value-type="string">
            <text:p>производственных данных НГДК, <text:span text:style-name="T1">ИНТЕГРАЦИИ ПРОИЗВОДСТВЕННЫХ ДАННЫХ</text:span>, ДАННЫХ, МПД НГДК, данных НГДК, интеграции данных, НГДК, платформы интеграции производственных, ИНТЕГРАЦИИ, платформы интеграции, МПД НГДК является, НГДК Тип данных, данных НГДК Проведенный, ПРОИЗВОДСТВЕННЫХ, основе МПД НГДК, МПД, ПЛАТФОРМЫ, хранения МПД НГДК, ДАННЫХ <text:span text:style-name="T1">НЕФТЕГАЗОДОБЫВАЮЩЕЙ КОМПАНИИ</text:span>, <text:span text:style-name="T1">MES</text:span></text:p>
          </table:table-cell>
          <table:table-cell table:formula="of:=[.G12] / [.F12]" office:value-type="percentage" office:value="0.857142857142857" calcext:value-type="percentage">
            <text:p>85.71%</text:p>
          </table:table-cell>
          <table:table-cell office:value-type="float" office:value="7" calcext:value-type="float">
            <text:p>7</text:p>
          </table:table-cell>
          <table:table-cell office:value-type="float" office:value="6" calcext:value-type="float">
            <text:p>6</text:p>
          </table:table-cell>
          <table:table-cell table:number-columns-repeated="3"/>
        </table:table-row>
        <table:table-row table:style-name="ro4">
          <table:table-cell office:value-type="float" office:value="12" calcext:value-type="float">
            <text:p>12</text:p>
          </table:table-cell>
          <table:table-cell office:value-type="string" calcext:value-type="string">
            <text:p>kontseptsiya-sistemy-kontrolya-i-upravleniya-tehnologicheskim-protsessom-formirovaniya-mikroplazmennyh-pokrytiy</text:p>
          </table:table-cell>
          <table:table-cell office:value-type="string" calcext:value-type="string">
            <text:p><text:span text:style-name="T1">Автоматизированная, система</text:span>, <text:span text:style-name="T1">база, данных,</text:span> модульный, подход, LabVIEW, <text:span text:style-name="T1">микроплазменное, оксидирование</text:span></text:p>
          </table:table-cell>
          <table:table-cell office:value-type="string" calcext:value-type="string">
            <text:p><text:span text:style-name="T1">автоматизированной системы контроля</text:span>, процесса нанесения покрытий, СИСТЕМЫ КОНТРОЛЯ, Структура автоматизированной системы, данных, ПОКРЫТИЙ, СИСТЕМЫ, управления процессом нанесения, КОНТРОЛЯ И УПРАВЛЕНИЯ, УПРАВЛЕНИЯ, покрытий методом микроплазменного, УПРАВЛЕНИЯ ТЕХНОЛОГИЧЕСКИМ ПРОЦЕССОМ, <text:span text:style-name="T1">база данных</text:span>, системы управления процессом, <text:span text:style-name="T1">микроплазменного оксидирования</text:span>, процесса, покрытий методом, базы данных процесса, База данных системы, нанесения</text:p>
          </table:table-cell>
          <table:table-cell table:formula="of:=[.G13] / [.F13]" office:value-type="percentage" office:value="0.666666666666667" calcext:value-type="percentage">
            <text:p>66.67%</text:p>
          </table:table-cell>
          <table:table-cell office:value-type="float" office:value="9" calcext:value-type="float">
            <text:p>9</text:p>
          </table:table-cell>
          <table:table-cell office:value-type="float" office:value="6" calcext:value-type="float">
            <text:p>6</text:p>
          </table:table-cell>
          <table:table-cell table:number-columns-repeated="3"/>
        </table:table-row>
        <table:table-row table:style-name="ro6">
          <table:table-cell office:value-type="float" office:value="13" calcext:value-type="float">
            <text:p>13</text:p>
          </table:table-cell>
          <table:table-cell office:value-type="string" calcext:value-type="string">
            <text:p>k-voprosu-o-vybore-prilozheniya-dlya-skanirovaniya-qr-kod</text:p>
          </table:table-cell>
          <table:table-cell table:style-name="ce3" office:value-type="string" calcext:value-type="string">
            <text:p><text:span text:style-name="T1">QR-код,</text:span> расшифровать, <text:span text:style-name="T1">приложение, сканирования</text:span>, фотокамера,</text:p>
            <text:p>Мобильное, устройство</text:p>
          </table:table-cell>
          <table:table-cell office:value-type="string" calcext:value-type="string">
            <text:p>Брянский Государственный Университет, <text:span text:style-name="T1">СКАНИРОВАНИЯ QR-КОДА</text:span>, программа, Бекезина Брянский Государственный, <text:span text:style-name="T1">QR-КОДА</text:span>, СКАНИРОВАНИЯ, Государственный Университет имени, Брянского государственного, THE, вопросу выбора приложения, Reader, Ученые записки Брянского, Статья посвящена вопросу, ПРИЛОЖЕНИЯ, <text:span text:style-name="T1">ПРИЛОЖЕНИЯ ДЛЯ СКАНИРОВАНИЯ,</text:span> Брянского, УДК, Сканер, Code Reader, телефона</text:p>
          </table:table-cell>
          <table:table-cell table:formula="of:=[.G14] / [.F14]" office:value-type="percentage" office:value="0.428571428571429" calcext:value-type="percentage">
            <text:p>42.86%</text:p>
          </table:table-cell>
          <table:table-cell office:value-type="float" office:value="7" calcext:value-type="float">
            <text:p>7</text:p>
          </table:table-cell>
          <table:table-cell office:value-type="float" office:value="3" calcext:value-type="float">
            <text:p>3</text:p>
          </table:table-cell>
          <table:table-cell table:number-columns-repeated="3"/>
        </table:table-row>
        <table:table-row table:style-name="ro6">
          <table:table-cell office:value-type="float" office:value="14" calcext:value-type="float">
            <text:p>14</text:p>
          </table:table-cell>
          <table:table-cell office:value-type="string" calcext:value-type="string">
            <text:p>metodologicheskie-osnovy-raspredelennoy-informatsionnoy-sistemy-monitoringa-sostoyaniya-okruzhayuschey-sredy</text:p>
          </table:table-cell>
          <table:table-cell office:value-type="string" calcext:value-type="string">
            <text:p><text:span text:style-name="T1">распределенная, информационная, система</text:span>, <text:span text:style-name="T2">Java 2</text:span>, <text:span text:style-name="T2">Enterprise Edition</text:span>, мониторинг, окружающей, среды</text:p>
          </table:table-cell>
          <table:table-cell office:value-type="string" calcext:value-type="string">
            <text:p>данных, Java, Методологические основы распределенной, основы распределенной информационной, <text:span text:style-name="T1">распределенной информационной системы</text:span>, представления данных, информационной системы, <text:span text:style-name="T2">Enterprise Edition</text:span>, EJB, доступа, системы, технологии, Додолин Методологические основы, Enterprise <text:span text:style-name="T2">Java</text:span> Bean, основы распределенной, Доклады ТУСУРа, Enterprise, метеорологических данных, приложений, the</text:p>
          </table:table-cell>
          <table:table-cell table:formula="of:=[.G15] / [.F15]" office:value-type="percentage" office:value="0.625" calcext:value-type="percentage">
            <text:p>62.50%</text:p>
          </table:table-cell>
          <table:table-cell office:value-type="float" office:value="8" calcext:value-type="float">
            <text:p>8</text:p>
          </table:table-cell>
          <table:table-cell office:value-type="float" office:value="5" calcext:value-type="float">
            <text:p>5</text:p>
          </table:table-cell>
          <table:table-cell table:number-columns-repeated="3"/>
        </table:table-row>
        <table:table-row table:style-name="ro11">
          <table:table-cell office:value-type="float" office:value="15" calcext:value-type="float">
            <text:p>15</text:p>
          </table:table-cell>
          <table:table-cell office:value-type="string" calcext:value-type="string">
            <text:p>metod-postroeniya-imitatsionnyh-modeley-prinyatiya-resheniy-na-osnove-mnogoagentnyh-tehnologiy</text:p>
          </table:table-cell>
          <table:table-cell office:value-type="string" calcext:value-type="string">
            <text:p><text:span text:style-name="T1">Агент, обучения, классификатора</text:span>;<text:span text:style-name="T1"> комбинирования, классификатора</text:span>; искусственный, интеллект; агенты; индивидуальные траектории; референтные группы. </text:p>
          </table:table-cell>
          <table:table-cell office:value-type="string" calcext:value-type="string">
            <text:p><text:span text:style-name="T1">агент обучения классификатора</text:span>, <text:span text:style-name="T1">агент обучения</text:span>, классификатора, обучения, Венцов Николай Николаевич, агент, Известия ЮФУ, HSC, THE, данных, <text:span text:style-name="T1">агент комбинирования</text:span>, the classifier, Сhernyshev Jury Olegovich, выборок, classifier training agent, подмножества, ЮФУ, системы Венцов Николай, комбинации, объединения</text:p>
          </table:table-cell>
          <table:table-cell table:formula="of:=[.G16] / [.F16]" office:value-type="percentage" office:value="0.416666666666667" calcext:value-type="percentage">
            <text:p>41.67%</text:p>
          </table:table-cell>
          <table:table-cell office:value-type="float" office:value="12" calcext:value-type="float">
            <text:p>12</text:p>
          </table:table-cell>
          <table:table-cell office:value-type="float" office:value="5" calcext:value-type="float">
            <text:p>5</text:p>
          </table:table-cell>
          <table:table-cell table:number-columns-repeated="3"/>
        </table:table-row>
        <table:table-row table:style-name="ro9">
          <table:table-cell office:value-type="float" office:value="16" calcext:value-type="float">
            <text:p>16</text:p>
          </table:table-cell>
          <table:table-cell office:value-type="string" calcext:value-type="string">
            <text:p>modeli-predmetnyh-znaniy-na-osnove-sistemno-kognitivnogo-analiza</text:p>
          </table:table-cell>
          <table:table-cell office:value-type="string" calcext:value-type="string">
            <text:p>Искусственный, интеллект; адаптивные, обучающие <text:span text:style-name="T2">системы</text:span>; <text:span text:style-name="T1">модель, предметных, знаний</text:span>; системный, анализ; когнитивные, технологии.</text:p>
          </table:table-cell>
          <table:table-cell office:value-type="string" calcext:value-type="string">
            <text:p><text:span text:style-name="T1">модели предметной области</text:span>, управления, МОДЕЛИ, объекта управления, предметной, области, информационной модели предметной, ЗНАНИЙ, <text:span text:style-name="T2">системы</text:span>, Известия ЮФУ, объекта, ПРЕДМЕТНЫХ ЗНАНИЙ, принятия решений, решений, уровня, принятия, когнитивной операции, <text:span text:style-name="T5">когнитивной</text:span>, управления активными объектами, предметной области адаптивной</text:p>
          </table:table-cell>
          <table:table-cell table:formula="of:=[.G17] / [.F17]" office:value-type="percentage" office:value="0.333333333333333" calcext:value-type="percentage">
            <text:p>33.33%</text:p>
          </table:table-cell>
          <table:table-cell office:value-type="float" office:value="12" calcext:value-type="float">
            <text:p>12</text:p>
          </table:table-cell>
          <table:table-cell office:value-type="float" office:value="4" calcext:value-type="float">
            <text:p>4</text:p>
          </table:table-cell>
          <table:table-cell table:number-columns-repeated="3"/>
        </table:table-row>
        <table:table-row table:style-name="ro12">
          <table:table-cell office:value-type="float" office:value="17" calcext:value-type="float">
            <text:p>17</text:p>
          </table:table-cell>
          <table:table-cell office:value-type="string" calcext:value-type="string">
            <text:p>modelirovanie-audioekologicheskoy-obstanovki-v-interaktivnom-rezhime.</text:p>
          </table:table-cell>
          <table:table-cell office:value-type="string" calcext:value-type="string">
            <text:p><text:span text:style-name="T2">Аудиоэкология</text:span>; шум; акустика, помещений; интерактивные, методы; архитектурная</text:p>
          </table:table-cell>
          <table:table-cell office:value-type="string" calcext:value-type="string">
            <text:p>Известия ЮФУ, АУДИОЭКОЛОГИЧЕСКОЙ ОБСТАНОВКИ, Тематический выпуск Краткие, Технические науки Тематический, науки Тематический выпуск, ЮФУ, ИНТЕРАКТИВНОМ РЕЖИМЕ Подробно, РЕЖИМЕ Подробно рассматриваются, ТОНАЛЬНЫХ АУДИОГРАММ, MODELING ENVIRONMENT AUDIO-ECOLOGICAL, ОПРЕДЕЛЕНИЯ КОНФИГУРАЦИИ ТОНАЛЬНЫХ, Подробно рассматриваются методы, методы, ОБСТАНОВКИ В ИНТЕРАКТИВНОМ, ОБСТАНОВКИ, МЕТОД ОПРЕДЕЛЕНИЯ КОНФИГУРАЦИИ, Краткие сообщения, THE, РЕЖИМЕ Подробно, распространения</text:p>
          </table:table-cell>
          <table:table-cell table:formula="of:=[.G18] / [.F18]" office:value-type="percentage" office:value="0" calcext:value-type="percentage">
            <text:p>0.00%</text:p>
          </table:table-cell>
          <table:table-cell office:value-type="float" office:value="7" calcext:value-type="float">
            <text:p>7</text:p>
          </table:table-cell>
          <table:table-cell office:value-type="float" office:value="0" calcext:value-type="float">
            <text:p>0</text:p>
          </table:table-cell>
          <table:table-cell table:number-columns-repeated="3"/>
        </table:table-row>
        <table:table-row table:style-name="ro13">
          <table:table-cell office:value-type="float" office:value="18" calcext:value-type="float">
            <text:p>18</text:p>
          </table:table-cell>
          <table:table-cell office:value-type="string" calcext:value-type="string">
            <text:p>novye-vozmozhnosti-formirovaniya-zaprosov-semanticheskih-dannyh-s-pomoschyu-sparql</text:p>
          </table:table-cell>
          <table:table-cell office:value-type="string" calcext:value-type="string">
            <text:p><text:span text:style-name="T2">Семантическая</text:span>, паутина, Веб, <text:span text:style-name="T1">SQL,</text:span> <text:span text:style-name="T1">SPARQL</text:span>, <text:span text:style-name="T1">RDF</text:span>, W3C.</text:p>
          </table:table-cell>
          <table:table-cell office:value-type="string" calcext:value-type="string">
            <text:p>НОВЫЕ ВОЗМОЖНОСТИ ФОРМИРОВАНИЯ, ВОЗМОЖНОСТИ ФОРМИРОВАНИЯ ЗАПРОСОВ, НОВЫЕ ВОЗМОЖНОСТИ, SPARQL, <text:span text:style-name="T1">SQL</text:span>, <text:span text:style-name="T1">SPARQL</text:span> and SQL, ДАННЫХ, ФОРМИРОВАНИЯ ЗАПРОСОВ СЕМАНТИЧЕСКИХ, URL, <text:span text:style-name="T1">RDF</text:span>, языке SPARQL, query languages SPARQL, SPARQL with, ЗАПРОСОВ, Электронный ресурс, languages SPARQL with, RDF Query Language, Bryansk State University, Ученые записки Брянского, Брянского государственного университета</text:p>
          </table:table-cell>
          <table:table-cell table:formula="of:=[.G19] / [.F19]" office:value-type="percentage" office:value="0.571428571428571" calcext:value-type="percentage">
            <text:p>57.14%</text:p>
          </table:table-cell>
          <table:table-cell office:value-type="float" office:value="7" calcext:value-type="float">
            <text:p>7</text:p>
          </table:table-cell>
          <table:table-cell office:value-type="float" office:value="4" calcext:value-type="float">
            <text:p>4</text:p>
          </table:table-cell>
          <table:table-cell table:number-columns-repeated="3"/>
        </table:table-row>
        <table:table-row table:style-name="ro9">
          <table:table-cell office:value-type="float" office:value="19" calcext:value-type="float">
            <text:p>19</text:p>
          </table:table-cell>
          <table:table-cell office:value-type="string" calcext:value-type="string">
            <text:p>obespechenie-nepreryvnosti-peredachi-signala-po-zakrytym-telekommunikatsionnym-setyam-pri-provedenii-pryamyh-efirov</text:p>
          </table:table-cell>
          <table:table-cell office:value-type="string" calcext:value-type="string">
            <text:p>непрерывность, сигнал, закрытые, системы, телекоммуникационные, <text:span text:style-name="T2">сети.</text:span> </text:p>
          </table:table-cell>
          <table:table-cell office:value-type="string" calcext:value-type="string">
            <text:p>Кузнецов Святослав Сергеевич, Святослав Сергеевич эксперт, эфиров Кузнецов Святослав, прямых эфиров Кузнецов, The, передачи, <text:span text:style-name="T2">сети</text:span>, качества, технический директор телеканалов, проведении прямых эфиров, трафика, услуг, Анализ, качества предоставления услуг, сетей, and, ИННОВАЦИИ И ИНВЕСТИЦИИ, networks, управления, предоставления услуг IPTV</text:p>
          </table:table-cell>
          <table:table-cell table:formula="of:=[.G20] / [.F20]" office:value-type="percentage" office:value="0.166666666666667" calcext:value-type="percentage">
            <text:p>16.67%</text:p>
          </table:table-cell>
          <table:table-cell office:value-type="float" office:value="6" calcext:value-type="float">
            <text:p>6</text:p>
          </table:table-cell>
          <table:table-cell office:value-type="float" office:value="1" calcext:value-type="float">
            <text:p>1</text:p>
          </table:table-cell>
          <table:table-cell table:number-columns-repeated="3"/>
        </table:table-row>
        <table:table-row table:style-name="ro9">
          <table:table-cell office:value-type="float" office:value="20" calcext:value-type="float">
            <text:p>20</text:p>
          </table:table-cell>
          <table:table-cell office:value-type="string" calcext:value-type="string">
            <text:p>orientirovannye-grafy-v-relyatsionnyh-bazah-dannyh</text:p>
          </table:table-cell>
          <table:table-cell office:value-type="string" calcext:value-type="string">
            <text:p><text:span text:style-name="T1">реляционные, базы, данных</text:span>, иерархические, структуры, ориентированные, графы, модификация иерархических, запросы, манипулирования, данными.</text:p>
          </table:table-cell>
          <table:table-cell office:value-type="string" calcext:value-type="string">
            <text:p><text:span text:style-name="T1">реляционных базах данных</text:span>, данных, HierarchyLink, материализованного пути, вершин, базах данных, Create PDF files, and, пути, реляционных, орграфа, дерева, достижимости, ИНФОРМАТИКА УДК, отношения, IDchild, вершин орграфа, типа, базах, базах данных Рассматриваются</text:p>
          </table:table-cell>
          <table:table-cell table:formula="of:=[.G21] / [.F21]" office:value-type="percentage" office:value="0.25" calcext:value-type="percentage">
            <text:p>25.00%</text:p>
          </table:table-cell>
          <table:table-cell office:value-type="float" office:value="12" calcext:value-type="float">
            <text:p>12</text:p>
          </table:table-cell>
          <table:table-cell office:value-type="float" office:value="3" calcext:value-type="float">
            <text:p>3</text:p>
          </table:table-cell>
          <table:table-cell table:number-columns-repeated="3"/>
        </table:table-row>
        <table:table-row table:style-name="ro6">
          <table:table-cell office:value-type="float" office:value="21" calcext:value-type="float">
            <text:p>21</text:p>
          </table:table-cell>
          <table:table-cell office:value-type="string" calcext:value-type="string">
            <text:p>osnovannye-na-veyvletah-gistogrammy-dlya-otsenki-selektivnosti-zaprosov.pdf</text:p>
          </table:table-cell>
          <table:table-cell office:value-type="string" calcext:value-type="string">
            <text:p>база, данных, <text:span text:style-name="T1">вейвлет</text:span>, гистограмма, <text:span text:style-name="T1">запрос</text:span>, селективность</text:p>
          </table:table-cell>
          <table:table-cell table:style-name="ce2" office:value-type="string" calcext:value-type="string">
            <text:p>ТРАВИН Белгородский государственный, ТРАВИН Белгородский, Белгородский государственный университет, Вейвлеты Хаара MaxDiff, коэффициентов вейвлетов, сплайны Вейвлеты Хаара, Норма ошибки Линейные, ошибки, ОЦЕНКИ СЕЛЕКТИВНОСТИ, Линейные сплайны Вейвлеты, данных, коэффициентов, <text:span text:style-name="T1">вейвлетов</text:span>, ошибки Линейные сплайны, <text:span text:style-name="T1">ЗАПРОСОВ</text:span>, Ошибки различных методов, гистограмм, Хаара MaxDiff, Норма ошибки, ОЦЕНКИ</text:p>
          </table:table-cell>
          <table:table-cell table:formula="of:=[.G22] / [.F22]" office:value-type="percentage" office:value="0.333333333333333" calcext:value-type="percentage">
            <text:p>33.33%</text:p>
          </table:table-cell>
          <table:table-cell office:value-type="float" office:value="6" calcext:value-type="float">
            <text:p>6</text:p>
          </table:table-cell>
          <table:table-cell office:value-type="float" office:value="2" calcext:value-type="float">
            <text:p>2</text:p>
          </table:table-cell>
          <table:table-cell table:number-columns-repeated="3"/>
        </table:table-row>
        <table:table-row table:style-name="ro4">
          <table:table-cell office:value-type="float" office:value="22" calcext:value-type="float">
            <text:p>22</text:p>
          </table:table-cell>
          <table:table-cell office:value-type="string" calcext:value-type="string">
            <text:p>podhod-k-otsenke-proizvoditelnyh-resursov-informatsionnyh-sistem</text:p>
          </table:table-cell>
          <table:table-cell office:value-type="string" calcext:value-type="string">
            <text:p><text:span text:style-name="T1">оценка, производительных, ресурсов</text:span>, распределённые, информационные, <text:span text:style-name="T2">системы</text:span>, уп равление, предприятия, <text:span text:style-name="T1">системы, массового, обслуживания, ожиданием.</text:span></text:p>
          </table:table-cell>
          <table:table-cell office:value-type="string" calcext:value-type="string">
            <text:p><text:span text:style-name="T1">ПРОИЗВОДИТЕЛЬНЫХ РЕСУРСОВ</text:span>, СИСТЕМЫ, Информационные Бизнес Системы, ресурсов информационной системы, РЕСУРСОВ, ресурсов <text:span text:style-name="T1">Оценка производительных</text:span>, <text:span text:style-name="T1">системы массового обслуживания</text:span>, Бизнес Системы, системы массового, системы предприятия, ИНФОРМАЦИОННЫЕ, Бизнес, ТЕХНОЛОГИИ В БИЗНЕСЕ, обслуживания, формационной системы предприятия, ресурсов информа, предприятия, оценка, Сборник тезисов докладов, Оценка каждого</text:p>
          </table:table-cell>
          <table:table-cell table:formula="of:=[.G23] / [.F23]" office:value-type="percentage" office:value="0.666666666666667" calcext:value-type="percentage">
            <text:p>66.67%</text:p>
          </table:table-cell>
          <table:table-cell office:value-type="float" office:value="12" calcext:value-type="float">
            <text:p>12</text:p>
          </table:table-cell>
          <table:table-cell office:value-type="float" office:value="8" calcext:value-type="float">
            <text:p>8</text:p>
          </table:table-cell>
          <table:table-cell table:number-columns-repeated="3"/>
        </table:table-row>
        <table:table-row table:style-name="ro6">
          <table:table-cell office:value-type="float" office:value="23" calcext:value-type="float">
            <text:p>23</text:p>
          </table:table-cell>
          <table:table-cell office:value-type="string" calcext:value-type="string">
            <text:p>prakticheskie-aspekty-primeneniya-studii-analiza-riska-pri-razrabotke-spetsialnogo-razdela-proektnoy-dokumentatsii-perechen-meropriyatiy-po-grazhdanskoy-oborone-meropriyatiy-po-preduprezhdeniyu-chrezvychaynyh-situatsiy-prirodnogo-i-tehnogennogo-harakt</text:p>
          </table:table-cell>
          <table:table-cell office:value-type="string" calcext:value-type="string">
            <text:p>программный, комплекс, <text:span text:style-name="T1">анализ, риска</text:span>, <text:span text:style-name="T2">поражающие, факторы</text:span>, <text:span text:style-name="T2">чрезвычайной</text:span>, <text:span text:style-name="T2">ситуации,</text:span> <text:span text:style-name="T2">зоны,</text:span> действия,</text:p>
          </table:table-cell>
          <table:table-cell office:value-type="string" calcext:value-type="string">
            <text:p>ИТМ ГОЧС, ч<text:span text:style-name="T2">резвычайных ситуаций</text:span> природного, <text:span text:style-name="T1">Студия анализа риска</text:span>, предупреждению чрезвычайных ситуаций, раздела ИТМ ГОЧС, Civil Defense Measures, риска, <text:span text:style-name="T2">поражающих</text:span> <text:span text:style-name="T2">факторов</text:span>, Студии, <text:span text:style-name="T2">зон</text:span>, Практические аспекты применения, ситуаций природного, Перечень мероприятий, техногенного характера, природного и техногенного, ГОЧС, опасных, аспекты применения Студии, ИТМ, ситуаций</text:p>
          </table:table-cell>
          <table:table-cell table:formula="of:=[.G24] / [.F24]" office:value-type="percentage" office:value="0.7" calcext:value-type="percentage">
            <text:p>70.00%</text:p>
          </table:table-cell>
          <table:table-cell office:value-type="float" office:value="10" calcext:value-type="float">
            <text:p>10</text:p>
          </table:table-cell>
          <table:table-cell office:value-type="float" office:value="7" calcext:value-type="float">
            <text:p>7</text:p>
          </table:table-cell>
          <table:table-cell table:number-columns-repeated="3"/>
        </table:table-row>
        <table:table-row table:style-name="ro4">
          <table:table-cell office:value-type="float" office:value="24" calcext:value-type="float">
            <text:p>24</text:p>
          </table:table-cell>
          <table:table-cell office:value-type="string" calcext:value-type="string">
            <text:p>printsipy-razvitiya-informatsionnyh-tehnologiy-proektirovaniya-konstruktsiy-odezhdy</text:p>
          </table:table-cell>
          <table:table-cell office:value-type="string" calcext:value-type="string">
            <text:p>процесс, <text:span text:style-name="T2">проектирования</text:span>, <text:span text:style-name="T2">конструкций</text:span>, <text:span text:style-name="T2">одежды,</text:span> (ППКО), работы, творческого, характера, формализация, инженерно, заданная, система, «человек — одежда», графическая,<text:span text:style-name="T2"> модель</text:span>,  <text:span text:style-name="T2">(ГМО),</text:span> виртуальная, (ВМО), проектно-конструкторская, документация, (ПКД)</text:p>
          </table:table-cell>
          <table:table-cell office:value-type="string" calcext:value-type="string">
            <text:p>Михайлова Елена Андреевна, Медведева Татьяна Викторовна, <text:span text:style-name="T2">ПРОЕКТИРОВАНИЯ</text:span> <text:span text:style-name="T2">КОНСТРУКЦИЙ ОДЕЖДЫ</text:span>, КОНСТРУКЦИЙ ОДЕЖДЫ, Михайлова Елена, Елена Андреевна, ОДЕЖДЫ, изделия, технологии преобразования ФФи, <text:span text:style-name="T2">ОДЕЖДЫ</text:span> Медведева Татьяна, Российский государственный университет, информационной технологии преобразования, ТЕХНОЛОГИЙ ПРОЕКТИРОВАНИЯ КОНСТРУКЦИЙ, <text:span text:style-name="T2">ГМО</text:span>, ФФи, фигуры, ИНФОРМАЦИОННЫХ ТЕХНОЛОГИЙ, <text:span text:style-name="T2">модель</text:span> одежды, преобразования, ПРОЕКТИРОВАНИЯ</text:p>
          </table:table-cell>
          <table:table-cell table:formula="of:=[.G25] / [.F25]" office:value-type="percentage" office:value="0.238095238095238" calcext:value-type="percentage">
            <text:p>23.81%</text:p>
          </table:table-cell>
          <table:table-cell office:value-type="float" office:value="21" calcext:value-type="float">
            <text:p>21</text:p>
          </table:table-cell>
          <table:table-cell office:value-type="float" office:value="5" calcext:value-type="float">
            <text:p>5</text:p>
          </table:table-cell>
          <table:table-cell table:number-columns-repeated="3"/>
        </table:table-row>
        <table:table-row table:style-name="ro4">
          <table:table-cell office:value-type="float" office:value="25" calcext:value-type="float">
            <text:p>25</text:p>
          </table:table-cell>
          <table:table-cell office:value-type="string" calcext:value-type="string">
            <text:p>programmnyy-kompleks-diagnostiki-kognitivnyh-harakteristik-spetsialista-v-sfere-intellektualnogo-truda.pdf</text:p>
          </table:table-cell>
          <table:table-cell office:value-type="string" calcext:value-type="string">
            <text:p><text:span text:style-name="T1">Диагностика;</text:span> <text:span text:style-name="T1">когнитивные, параметры;</text:span> <text:span text:style-name="T2">интеллектуальная</text:span>, <text:span text:style-name="T2">деятельность. </text:span></text:p>
          </table:table-cell>
          <table:table-cell office:value-type="string" calcext:value-type="string">
            <text:p>Baranova Marina Leonidovna, СПЕЦИАЛИСТА, деятельности, модели, выпуск Baranova Marina, профессиональной деятельности, сфере интеллектуального труда, КОГНИТИВНЫХ, <text:span text:style-name="T1">ДИАГНОСТИКИ</text:span>, труда, <text:span text:style-name="T1">когнитивных параметров</text:span>, профессиональной, <text:span text:style-name="T1">КОМПЛЕКС ДИАГНОСТИКИ КОГНИТИВНЫХ</text:span>, параметров, Higher Vocational Education, ИНТЕЛЛЕКТУАЛЬНОГО, Известия ЮФУ, Southern federal university, State-Owned Educational Establishment, Тематический выпуск Baranova</text:p>
          </table:table-cell>
          <table:table-cell table:formula="of:=[.G26] / [.F26]" office:value-type="percentage" office:value="1" calcext:value-type="percentage">
            <text:p>100.00%</text:p>
          </table:table-cell>
          <table:table-cell table:number-columns-repeated="2" office:value-type="float" office:value="5" calcext:value-type="float">
            <text:p>5</text:p>
          </table:table-cell>
          <table:table-cell table:number-columns-repeated="3"/>
        </table:table-row>
        <table:table-row table:style-name="ro14">
          <table:table-cell office:value-type="float" office:value="26" calcext:value-type="float">
            <text:p>26</text:p>
          </table:table-cell>
          <table:table-cell office:value-type="string" calcext:value-type="string">
            <text:p>rasshirenie-relyatsionnoy-algebry-rekursivnymi-strukturami</text:p>
          </table:table-cell>
          <table:table-cell office:value-type="string" calcext:value-type="string">
            <text:p><text:span text:style-name="T2">Реляционная</text:span>, модель, база, данных, <text:span text:style-name="T1">домен,</text:span> <text:span text:style-name="T1">кортеж</text:span>, <text:span text:style-name="T1">рекурсивное, отношение</text:span>.</text:p>
          </table:table-cell>
          <table:table-cell office:value-type="string" calcext:value-type="string">
            <text:p>РЕЛЯЦИОННОЙ АЛГЕБРЫ РЕКУРСИВНЫМИ, данных, отношения, АЛГЕБРЫ РЕКУРСИВНЫМИ СТРУКТУРАМИ, РЕЛЯЦИОННОЙ АЛГЕБРЫ, операции объединения, АЛГЕБРЫ, Новосельцев Томский политехнический, является, <text:span text:style-name="T1">рекурсивное отношение</text:span>, набор, операции, РЕЛЯЦИОННОЙ, Новосельцев Томский, объединения, <text:span text:style-name="T1">кортеж</text:span>, nil, <text:span text:style-name="T1">доменов</text:span>, информатика УДК, Изложено расширение классической</text:p>
          </table:table-cell>
          <table:table-cell table:formula="of:=[.G27] / [.F27]" office:value-type="percentage" office:value="0.625" calcext:value-type="percentage">
            <text:p>62.50%</text:p>
          </table:table-cell>
          <table:table-cell office:value-type="float" office:value="8" calcext:value-type="float">
            <text:p>8</text:p>
          </table:table-cell>
          <table:table-cell office:value-type="float" office:value="5" calcext:value-type="float">
            <text:p>5</text:p>
          </table:table-cell>
          <table:table-cell table:number-columns-repeated="3"/>
        </table:table-row>
        <table:table-row table:style-name="ro15">
          <table:table-cell office:value-type="float" office:value="27" calcext:value-type="float">
            <text:p>27</text:p>
          </table:table-cell>
          <table:table-cell office:value-type="string" calcext:value-type="string">
            <text:p>razrabotka-eksperimentalnoy-modeli-operatorskoy-deyatelnosti-dlya-vyyavleniya-dinamiki-pokazateley-pfs-v-protsesse-raboty-so-zritelnoy-informatsiey-s-ispolzovaniem-piktopoligrafii</text:p>
          </table:table-cell>
          <table:table-cell office:value-type="string" calcext:value-type="string">
            <text:p><text:span text:style-name="T1">Оператор</text:span>; надёжность; <text:span text:style-name="T1">эмоциональное, состояние</text:span>; устойчивость; эмоциогенные, факторы; пиктополиграфия. </text:p>
          </table:table-cell>
          <table:table-cell office:value-type="string" calcext:value-type="string">
            <text:p>ДЕЯТЕЛЬНОСТИ, состояние, THE, State Technical University, Chernyy Konstantin Anatol, ОПЕРАТОРСКОЙ ДЕЯТЕЛЬНОСТИ, человека-оператора, Perm State Technical, <text:span text:style-name="T1">эмоциональное состояние</text:span>, испытуемый, THE PICTOPOLIGRAPHICAL METHOD, эмоциональная, является, реакции, эмоционального напряжения, <text:span text:style-name="T1">оператора</text:span>, <text:span text:style-name="T1">состояние оператора</text:span>, состояние эмоциональной напряженности, коррекция состояния человека-оператора, части эксперимента</text:p>
          </table:table-cell>
          <table:table-cell table:formula="of:=[.G28] / [.F28]" office:value-type="percentage" office:value="0.375" calcext:value-type="percentage">
            <text:p>37.50%</text:p>
          </table:table-cell>
          <table:table-cell office:value-type="float" office:value="8" calcext:value-type="float">
            <text:p>8</text:p>
          </table:table-cell>
          <table:table-cell office:value-type="float" office:value="3" calcext:value-type="float">
            <text:p>3</text:p>
          </table:table-cell>
          <table:table-cell table:number-columns-repeated="3"/>
        </table:table-row>
        <table:table-row table:style-name="ro16">
          <table:table-cell office:value-type="float" office:value="28" calcext:value-type="float">
            <text:p>28</text:p>
          </table:table-cell>
          <table:table-cell office:value-type="string" calcext:value-type="string">
            <text:p>razrabotka-sistem-upravleniya-normativno-spravochnoy-informatsii-dlya-sistem-obrabotki-statisticheckoy-informatsii</text:p>
          </table:table-cell>
          <table:table-cell office:value-type="string" calcext:value-type="string">
            <text:p>мастер-данные, древовидный, стаститичкие, обзоры, компьютерная, поддержка,  <text:span text:style-name="T2">справочник</text:span></text:p>
          </table:table-cell>
          <table:table-cell office:value-type="string" calcext:value-type="string">
            <text:p>НСИ, ДАННЫХ, СИСТЕМЫ, АНАЛИЗ ДАННЫХ, СИСТЕМ УПРАВЛЕНИЯ НОРМАТИВНО, ИНТЕЛЛЕКТУАЛЬНЫЕ СИСТЕМЫ, НОРМАТИВНО СПРАВОЧНОЙ ИНФОРМАЦИЕЙ, управления НСИ, систем ведения НСИ, УПРАВЛЕНИЯ НОРМАТИВНО СПРАВОЧНОЙ, ИНФОРМАЦИИ, СТАТИСТИЧЕСКОЙ ИНФОРМАЦИИ, данных НСИ, <text:span text:style-name="T2">справочников</text:span>, ведение данных НСИ, хранения, Таким образом, СИСТЕМ ОБРАБОТКИ СТАТИСТИЧЕСКОЙ, таким, СИСТЕМЫ РАЗРАБОТКА СИСТЕМ</text:p>
          </table:table-cell>
          <table:table-cell table:formula="of:=[.G29] / [.F29]" office:value-type="percentage" office:value="0.142857142857143" calcext:value-type="percentage">
            <text:p>14.29%</text:p>
          </table:table-cell>
          <table:table-cell office:value-type="float" office:value="7" calcext:value-type="float">
            <text:p>7</text:p>
          </table:table-cell>
          <table:table-cell office:value-type="float" office:value="1" calcext:value-type="float">
            <text:p>1</text:p>
          </table:table-cell>
          <table:table-cell table:number-columns-repeated="3"/>
        </table:table-row>
        <table:table-row table:style-name="ro17">
          <table:table-cell office:value-type="float" office:value="29" calcext:value-type="float">
            <text:p>29</text:p>
          </table:table-cell>
          <table:table-cell office:value-type="string" calcext:value-type="string">
            <text:p>sravnenie-effektivnosti-proksi-serverov-na-platforme-opensuse-12-3</text:p>
          </table:table-cell>
          <table:table-cell office:value-type="string" calcext:value-type="string">
            <text:p><text:span text:style-name="T1">OpenSUSE</text:span>, YAST, <text:span text:style-name="T3">SQUID</text:span>, прокси-сервер, сетевые, службы, сервер</text:p>
          </table:table-cell>
          <table:table-cell office:value-type="string" calcext:value-type="string">
            <text:p><text:span text:style-name="T1">Squid</text:span>, HIER, TCP, MISS, ABORTED, GET, Ученые записки Брянского, Брянского государственного университета, HTTP, настройки, <text:span text:style-name="T1">OPENSUSE</text:span>, записки Брянского государственного, GET http, DIRECT, the, acl, access deny, Брянского, доступ, etc</text:p>
          </table:table-cell>
          <table:table-cell table:formula="of:=[.G30] / [.F30]" office:value-type="percentage" office:value="0.285714285714286" calcext:value-type="percentage">
            <text:p>28.57%</text:p>
          </table:table-cell>
          <table:table-cell office:value-type="float" office:value="7" calcext:value-type="float">
            <text:p>7</text:p>
          </table:table-cell>
          <table:table-cell office:value-type="float" office:value="2" calcext:value-type="float">
            <text:p>2</text:p>
          </table:table-cell>
          <table:table-cell table:number-columns-repeated="3"/>
        </table:table-row>
        <table:table-row table:style-name="ro18">
          <table:table-cell office:value-type="float" office:value="30" calcext:value-type="float">
            <text:p>30</text:p>
          </table:table-cell>
          <table:table-cell office:value-type="string" calcext:value-type="string">
            <text:p>utechki-konfidentsialnyh-dannyh-glavnyy-vrag-vnutri</text:p>
          </table:table-cell>
          <table:table-cell office:value-type="string" calcext:value-type="string">
            <text:p><text:span text:style-name="T1">Конфиденциальная, информация</text:span>, персональные, <text:span text:style-name="T2">данные</text:span>, <text:span text:style-name="T1">утечка, </text:span>киберпреступность, концепция, нулевого, доверия, устойчивое, цифровое, развитие.</text:p>
          </table:table-cell>
          <table:table-cell office:value-type="string" calcext:value-type="string">
            <text:p>Электронный ресурс, Электронный вестник Выпуск, дата обращения, Исследование утечек информации, URL, факультет государственного управления, управления МГУ имени, дата, ресурс, данных, <text:span text:style-name="T1">утечек конфиденциальных данных</text:span>, The, утечек информации ограниченного, информационной безопасности, утечек, вестник Выпуск, МГУ имени, утечек информации, <text:span text:style-name="T1">утечек данных</text:span>, информации ограниченного доступа</text:p>
          </table:table-cell>
          <table:table-cell table:formula="of:=[.G31] / [.F31]" office:value-type="percentage" office:value="0.333333333333333" calcext:value-type="percentage">
            <text:p>33.33%</text:p>
          </table:table-cell>
          <table:table-cell office:value-type="float" office:value="12" calcext:value-type="float">
            <text:p>12</text:p>
          </table:table-cell>
          <table:table-cell office:value-type="float" office:value="4" calcext:value-type="float">
            <text:p>4</text:p>
          </table:table-cell>
          <table:table-cell table:number-columns-repeated="3"/>
        </table:table-row>
      </table:table>
      <table:table table:name="Эксперимент 2" table:style-name="ta1">
        <table:shapes>
          <draw:frame draw:z-index="0" draw:style-name="gr1" draw:text-style-name="P1" svg:width="1624.42pt" svg:height="593.66pt" svg:x="2838.13pt" svg:y="197.29pt">
            <draw:object draw:notify-on-update-of-ranges="'Эксперимент 2'.A2:'Эксперимент 2'.A31 'Эксперимент 2'.G1:'Эксперимент 2'.G1 'Эксперимент 2'.G1:'Эксперимент 2'.G31 'Эксперимент 2'.I1:'Эксперимент 2'.I1 'Эксперимент 2'.I2:'Эксперимент 2'.I31 'Эксперимент 2'.H1:'Эксперимент 2'.H1 'Эксперимент 2'.H2:'Эксперимент 2'.H31 'Эксперимент 2'.J1:'Эксперимент 2'.J1 'Эксперимент 2'.J2:'Эксперимент 2'.J31" xlink:href="./Object 3" xlink:type="simple" xlink:show="embed" xlink:actuate="onLoad">
              <loext:p/>
            </draw:object>
            <draw:image xlink:href="./ObjectReplacements/Object 3" xlink:type="simple" xlink:show="embed" xlink:actuate="onLoad"/>
          </draw:frame>
        </table:shapes>
        <table:table-column table:style-name="co9" table:default-cell-style-name="Default"/>
        <table:table-column table:style-name="co10" table:default-cell-style-name="Default"/>
        <table:table-column table:style-name="co11" table:default-cell-style-name="ce3"/>
        <table:table-column table:style-name="co12" table:default-cell-style-name="ce3"/>
        <table:table-column table:style-name="co11" table:default-cell-style-name="ce3"/>
        <table:table-column table:style-name="co13" table:default-cell-style-name="ce3"/>
        <table:table-column table:style-name="co7" table:default-cell-style-name="ce1"/>
        <table:table-column table:style-name="co8" table:default-cell-style-name="ce1"/>
        <table:table-column table:style-name="co7" table:default-cell-style-name="ce23"/>
        <table:table-column table:style-name="co14" table:number-columns-repeated="2" table:default-cell-style-name="Default"/>
        <table:table-column table:style-name="co15" table:default-cell-style-name="ce26"/>
        <table:table-column table:style-name="co16" table:default-cell-style-name="ce28"/>
        <table:table-column table:style-name="co7" table:default-cell-style-name="Default"/>
        <table:table-column table:style-name="co8" table:number-columns-repeated="5" table:default-cell-style-name="Default"/>
        <table:table-row table:style-name="ro19">
          <table:table-cell table:style-name="ce15" office:value-type="string" calcext:value-type="string">
            <text:p>id</text:p>
          </table:table-cell>
          <table:table-cell table:style-name="ce15" office:value-type="string" calcext:value-type="string">
            <text:p>Имя документа</text:p>
          </table:table-cell>
          <table:table-cell table:style-name="ce15" office:value-type="string" calcext:value-type="string">
            <text:p>КС в документе</text:p>
          </table:table-cell>
          <table:table-cell table:style-name="ce16" office:value-type="string" calcext:value-type="string">
            <text:p>КС textrank</text:p>
          </table:table-cell>
          <table:table-cell table:style-name="ce15" office:value-type="string" calcext:value-type="string">
            <text:p>КС в документе</text:p>
          </table:table-cell>
          <table:table-cell table:style-name="ce16" office:value-type="string" calcext:value-type="string">
            <text:p>КС rake</text:p>
          </table:table-cell>
          <table:table-cell table:style-name="ce17" office:value-type="string" calcext:value-type="string">
            <text:p>КС textrank</text:p>
          </table:table-cell>
          <table:table-cell table:style-name="ce17" office:value-type="string" calcext:value-type="string">
            <text:p>КС rake</text:p>
          </table:table-cell>
          <table:table-cell table:style-name="ce22" office:value-type="string" calcext:value-type="string">
            <text:p>КС yake</text:p>
          </table:table-cell>
          <table:table-cell table:style-name="ce15" office:value-type="string" calcext:value-type="string">
            <text:p>КС документа</text:p>
          </table:table-cell>
          <table:table-cell table:style-name="ce24" office:value-type="string" calcext:value-type="string">
            <text:p>Taxtrank %</text:p>
          </table:table-cell>
          <table:table-cell table:style-name="ce25" office:value-type="string" calcext:value-type="string">
            <text:p>rake %</text:p>
          </table:table-cell>
          <table:table-cell table:style-name="ce27" office:value-type="string" calcext:value-type="string">
            <text:p>Yake %</text:p>
          </table:table-cell>
          <table:table-cell office:value-type="string" calcext:value-type="string">
            <text:p>Textrank mid</text:p>
          </table:table-cell>
          <table:table-cell office:value-type="string" calcext:value-type="string">
            <text:p>rake mid</text:p>
          </table:table-cell>
          <table:table-cell office:value-type="string" calcext:value-type="string">
            <text:p>yake mid</text:p>
          </table:table-cell>
          <table:table-cell table:number-columns-repeated="3"/>
        </table:table-row>
        <table:table-row table:style-name="ro20">
          <table:table-cell table:style-name="ce17" office:value-type="float" office:value="1" calcext:value-type="float">
            <text:p>1</text:p>
          </table:table-cell>
          <table:table-cell table:style-name="ce15" office:value-type="string" calcext:value-type="string">
            <text:p>algoritm-vyravnivaniya-zagruzki-uzlov-mobilnoy-informatsionno-telekommunikatsionnoy-seti</text:p>
          </table:table-cell>
          <table:table-cell table:style-name="ce13" office:value-type="string" calcext:value-type="string">
            <text:p><text:span text:style-name="T6">балансировка, загрузки</text:span>, информационный, поток, трафик, сообщений, информационный, граф, <text:span text:style-name="T7">оптимальное</text:span><text:span text:style-name="T8">, </text:span><text:span text:style-name="T9">значение, </text:span> <text:span text:style-name="T1">узел, сети.</text:span></text:p>
          </table:table-cell>
          <table:table-cell table:style-name="ce16" office:value-type="string" calcext:value-type="string">
            <text:p>алгоритм выравнивания загрузки узлов мобильной информационнотелекоммуникационной сети, <text:span text:style-name="T2">балансировка загрузки узлов сети</text:span></text:p>
          </table:table-cell>
          <table:table-cell table:style-name="ce13" office:value-type="string" calcext:value-type="string">
            <text:p><text:span text:style-name="T13">балансировка, загрузки</text:span><text:span text:style-name="T10">, информационный, поток, трафик, сообщений, информационный, граф, </text:span><text:span text:style-name="T19">оптимальное, значение,загрузки</text:span><text:span text:style-name="T10">, </text:span><text:span text:style-name="T19">узел, сети.</text:span></text:p>
          </table:table-cell>
          <table:table-cell table:style-name="ce16" office:value-type="string" calcext:value-type="string">
            <text:p>функция являлась кусочно, формализация задачи распределения, фгу внии гочс, учащимся образовательных учреждений, точная форма функции, способа распределения потоков, соответствующего множества маршрутов, риски высоких технологий, распространенная целевая функция, принадлежащих множеству маршрутов, представить следующим образом, позволяющий повысить качество, нахождении совместного распределения, котором выполняется усло, имеет решающего значения, задание исходных данных, действием стоимостной функции, вопросы моральной ответственности, воздействие высоких технологий, ieee computer society</text:p>
          </table:table-cell>
          <table:table-cell table:style-name="ce17" office:value-type="float" office:value="4" calcext:value-type="float">
            <text:p>4</text:p>
          </table:table-cell>
          <table:table-cell table:style-name="ce17" office:value-type="float" office:value="0" calcext:value-type="float">
            <text:p>0</text:p>
          </table:table-cell>
          <table:table-cell office:value-type="float" office:value="7" calcext:value-type="float">
            <text:p>7</text:p>
          </table:table-cell>
          <table:table-cell table:style-name="ce17" office:value-type="float" office:value="14" calcext:value-type="float">
            <text:p>14</text:p>
          </table:table-cell>
          <table:table-cell table:formula="of:= [.G2] / [.$J2]" office:value-type="float" office:value="0.285714285714286" calcext:value-type="float">
            <text:p>0.285714285714286</text:p>
          </table:table-cell>
          <table:table-cell table:style-name="Default" table:formula="of:= [.H2] / [.$J2]" office:value-type="float" office:value="0" calcext:value-type="float">
            <text:p>0</text:p>
          </table:table-cell>
          <table:table-cell table:style-name="Default" table:formula="of:= [.I2] / [.$J2]" office:value-type="float" office:value="0.5" calcext:value-type="float">
            <text:p>0.5</text:p>
          </table:table-cell>
          <table:table-cell table:formula="of:=MEDIAN([.K2:.K31])" office:value-type="float" office:value="0.25" calcext:value-type="float">
            <text:p>0.25</text:p>
          </table:table-cell>
          <table:table-cell table:formula="of:=MEDIAN([.L2:.L31])" office:value-type="float" office:value="0.0238095238095238" calcext:value-type="float">
            <text:p>0.023809523809524</text:p>
          </table:table-cell>
          <table:table-cell table:formula="of:=MEDIAN([.M2:.M31])" office:value-type="float" office:value="0.422619047619048" calcext:value-type="float">
            <text:p>0.422619047619048</text:p>
          </table:table-cell>
          <table:table-cell table:formula="of:=MAX([.K2:.K31])" office:value-type="float" office:value="0.714285714285714" calcext:value-type="float">
            <text:p>0.714285714285714</text:p>
          </table:table-cell>
          <table:table-cell table:formula="of:=MAX([.L2:.L31])" office:value-type="float" office:value="0.5" calcext:value-type="float">
            <text:p>0.5</text:p>
          </table:table-cell>
          <table:table-cell table:formula="of:=MAX([.M2:.M31])" office:value-type="float" office:value="1" calcext:value-type="float">
            <text:p>1</text:p>
          </table:table-cell>
        </table:table-row>
        <table:table-row table:style-name="ro21">
          <table:table-cell table:style-name="ce17" office:value-type="float" office:value="2" calcext:value-type="float">
            <text:p>2</text:p>
          </table:table-cell>
          <table:table-cell table:style-name="ce15" office:value-type="string" calcext:value-type="string">
            <text:p>algoritm-vzaimnogo-isklyucheniya-v-piringovyh-sistemah.pdf</text:p>
          </table:table-cell>
          <table:table-cell table:style-name="ce13" office:value-type="string" calcext:value-type="string">
            <text:p>Распределенные, системы, пиринговые, взаимное, исключение, Интернет-приложения</text:p>
          </table:table-cell>
          <table:table-cell table:style-name="ce16" office:value-type="string" calcext:value-type="string">
            <text:p>набора гj дубликатов объекта, объекту следующему узлу, ния дубликатов объекта</text:p>
          </table:table-cell>
          <table:table-cell table:style-name="ce13" office:value-type="string" calcext:value-type="string">
            <text:p>Распределенные, системы, пиринговые, взаимное, исключение, Интернет-приложения</text:p>
          </table:table-cell>
          <table:table-cell table:style-name="ce16" office:value-type="string" calcext:value-type="string">
            <text:p>числу сообщений, частичными очередями, удаляет информацию, требуется ждать, течение прогнозного, течение прогнозного, текущем владельце, таким образом, таким образом, существующими алгоритмами, существо алгоритма, сравнение алгоритмов, список собственников, списке ops, составляет 65, содержит сведения, содержащий дубликат, современном состоянии, современном состоянии, собственника дубликата</text:p>
          </table:table-cell>
          <table:table-cell table:number-columns-repeated="2" table:style-name="ce17" office:value-type="float" office:value="0" calcext:value-type="float">
            <text:p>0</text:p>
          </table:table-cell>
          <table:table-cell office:value-type="float" office:value="0" calcext:value-type="float">
            <text:p>0</text:p>
          </table:table-cell>
          <table:table-cell table:style-name="ce17" office:value-type="float" office:value="6" calcext:value-type="float">
            <text:p>6</text:p>
          </table:table-cell>
          <table:table-cell table:formula="of:= [.G3] / [.$J3]" office:value-type="float" office:value="0" calcext:value-type="float">
            <text:p>0</text:p>
          </table:table-cell>
          <table:table-cell table:style-name="Default" table:formula="of:= [.H3] / [.$J3]" office:value-type="float" office:value="0" calcext:value-type="float">
            <text:p>0</text:p>
          </table:table-cell>
          <table:table-cell table:style-name="Default" table:formula="of:= [.I3] / [.$J3]" office:value-type="float" office:value="0" calcext:value-type="float">
            <text:p>0</text:p>
          </table:table-cell>
          <table:table-cell table:number-columns-repeated="6"/>
        </table:table-row>
        <table:table-row table:style-name="ro22">
          <table:table-cell table:style-name="ce17" office:value-type="float" office:value="3" calcext:value-type="float">
            <text:p>3</text:p>
          </table:table-cell>
          <table:table-cell table:style-name="ce15" office:value-type="string" calcext:value-type="string">
            <text:p>Analiz-osnovnyh-aspektov-virtualizatsii</text:p>
          </table:table-cell>
          <table:table-cell table:style-name="ce13" office:value-type="string" calcext:value-type="string">
            <text:p><text:span text:style-name="T6">виртуализация</text:span><text:span text:style-name="T10">,</text:span><text:span text:style-name="T11"> сервер</text:span><text:span text:style-name="T10">, </text:span><text:span text:style-name="T12">ресурс</text:span><text:span text:style-name="T10">, система, устройство, центр, приложение, использование, </text:span><text:span text:style-name="T1">хранение</text:span><text:span text:style-name="T10">, затрата, оборудование, проблема, управление, компания</text:span></text:p>
          </table:table-cell>
          <table:table-cell table:style-name="ce16" office:value-type="string" calcext:value-type="string">
            <text:p>многие ит - организации - <text:span text:style-name="T2">виртуализация</text:span> систем <text:span text:style-name="T2">хранения</text:span> данных, д. а. виртуализация it - <text:span text:style-name="T2">ресурса</text:span> повышения качества образования, необходимость перезапуска - ит - операции</text:p>
          </table:table-cell>
          <table:table-cell table:style-name="ce13" office:value-type="string" calcext:value-type="string">
            <text:p><text:span text:style-name="T33">виртуализация</text:span><text:span text:style-name="T25">,</text:span><text:span text:style-name="T68"> сервер</text:span><text:span text:style-name="T25">, </text:span><text:span text:style-name="T69">ресурс</text:span><text:span text:style-name="T10">, система, устройство, центр, приложение, использование, </text:span><text:span text:style-name="T19">хранение</text:span><text:span text:style-name="T10">, затрата, оборудование, проблема, </text:span><text:span text:style-name="T2">управление</text:span><text:span text:style-name="T10">, компания</text:span></text:p>
          </table:table-cell>
          <table:table-cell table:style-name="ce16" office:value-type="string" calcext:value-type="string">
            <text:p>эксплуатационные расходы, экономии средств, центрам обработки, хватает места, физических <text:span text:style-name="T2">ресурсах</text:span>, физическими <text:span text:style-name="T2">ресурсами</text:span>, упрощения <text:span text:style-name="T2">управления</text:span>, управлением хранилищем, уменьшает потребность, удовлетворением требований, трудной задачей, требуют ухода, традиционные сервисы, торговые автоматы, техническому обслуживанию, счет централизации, счет обеспечения, стоит полагаться, стоимостью энергозатрат, соотношения виртуальных</text:p>
          </table:table-cell>
          <table:table-cell table:style-name="ce17" office:value-type="float" office:value="3" calcext:value-type="float">
            <text:p>3</text:p>
          </table:table-cell>
          <table:table-cell table:style-name="ce17" office:value-type="float" office:value="2" calcext:value-type="float">
            <text:p>2</text:p>
          </table:table-cell>
          <table:table-cell office:value-type="float" office:value="4" calcext:value-type="float">
            <text:p>4</text:p>
          </table:table-cell>
          <table:table-cell table:style-name="ce17" office:value-type="float" office:value="14" calcext:value-type="float">
            <text:p>14</text:p>
          </table:table-cell>
          <table:table-cell table:formula="of:= [.G4] / [.$J4]" office:value-type="float" office:value="0.214285714285714" calcext:value-type="float">
            <text:p>0.214285714285714</text:p>
          </table:table-cell>
          <table:table-cell table:style-name="Default" table:formula="of:= [.H4] / [.$J4]" office:value-type="float" office:value="0.142857142857143" calcext:value-type="float">
            <text:p>0.142857142857143</text:p>
          </table:table-cell>
          <table:table-cell table:style-name="Default" table:formula="of:= [.I4] / [.$J4]" office:value-type="float" office:value="0.285714285714286" calcext:value-type="float">
            <text:p>0.285714285714286</text:p>
          </table:table-cell>
          <table:table-cell table:number-columns-repeated="6"/>
        </table:table-row>
        <table:table-row table:style-name="ro23">
          <table:table-cell table:style-name="ce17" office:value-type="float" office:value="4" calcext:value-type="float">
            <text:p>4</text:p>
          </table:table-cell>
          <table:table-cell table:style-name="ce15" office:value-type="string" calcext:value-type="string">
            <text:p>avtomatizirovannyy-kompleks-dlya-identifikatsii-enterobakteriy</text:p>
          </table:table-cell>
          <table:table-cell table:style-name="ce13" office:value-type="string" calcext:value-type="string">
            <text:p><text:span text:style-name="T13">энтеробактерии</text:span><text:span text:style-name="T10">, тест-система</text:span></text:p>
          </table:table-cell>
          <table:table-cell table:style-name="ce16" office:value-type="string" calcext:value-type="string">
            <text:p>- n - ацетил - αd - глюкозаминид, определению данного вида микроорганизма положительный тест утилизации калия-5-кетоглюконата, определению данного вида микроорганизма положительный тест утилизации</text:p>
          </table:table-cell>
          <table:table-cell table:style-name="ce13" office:value-type="string" calcext:value-type="string">
            <text:p><text:span text:style-name="T13">энтеробактерии</text:span><text:span text:style-name="T10">, тест-система</text:span></text:p>
          </table:table-cell>
          <table:table-cell table:style-name="ce16" office:value-type="string" calcext:value-type="string">
            <text:p>является точкой, энтер »., энтер », энтер », экономическим ущербом, штамма микроорганизмов, чрезвычайно трудоемкой, чистую культуру, числовой ряд, цвету пробы, цвету пробы, хромогенных субстратов, хромогенных субстратов, хирургической инфекцией, хирургических стационарах, учета результатов, учета результатов, учета результатов, учет осуществлялся, утилизации l</text:p>
          </table:table-cell>
          <table:table-cell table:number-columns-repeated="2" table:style-name="ce17" office:value-type="float" office:value="0" calcext:value-type="float">
            <text:p>0</text:p>
          </table:table-cell>
          <table:table-cell office:value-type="float" office:value="1" calcext:value-type="float">
            <text:p>1</text:p>
          </table:table-cell>
          <table:table-cell table:style-name="ce17" office:value-type="float" office:value="2" calcext:value-type="float">
            <text:p>2</text:p>
          </table:table-cell>
          <table:table-cell table:formula="of:= [.G5] / [.$J5]" office:value-type="float" office:value="0" calcext:value-type="float">
            <text:p>0</text:p>
          </table:table-cell>
          <table:table-cell table:style-name="Default" table:formula="of:= [.H5] / [.$J5]" office:value-type="float" office:value="0" calcext:value-type="float">
            <text:p>0</text:p>
          </table:table-cell>
          <table:table-cell table:style-name="Default" table:formula="of:= [.I5] / [.$J5]" office:value-type="float" office:value="0.5" calcext:value-type="float">
            <text:p>0.5</text:p>
          </table:table-cell>
          <table:table-cell table:number-columns-repeated="6"/>
        </table:table-row>
        <table:table-row table:style-name="ro24">
          <table:table-cell table:style-name="ce17" office:value-type="float" office:value="5" calcext:value-type="float">
            <text:p>5</text:p>
          </table:table-cell>
          <table:table-cell table:style-name="ce15" office:value-type="string" calcext:value-type="string">
            <text:p>gomeostaticheskie-modeli-vliyaniya-psihoemotsionalnoy-napryazhennosti-na-risk-psihosomaticheskih-zabolevaniy</text:p>
          </table:table-cell>
          <table:table-cell table:style-name="ce13" office:value-type="string" calcext:value-type="string">
            <text:p><text:span text:style-name="T14">Гомеостатические</text:span><text:span text:style-name="T15">, модели</text:span><text:span text:style-name="T16">; </text:span><text:span text:style-name="T17">психосоматика</text:span><text:span text:style-name="T10">; </text:span><text:span text:style-name="T18">нейронные, сети</text:span><text:span text:style-name="T10">; </text:span><text:span text:style-name="T19">оценки, </text:span><text:span text:style-name="T20">рисков</text:span><text:span text:style-name="T10">. </text:span></text:p>
          </table:table-cell>
          <table:table-cell table:style-name="ce16" office:value-type="string" calcext:value-type="string">
            <text:p>диагностики выявление риска появления психосоматических заболеваний, степени развития данного психосоматического заболевания, частные риски развития психосоматических заболеваний</text:p>
          </table:table-cell>
          <table:table-cell table:style-name="ce13" office:value-type="string" calcext:value-type="string">
            <text:p><text:span text:style-name="T13">Гомеостатические, модели</text:span><text:span text:style-name="T10">; </text:span><text:span text:style-name="T19">психосоматика</text:span><text:span text:style-name="T10">; </text:span><text:span text:style-name="T19">нейронные, сети</text:span><text:span text:style-name="T10">; </text:span><text:span text:style-name="T19">оценки, рисков</text:span><text:span text:style-name="T10">. </text:span></text:p>
          </table:table-cell>
          <table:table-cell table:style-name="ce16" office:value-type="string" calcext:value-type="string">
            <text:p> bm, эффективности решений, экспериментальные методы, человеческим фактором, учитывающие особенности, удк 612, убыванию релевантности, теоретической концепции, схемы агрегации, сути вопросы, стрессовых ситуаций, стопы испытуемого, статья подготовлена, стабилографических исследованиях, состоянии адаптироваться, составляющая стержень, система уравнений, силовые платформы, ряда факторов, роль опросника</text:p>
          </table:table-cell>
          <table:table-cell table:style-name="ce17" office:value-type="float" office:value="3" calcext:value-type="float">
            <text:p>3</text:p>
          </table:table-cell>
          <table:table-cell table:style-name="ce17" office:value-type="float" office:value="0" calcext:value-type="float">
            <text:p>0</text:p>
          </table:table-cell>
          <table:table-cell office:value-type="float" office:value="7" calcext:value-type="float">
            <text:p>7</text:p>
          </table:table-cell>
          <table:table-cell table:style-name="ce17" office:value-type="float" office:value="7" calcext:value-type="float">
            <text:p>7</text:p>
          </table:table-cell>
          <table:table-cell table:formula="of:= [.G6] / [.$J6]" office:value-type="float" office:value="0.428571428571429" calcext:value-type="float">
            <text:p>0.428571428571429</text:p>
          </table:table-cell>
          <table:table-cell table:style-name="Default" table:formula="of:= [.H6] / [.$J6]" office:value-type="float" office:value="0" calcext:value-type="float">
            <text:p>0</text:p>
          </table:table-cell>
          <table:table-cell table:style-name="Default" table:formula="of:= [.I6] / [.$J6]" office:value-type="float" office:value="1" calcext:value-type="float">
            <text:p>1</text:p>
          </table:table-cell>
          <table:table-cell table:number-columns-repeated="6"/>
        </table:table-row>
        <table:table-row table:style-name="ro25">
          <table:table-cell table:style-name="ce17" office:value-type="float" office:value="6" calcext:value-type="float">
            <text:p>6</text:p>
          </table:table-cell>
          <table:table-cell table:style-name="ce15" office:value-type="string" calcext:value-type="string">
            <text:p>identifikatsiya-lichnosti-po-fraktalnoy-razmernosti-otpechatkov-paltsev-i-sistemy-kontrolya-i-upravleniya-dostupom</text:p>
          </table:table-cell>
          <table:table-cell table:style-name="ce16" office:value-type="string" calcext:value-type="string">
            <text:p><text:span text:style-name="T21">биометрия, </text:span><text:span text:style-name="T22">отпечаток, пальца</text:span><text:span text:style-name="T10">, </text:span><text:span text:style-name="T23">фрактал</text:span><text:span text:style-name="T10">, </text:span><text:span text:style-name="T1">фрактальная,</text:span><text:span text:style-name="T24"> </text:span><text:span text:style-name="T20">размерность</text:span><text:span text:style-name="T2">,</text:span></text:p>
            <text:p><text:span text:style-name="T13">Идентификация, аутентификация личности,</text:span><text:span text:style-name="T10"> СКУД.</text:span></text:p>
          </table:table-cell>
          <table:table-cell table:style-name="ce16" office:value-type="string" calcext:value-type="string">
            <text:p>результаты оценки значений размерности <text:span text:style-name="T2">отпечатков пальцев</text:span>, значение размерности отпечатка пальца, <text:span text:style-name="T2">фрактальной размерности</text:span> отпечатков пальцев человека</text:p>
            <text:p/>
          </table:table-cell>
          <table:table-cell table:style-name="ce16" office:value-type="string" calcext:value-type="string">
            <text:p><text:span text:style-name="T10">биометрия, </text:span><text:span text:style-name="T19">отпечаток, пальца</text:span><text:span text:style-name="T10">, </text:span><text:span text:style-name="T19">фрактал</text:span><text:span text:style-name="T10">, </text:span><text:span text:style-name="T1">фрактальная, размерность</text:span><text:span text:style-name="T2">,</text:span></text:p>
            <text:p><text:span text:style-name="T13">Идентификация, аутентификация личности,</text:span><text:span text:style-name="T10"> СКУД.</text:span></text:p>
          </table:table-cell>
          <table:table-cell table:style-name="ce16" office:value-type="string" calcext:value-type="string">
            <text:p>ширине гребней, частности рассказывается, фрактальной размерности, <text:span text:style-name="T2">фрактальная размерность</text:span>, фактически подтверждает, управления доступом, управления доступом, традиционными подходами, теорию фракталов, теоретическое обоснование, таким образом, среднее арифметическое, среднее арифметическое, среднего значения, сравнении отпечатков, следует отметить, следует отметить, рисунок отпечатка, растяжения кожи, рассмотрен алгоритм</text:p>
          </table:table-cell>
          <table:table-cell table:style-name="ce17" office:value-type="float" office:value="4" calcext:value-type="float">
            <text:p>4</text:p>
          </table:table-cell>
          <table:table-cell table:style-name="ce17" office:value-type="float" office:value="2" calcext:value-type="float">
            <text:p>2</text:p>
          </table:table-cell>
          <table:table-cell office:value-type="float" office:value="8" calcext:value-type="float">
            <text:p>8</text:p>
          </table:table-cell>
          <table:table-cell table:style-name="ce17" office:value-type="float" office:value="10" calcext:value-type="float">
            <text:p>10</text:p>
          </table:table-cell>
          <table:table-cell table:formula="of:= [.G7] / [.$J7]" office:value-type="float" office:value="0.4" calcext:value-type="float">
            <text:p>0.4</text:p>
          </table:table-cell>
          <table:table-cell table:style-name="Default" table:formula="of:= [.H7] / [.$J7]" office:value-type="float" office:value="0.2" calcext:value-type="float">
            <text:p>0.2</text:p>
          </table:table-cell>
          <table:table-cell table:style-name="Default" table:formula="of:= [.I7] / [.$J7]" office:value-type="float" office:value="0.8" calcext:value-type="float">
            <text:p>0.8</text:p>
          </table:table-cell>
          <table:table-cell table:number-columns-repeated="6"/>
        </table:table-row>
        <table:table-row table:style-name="ro26">
          <table:table-cell table:style-name="ce17" office:value-type="float" office:value="7" calcext:value-type="float">
            <text:p>7</text:p>
          </table:table-cell>
          <table:table-cell table:style-name="ce15" office:value-type="string" calcext:value-type="string">
            <text:p>informatsionnaya-sistema-upravleniya-pravami-dostupa-na-osnove-analiza-biznes-protsessov</text:p>
          </table:table-cell>
          <table:table-cell table:style-name="ce16" office:value-type="string" calcext:value-type="string">
            <text:p><text:span text:style-name="T25">автоматизированная, </text:span><text:span text:style-name="T2">информационная</text:span><text:span text:style-name="T16">, </text:span><text:span text:style-name="T26">система</text:span><text:span text:style-name="T21">, </text:span><text:span text:style-name="T27">АИС</text:span><text:span text:style-name="T21">, </text:span><text:span text:style-name="T28">бизнес-процесс</text:span><text:span text:style-name="T21">, </text:span><text:span text:style-name="T29">управление</text:span><text:span text:style-name="T30"> </text:span><text:span text:style-name="T31">правами</text:span><text:span text:style-name="T32">,</text:span><text:span text:style-name="T21"> </text:span><text:span text:style-name="T1">доступа</text:span><text:span text:style-name="T10">, модель,  доступа, метамодель, </text:span><text:span text:style-name="T19">управления, правами,</text:span></text:p>
          </table:table-cell>
          <table:table-cell table:style-name="ce16" office:value-type="string" calcext:value-type="string">
            <text:p>родионова з.в. управление процессом предоставления прав доступа, <text:span text:style-name="T2">информационная система</text:span> управления правами доступа, действие супд управление правами доступа</text:p>
          </table:table-cell>
          <table:table-cell table:style-name="ce16" office:value-type="string" calcext:value-type="string">
            <text:p><text:span text:style-name="T44">автоматизированная, информационная, система, </text:span><text:span text:style-name="T70">АИС</text:span><text:span text:style-name="T44">, </text:span><text:span text:style-name="T71">бизнес-процесс</text:span><text:span text:style-name="T44">, </text:span><text:span text:style-name="T71">управление </text:span><text:span text:style-name="T51">правами</text:span><text:span text:style-name="T40">,</text:span><text:span text:style-name="T25"> </text:span><text:span text:style-name="T72">доступа</text:span><text:span text:style-name="T21">, модель,  </text:span><text:span text:style-name="T65">доступа</text:span><text:span text:style-name="T44">, метамодель, </text:span><text:span text:style-name="T70">управления, </text:span><text:span text:style-name="T20">правами</text:span><text:span text:style-name="T24">,</text:span></text:p>
          </table:table-cell>
          <table:table-cell table:style-name="ce16" office:value-type="string" calcext:value-type="string">
            <text:p>функциональная отвечает, формализованные полномочия, трудности интерпретации, точки зрения, технической литературы, таким образом, состав элементов, совершением доступа, своевременно корректировать, ролевой <text:span text:style-name="T2">доступ</text:span>, речь идет, разграничение доступа, привилегию роли, правил заключается, правах доступа, понимаются одинаково, остается неизменным, основное назначение, определении доступа, описаны концептуальная</text:p>
          </table:table-cell>
          <table:table-cell table:style-name="ce17" office:value-type="float" office:value="5" calcext:value-type="float">
            <text:p>5</text:p>
          </table:table-cell>
          <table:table-cell table:style-name="ce17" office:value-type="float" office:value="4" calcext:value-type="float">
            <text:p>4</text:p>
          </table:table-cell>
          <table:table-cell office:value-type="float" office:value="10" calcext:value-type="float">
            <text:p>10</text:p>
          </table:table-cell>
          <table:table-cell table:style-name="ce17" office:value-type="float" office:value="13" calcext:value-type="float">
            <text:p>13</text:p>
          </table:table-cell>
          <table:table-cell table:formula="of:= [.G8] / [.$J8]" office:value-type="float" office:value="0.384615384615385" calcext:value-type="float">
            <text:p>0.384615384615385</text:p>
          </table:table-cell>
          <table:table-cell table:style-name="Default" table:formula="of:= [.H8] / [.$J8]" office:value-type="float" office:value="0.307692307692308" calcext:value-type="float">
            <text:p>0.307692307692308</text:p>
          </table:table-cell>
          <table:table-cell table:style-name="Default" table:formula="of:= [.I8] / [.$J8]" office:value-type="float" office:value="0.769230769230769" calcext:value-type="float">
            <text:p>0.769230769230769</text:p>
          </table:table-cell>
          <table:table-cell table:number-columns-repeated="6"/>
        </table:table-row>
        <table:table-row table:style-name="ro27">
          <table:table-cell table:style-name="ce17" office:value-type="float" office:value="8" calcext:value-type="float">
            <text:p>8</text:p>
          </table:table-cell>
          <table:table-cell table:style-name="ce15" office:value-type="string" calcext:value-type="string">
            <text:p>integrirovannye-bibliotechnye-sistemy-v-zhizni-sovremennoy-biblioteki</text:p>
          </table:table-cell>
          <table:table-cell table:style-name="ce13" office:value-type="string" calcext:value-type="string">
            <text:p><text:span text:style-name="T13">интегрированные, библиотечные, системы</text:span><text:span text:style-name="T10">, VIRTUA, электронная, книговыдача, новые сервисы, </text:span><text:span text:style-name="T2">читателей</text:span><text:span text:style-name="T10">, информационная, поддержка управления, повышение квалификации, кадров</text:span></text:p>
          </table:table-cell>
          <table:table-cell table:style-name="ce16" office:value-type="string" calcext:value-type="string">
            <text:p>история пользования <text:span text:style-name="T2">читателем</text:span> документами библиотеки, системы управления учебным процессом библиотека, опыт работы научной библиотеки нгту</text:p>
          </table:table-cell>
          <table:table-cell table:style-name="ce13" office:value-type="string" calcext:value-type="string">
            <text:p><text:span text:style-name="T33">интегрированные, библиотечные, системы</text:span><text:span text:style-name="T25">, VIRTUA, </text:span><text:span text:style-name="T65">электронная</text:span><text:span text:style-name="T10">, </text:span><text:span text:style-name="T2">книговыдача</text:span><text:span text:style-name="T10">, новые сервисы, читателей, информационная, поддержка управления, повышение квалификации, кадров</text:span></text:p>
          </table:table-cell>
          <table:table-cell table:style-name="ce16" office:value-type="string" calcext:value-type="string">
            <text:p>валюта, электронному каталогу, электронному каталогу, <text:span text:style-name="T2">электронная</text:span> <text:span text:style-name="T2">книговыдача</text:span>, экрана компьютера, штатному сотруднику, шаблоны ввода, читательского формуляра, читательскими формулярами, учитываются фонды, утерянные страницы, умело воспользоваться, требующих ремонта, требующие внимания, технологические процессы, текущей нагрузки, таким образом, схемы видно, существующему описанию, существенно различаться</text:p>
          </table:table-cell>
          <table:table-cell table:style-name="ce17" office:value-type="float" office:value="1" calcext:value-type="float">
            <text:p>1</text:p>
          </table:table-cell>
          <table:table-cell table:style-name="ce17" office:value-type="float" office:value="2" calcext:value-type="float">
            <text:p>2</text:p>
          </table:table-cell>
          <table:table-cell office:value-type="float" office:value="3" calcext:value-type="float">
            <text:p>3</text:p>
          </table:table-cell>
          <table:table-cell table:style-name="ce17" office:value-type="float" office:value="15" calcext:value-type="float">
            <text:p>15</text:p>
          </table:table-cell>
          <table:table-cell table:formula="of:= [.G9] / [.$J9]" office:value-type="float" office:value="0.0666666666666667" calcext:value-type="float">
            <text:p>0.066666666666667</text:p>
          </table:table-cell>
          <table:table-cell table:style-name="Default" table:formula="of:= [.H9] / [.$J9]" office:value-type="float" office:value="0.133333333333333" calcext:value-type="float">
            <text:p>0.133333333333333</text:p>
          </table:table-cell>
          <table:table-cell table:style-name="Default" table:formula="of:= [.I9] / [.$J9]" office:value-type="float" office:value="0.2" calcext:value-type="float">
            <text:p>0.2</text:p>
          </table:table-cell>
          <table:table-cell table:number-columns-repeated="6"/>
        </table:table-row>
        <table:table-row table:style-name="ro14">
          <table:table-cell table:style-name="ce17" office:value-type="float" office:value="9" calcext:value-type="float">
            <text:p>9</text:p>
          </table:table-cell>
          <table:table-cell table:style-name="ce15" office:value-type="string" calcext:value-type="string">
            <text:p>ispolzovanie-kletochnyh-avtomatov-dlya-resheniya-zadach-preobrazovaniya-informatsii</text:p>
          </table:table-cell>
          <table:table-cell table:style-name="ce13" office:value-type="string" calcext:value-type="string">
            <text:p><text:span text:style-name="T33">теория, </text:span><text:span text:style-name="T34">клеточных</text:span><text:span text:style-name="T15">, </text:span><text:span text:style-name="T35">автоматов</text:span><text:span text:style-name="T10">, моделирование, </text:span><text:span text:style-name="T19">преобразование, информации</text:span><text:span text:style-name="T10">, безопасность, криптография, </text:span><text:span text:style-name="T19">сжатие, данных</text:span><text:span text:style-name="T10">.</text:span></text:p>
          </table:table-cell>
          <table:table-cell table:style-name="ce16" office:value-type="string" calcext:value-type="string">
            <text:p>основе <text:span text:style-name="T2">клеточных автоматов</text:span> алгоритма шифрования, возможно использование необратимых клеточных автоматов, возможность использования клеточных автоматов</text:p>
          </table:table-cell>
          <table:table-cell table:style-name="ce13" office:value-type="string" calcext:value-type="string">
            <text:p><text:span text:style-name="T73">теория, клеточных, автоматов</text:span><text:span text:style-name="T25">, моделирование, </text:span><text:span text:style-name="T74">преобразование</text:span><text:span text:style-name="T30">, </text:span><text:span text:style-name="T75">информации</text:span><text:span text:style-name="T10">, безопасность, криптография, </text:span><text:span text:style-name="T41">сжатие</text:span><text:span text:style-name="T30">, </text:span><text:span text:style-name="T31">данных</text:span><text:span text:style-name="T10">.</text:span></text:p>
          </table:table-cell>
          <table:table-cell table:style-name="ce16" office:value-type="string" calcext:value-type="string">
            <text:p>языке c, ядерной физике, шнайер б, шифрования информации, хранимой информации, физике частиц, текст разбивается, структурные свойства, <text:span text:style-name="T2">сжатия</text:span> <text:span text:style-name="T2">данных</text:span>, речь идет, различных процессов, работа ведется, преобразуемых данных, <text:span text:style-name="T2">преобразование</text:span> <text:span text:style-name="T2">информации</text:span>, представляют интерес, поэтому исходный, поэтому используются, порождающий алгоритм, понятием конструируемости, подход предполагает</text:p>
          </table:table-cell>
          <table:table-cell table:style-name="ce17" office:value-type="float" office:value="2" calcext:value-type="float">
            <text:p>2</text:p>
          </table:table-cell>
          <table:table-cell table:style-name="ce17" office:value-type="float" office:value="4" calcext:value-type="float">
            <text:p>4</text:p>
          </table:table-cell>
          <table:table-cell office:value-type="float" office:value="7" calcext:value-type="float">
            <text:p>7</text:p>
          </table:table-cell>
          <table:table-cell table:style-name="ce17" office:value-type="float" office:value="10" calcext:value-type="float">
            <text:p>10</text:p>
          </table:table-cell>
          <table:table-cell table:formula="of:= [.G10] / [.$J10]" office:value-type="float" office:value="0.2" calcext:value-type="float">
            <text:p>0.2</text:p>
          </table:table-cell>
          <table:table-cell table:style-name="Default" table:formula="of:= [.H10] / [.$J10]" office:value-type="float" office:value="0.4" calcext:value-type="float">
            <text:p>0.4</text:p>
          </table:table-cell>
          <table:table-cell table:style-name="Default" table:formula="of:= [.I10] / [.$J10]" office:value-type="float" office:value="0.7" calcext:value-type="float">
            <text:p>0.7</text:p>
          </table:table-cell>
          <table:table-cell table:number-columns-repeated="6"/>
        </table:table-row>
        <table:table-row table:style-name="ro28">
          <table:table-cell table:style-name="ce17" office:value-type="float" office:value="10" calcext:value-type="float">
            <text:p>10</text:p>
          </table:table-cell>
          <table:table-cell table:style-name="ce15" office:value-type="string" calcext:value-type="string">
            <text:p>kontseptsiya-otkrytoy-nauki-kak-bazis-razvitiya-sovremennogo-obschestva</text:p>
          </table:table-cell>
          <table:table-cell table:style-name="ce13" office:value-type="string" calcext:value-type="string">
            <text:p><text:span text:style-name="T1">открытая, наука</text:span>, популяризация, исследования, издательства, общественность, <text:span text:style-name="T2">принципы,</text:span> методология, образование.</text:p>
          </table:table-cell>
          <table:table-cell table:style-name="ce16" office:value-type="string" calcext:value-type="string">
            <text:p>другим позитивным последствием распространения <text:span text:style-name="T2">принципов</text:span> <text:span text:style-name="T2">открытой</text:span> <text:span text:style-name="T2">науки</text:span>, 2006 года принципы открытой науки, позитивное влияние распространения идей открытой науки</text:p>
          </table:table-cell>
          <table:table-cell table:style-name="ce13" office:value-type="string" calcext:value-type="string">
            <text:p><text:span text:style-name="T1">открытая, наука</text:span>, популяризация, исследования, издательства, общественность, <text:span text:style-name="T2">принципы,</text:span> методология, образование.</text:p>
          </table:table-cell>
          <table:table-cell table:style-name="ce16" office:value-type="string" calcext:value-type="string">
            <text:p>№ 1, № 1, – ​, – ​, – ​, – 2018, – 2018, – 2017, – 2017, – 2011, – 2011, эффективному распростра, экономике э, широкой общественностью, чрезвычайные ситуации, читать бесплатно, ценность заключается, хостинга it, фонд лауры, уязвимостей программ</text:p>
          </table:table-cell>
          <table:table-cell table:style-name="ce17" office:value-type="float" office:value="3" calcext:value-type="float">
            <text:p>3</text:p>
          </table:table-cell>
          <table:table-cell table:style-name="ce17" office:value-type="float" office:value="0" calcext:value-type="float">
            <text:p>0</text:p>
          </table:table-cell>
          <table:table-cell office:value-type="float" office:value="3" calcext:value-type="float">
            <text:p>3</text:p>
          </table:table-cell>
          <table:table-cell table:style-name="ce17" office:value-type="float" office:value="9" calcext:value-type="float">
            <text:p>9</text:p>
          </table:table-cell>
          <table:table-cell table:formula="of:= [.G11] / [.$J11]" office:value-type="float" office:value="0.333333333333333" calcext:value-type="float">
            <text:p>0.333333333333333</text:p>
          </table:table-cell>
          <table:table-cell table:style-name="Default" table:formula="of:= [.H11] / [.$J11]" office:value-type="float" office:value="0" calcext:value-type="float">
            <text:p>0</text:p>
          </table:table-cell>
          <table:table-cell table:style-name="Default" table:formula="of:= [.I11] / [.$J11]" office:value-type="float" office:value="0.333333333333333" calcext:value-type="float">
            <text:p>0.333333333333333</text:p>
          </table:table-cell>
          <table:table-cell table:number-columns-repeated="6"/>
        </table:table-row>
        <table:table-row table:style-name="ro29">
          <table:table-cell table:style-name="ce17" office:value-type="float" office:value="11" calcext:value-type="float">
            <text:p>11</text:p>
          </table:table-cell>
          <table:table-cell table:style-name="ce15" office:value-type="string" calcext:value-type="string">
            <text:p>kontseptsiya-postroeniya-platformy-dlya-integratsii-proizvodstvennyh-dannyh-neftegazodobyvayuschey-kompanii</text:p>
          </table:table-cell>
          <table:table-cell table:style-name="ce13" office:value-type="string" calcext:value-type="string">
            <text:p><text:span text:style-name="T36">Интеграция</text:span><text:span text:style-name="T37">, </text:span><text:span text:style-name="T38">производственных</text:span><text:span text:style-name="T37"> </text:span><text:span text:style-name="T39">данных</text:span><text:span text:style-name="T40">,</text:span><text:span text:style-name="T25"> </text:span><text:span text:style-name="T41">нефтегазодобывающая</text:span><text:span text:style-name="T42">, </text:span><text:span text:style-name="T31">компания</text:span><text:span text:style-name="T10">, </text:span><text:span text:style-name="T19">MES</text:span><text:span text:style-name="T10">, SOA</text:span></text:p>
          </table:table-cell>
          <table:table-cell table:style-name="ce16" office:value-type="string" calcext:value-type="string">
            <text:p>управлением платформы <text:span text:style-name="T2">интеграции</text:span> <text:span text:style-name="T2">производственных</text:span> <text:span text:style-name="T2">данных</text:span>, концепция построения платформы для интеграции производственных данных, формализация задачи интеграции производственных данных <text:span text:style-name="T2">нефтегазодобывающей</text:span> <text:span text:style-name="T2">компании</text:span></text:p>
          </table:table-cell>
          <table:table-cell table:style-name="ce13" office:value-type="string" calcext:value-type="string">
            <text:p><text:span text:style-name="T13">Интеграция, производственных данных,</text:span><text:span text:style-name="T10"> </text:span><text:span text:style-name="T19">нефтегазодобывающая, компания</text:span><text:span text:style-name="T10">, </text:span><text:span text:style-name="T19">MES</text:span><text:span text:style-name="T10">, SOA</text:span></text:p>
          </table:table-cell>
          <table:table-cell table:style-name="ce16" office:value-type="string" calcext:value-type="string">
            <text:p>• разведку, • прочих, элементами данных, часть данных, части производительности, целью форми, хранения информации, ходе бурений, химических па, формате xml, уровня управления, уровне компании, уровень управления, унифицированные подходы, универсальных платформах, узлах заме, требованиям необходимо, требованиям запроса, транспортировки газа, томск e</text:p>
          </table:table-cell>
          <table:table-cell table:style-name="ce17" office:value-type="float" office:value="4" calcext:value-type="float">
            <text:p>4</text:p>
          </table:table-cell>
          <table:table-cell table:style-name="ce17" office:value-type="float" office:value="0" calcext:value-type="float">
            <text:p>0</text:p>
          </table:table-cell>
          <table:table-cell office:value-type="float" office:value="6" calcext:value-type="float">
            <text:p>6</text:p>
          </table:table-cell>
          <table:table-cell table:style-name="ce17" office:value-type="float" office:value="7" calcext:value-type="float">
            <text:p>7</text:p>
          </table:table-cell>
          <table:table-cell table:formula="of:= [.G12] / [.$J12]" office:value-type="float" office:value="0.571428571428571" calcext:value-type="float">
            <text:p>0.571428571428571</text:p>
          </table:table-cell>
          <table:table-cell table:style-name="Default" table:formula="of:= [.H12] / [.$J12]" office:value-type="float" office:value="0" calcext:value-type="float">
            <text:p>0</text:p>
          </table:table-cell>
          <table:table-cell table:style-name="Default" table:formula="of:= [.I12] / [.$J12]" office:value-type="float" office:value="0.857142857142857" calcext:value-type="float">
            <text:p>0.857142857142857</text:p>
          </table:table-cell>
          <table:table-cell table:number-columns-repeated="6"/>
        </table:table-row>
        <table:table-row table:style-name="ro30">
          <table:table-cell table:style-name="ce17" office:value-type="float" office:value="12" calcext:value-type="float">
            <text:p>12</text:p>
          </table:table-cell>
          <table:table-cell table:style-name="ce15" office:value-type="string" calcext:value-type="string">
            <text:p>kontseptsiya-sistemy-kontrolya-i-upravleniya-tehnologicheskim-protsessom-formirovaniya-mikroplazmennyh-pokrytiy</text:p>
          </table:table-cell>
          <table:table-cell table:style-name="ce13" office:value-type="string" calcext:value-type="string">
            <text:p><text:span text:style-name="T43">Автоматизированная, система</text:span><text:span text:style-name="T44">, </text:span><text:span text:style-name="T45">база</text:span><text:span text:style-name="T24">, </text:span><text:span text:style-name="T46">данных</text:span><text:span text:style-name="T24">,</text:span><text:span text:style-name="T10"> модульный, подход, LabVIEW, </text:span><text:span text:style-name="T1">микроплазменное</text:span><text:span text:style-name="T24">, </text:span><text:span text:style-name="T20">оксидирование</text:span></text:p>
          </table:table-cell>
          <table:table-cell table:style-name="ce16" office:value-type="string" calcext:value-type="string">
            <text:p>структура <text:span text:style-name="T2">базы</text:span> <text:span text:style-name="T2">данных</text:span> процесса нанесения покрытий <text:span text:style-name="T2">микроплазменным</text:span> <text:span text:style-name="T2">оксидированием</text:span>, классификация процесса нанесения покрытий методом <text:span text:style-name="T2">микроплазменного</text:span> <text:span text:style-name="T2">оксидирования</text:span>, <text:span text:style-name="T2">баз</text:span> <text:span text:style-name="T2">данных</text:span> процесса нанесения покрытий</text:p>
          </table:table-cell>
          <table:table-cell table:style-name="ce13" office:value-type="string" calcext:value-type="string">
            <text:p><text:span text:style-name="T13">Автоматизированная, система</text:span><text:span text:style-name="T10">, </text:span><text:span text:style-name="T19">база, данных,</text:span><text:span text:style-name="T10"> модульный, подход, LabVIEW, </text:span><text:span text:style-name="T19">микроплазменное, оксидирование</text:span></text:p>
          </table:table-cell>
          <table:table-cell table:style-name="ce16" office:value-type="string" calcext:value-type="string">
            <text:p>• электролит, • наблюдение, элемент блок, функциониро вания, фотография изделия, учных целях, условиях многообразия, уникального оборудования, технологическом процессе, технические возможности, температуру воды, стадий массопереноса, става электролита, согласованы функциональные, совокупно сти, сильнотоковые процессы, сиг нал, режимы работы, растворах электролитов, разнообразные требования</text:p>
          </table:table-cell>
          <table:table-cell table:style-name="ce17" office:value-type="float" office:value="4" calcext:value-type="float">
            <text:p>4</text:p>
          </table:table-cell>
          <table:table-cell table:style-name="ce17" office:value-type="float" office:value="0" calcext:value-type="float">
            <text:p>0</text:p>
          </table:table-cell>
          <table:table-cell office:value-type="float" office:value="6" calcext:value-type="float">
            <text:p>6</text:p>
          </table:table-cell>
          <table:table-cell table:style-name="ce17" office:value-type="float" office:value="9" calcext:value-type="float">
            <text:p>9</text:p>
          </table:table-cell>
          <table:table-cell table:formula="of:= [.G13] / [.$J13]" office:value-type="float" office:value="0.444444444444444" calcext:value-type="float">
            <text:p>0.444444444444444</text:p>
          </table:table-cell>
          <table:table-cell table:style-name="Default" table:formula="of:= [.H13] / [.$J13]" office:value-type="float" office:value="0" calcext:value-type="float">
            <text:p>0</text:p>
          </table:table-cell>
          <table:table-cell table:style-name="Default" table:formula="of:= [.I13] / [.$J13]" office:value-type="float" office:value="0.666666666666667" calcext:value-type="float">
            <text:p>0.666666666666667</text:p>
          </table:table-cell>
          <table:table-cell table:number-columns-repeated="6"/>
        </table:table-row>
        <table:table-row table:style-name="ro31">
          <table:table-cell table:style-name="ce17" office:value-type="float" office:value="13" calcext:value-type="float">
            <text:p>13</text:p>
          </table:table-cell>
          <table:table-cell table:style-name="ce15" office:value-type="string" calcext:value-type="string">
            <text:p>k-voprosu-o-vybore-prilozheniya-dlya-skanirovaniya-qr-kod</text:p>
          </table:table-cell>
          <table:table-cell table:style-name="ce16" office:value-type="string" calcext:value-type="string">
            <text:p><text:span text:style-name="T14">QR-код</text:span><text:span text:style-name="T15">,</text:span><text:span text:style-name="T16"> расшифровать, </text:span><text:span text:style-name="T47">приложение, </text:span><text:span text:style-name="T20">сканирования</text:span><text:span text:style-name="T10">, фотокамера,</text:span></text:p>
            <text:p><text:span text:style-name="T10">Мобильное, устройство</text:span></text:p>
          </table:table-cell>
          <table:table-cell table:style-name="ce16" office:value-type="string" calcext:value-type="string">
            <text:p>программа сканер qr - кодов, большой выбор дешифраторов <text:span text:style-name="T2">qr - кода</text:span>, <text:span text:style-name="T2">сканирования</text:span> qr – кода</text:p>
          </table:table-cell>
          <table:table-cell table:style-name="ce16" office:value-type="string" calcext:value-type="string">
            <text:p><text:span text:style-name="T56">QR-код,</text:span><text:span text:style-name="T10"> расшифровать, </text:span><text:span text:style-name="T18">приложение, </text:span><text:span text:style-name="T76">сканирования</text:span><text:span text:style-name="T10">, </text:span><text:span text:style-name="T2">фотокамера</text:span><text:span text:style-name="T10">,</text:span></text:p>
            <text:p><text:span text:style-name="T10">Мобильное, устройство</text:span></text:p>
          </table:table-cell>
          <table:table-cell table:style-name="ce16" office:value-type="string" calcext:value-type="string">
            <text:p>является плюсом, является плюсом, электронную почту, экран устройства, четкость изображения, функционального приложения, удобная функция, таких программ, специальное обеспечение, современные <text:span text:style-name="T2">фотокамеры</text:span>, следует учитывать, сканирование проходит, <text:span text:style-name="T2">сканирование</text:span> завершится, сканирование завершено, сети интернет, регулируется размер, расположение фотокамеры, разработчика twmobile, разработчика androidrock, размещаются практически</text:p>
          </table:table-cell>
          <table:table-cell table:number-columns-repeated="2" table:style-name="ce17" office:value-type="float" office:value="2" calcext:value-type="float">
            <text:p>2</text:p>
          </table:table-cell>
          <table:table-cell office:value-type="float" office:value="3" calcext:value-type="float">
            <text:p>3</text:p>
          </table:table-cell>
          <table:table-cell table:style-name="ce17" office:value-type="float" office:value="7" calcext:value-type="float">
            <text:p>7</text:p>
          </table:table-cell>
          <table:table-cell table:formula="of:= [.G14] / [.$J14]" office:value-type="float" office:value="0.285714285714286" calcext:value-type="float">
            <text:p>0.285714285714286</text:p>
          </table:table-cell>
          <table:table-cell table:style-name="Default" table:formula="of:= [.H14] / [.$J14]" office:value-type="float" office:value="0.285714285714286" calcext:value-type="float">
            <text:p>0.285714285714286</text:p>
          </table:table-cell>
          <table:table-cell table:style-name="Default" table:formula="of:= [.I14] / [.$J14]" office:value-type="float" office:value="0.428571428571429" calcext:value-type="float">
            <text:p>0.428571428571429</text:p>
          </table:table-cell>
          <table:table-cell table:number-columns-repeated="6"/>
        </table:table-row>
        <table:table-row table:style-name="ro31">
          <table:table-cell table:style-name="ce17" office:value-type="float" office:value="14" calcext:value-type="float">
            <text:p>14</text:p>
          </table:table-cell>
          <table:table-cell table:style-name="ce15" office:value-type="string" calcext:value-type="string">
            <text:p>metodologicheskie-osnovy-raspredelennoy-informatsionnoy-sistemy-monitoringa-sostoyaniya-okruzhayuschey-sredy</text:p>
          </table:table-cell>
          <table:table-cell table:style-name="ce13" office:value-type="string" calcext:value-type="string">
            <text:p><text:span text:style-name="T13">распределенная, информационная, система</text:span><text:span text:style-name="T10">, Java 2, Enterprise Edition, мониторинг, окружающей, среды</text:span></text:p>
          </table:table-cell>
          <table:table-cell table:style-name="ce16" office:value-type="string" calcext:value-type="string">
            <text:p>задачу интеграции различных структур представления данных, контроллером бд этап обработки данных, функциональной единицей данной технологии</text:p>
          </table:table-cell>
          <table:table-cell table:style-name="ce13" office:value-type="string" calcext:value-type="string">
            <text:p><text:span text:style-name="T13">распределенная, информационная, система</text:span><text:span text:style-name="T10">, Java 2, Enterprise Edition, мониторинг, окружающей, среды</text:span></text:p>
          </table:table-cell>
          <table:table-cell table:style-name="ce16" office:value-type="string" calcext:value-type="string">
            <text:p>экологических систем, экологических систем, шифрование пароля, частично решить, функцию берет, управляет драйверами, уникальные имена, удалении имеющихся, удалении имеющихся, требующая решения, тонким местом, томск тел, томск )., таким образом, специальном дескрипторе, соответствующему драйверу, создавая приложение, снизить затраты, скорости обработки, сервер отвечает</text:p>
          </table:table-cell>
          <table:table-cell table:number-columns-repeated="2" table:style-name="ce17" office:value-type="float" office:value="0" calcext:value-type="float">
            <text:p>0</text:p>
          </table:table-cell>
          <table:table-cell office:value-type="float" office:value="5" calcext:value-type="float">
            <text:p>5</text:p>
          </table:table-cell>
          <table:table-cell table:style-name="ce17" office:value-type="float" office:value="8" calcext:value-type="float">
            <text:p>8</text:p>
          </table:table-cell>
          <table:table-cell table:formula="of:= [.G15] / [.$J15]" office:value-type="float" office:value="0" calcext:value-type="float">
            <text:p>0</text:p>
          </table:table-cell>
          <table:table-cell table:style-name="Default" table:formula="of:= [.H15] / [.$J15]" office:value-type="float" office:value="0" calcext:value-type="float">
            <text:p>0</text:p>
          </table:table-cell>
          <table:table-cell table:style-name="Default" table:formula="of:= [.I15] / [.$J15]" office:value-type="float" office:value="0.625" calcext:value-type="float">
            <text:p>0.625</text:p>
          </table:table-cell>
          <table:table-cell table:number-columns-repeated="6"/>
        </table:table-row>
        <table:table-row table:style-name="ro32">
          <table:table-cell table:style-name="ce17" office:value-type="float" office:value="15" calcext:value-type="float">
            <text:p>15</text:p>
          </table:table-cell>
          <table:table-cell table:style-name="ce15" office:value-type="string" calcext:value-type="string">
            <text:p>metod-postroeniya-imitatsionnyh-modeley-prinyatiya-resheniy-na-osnove-mnogoagentnyh-tehnologiy</text:p>
          </table:table-cell>
          <table:table-cell table:style-name="ce13" office:value-type="string" calcext:value-type="string">
            <text:p><text:span text:style-name="T1">Агент</text:span><text:span text:style-name="T15">; </text:span><text:span text:style-name="T48">обучения</text:span><text:span text:style-name="T49"> </text:span><text:span text:style-name="T20">классификатора</text:span><text:span text:style-name="T10">; </text:span><text:span text:style-name="T19">комбинирования,</text:span><text:span text:style-name="T10"> искусственный, интеллект; интеллектуальные, индивидуальные, траектории; референтные, группы. </text:span></text:p>
          </table:table-cell>
          <table:table-cell table:style-name="ce16" office:value-type="string" calcext:value-type="string">
            <text:p>комбинации результатов классификации <text:span text:style-name="T2">агентов</text:span> <text:span text:style-name="T2">обучения</text:span> <text:span text:style-name="T2">классификатора</text:span>, объединение результатов предсказаний множественных агентов обучения классификатора, агентах система гетерогенных классификаторов hsc</text:p>
          </table:table-cell>
          <table:table-cell table:style-name="ce13" office:value-type="string" calcext:value-type="string">
            <text:p><text:span text:style-name="T77">Агент</text:span><text:span text:style-name="T78">; обучения классификатора</text:span><text:span text:style-name="T79">; </text:span><text:span text:style-name="T80">комбинирования,</text:span><text:span text:style-name="T79"> искусственный, интеллект; интеллектуальные, индивидуальные, траектории; референтные, группы. </text:span></text:p>
          </table:table-cell>
          <table:table-cell table:style-name="ce16" office:value-type="string" calcext:value-type="string">
            <text:p>№ 10, эксперименты показывают, число кручения, число классификаторов, число классификаторов, целевой функции, удк 681, удк 330, тти юфу, трудно формализуемых, трехмерном пространстве, трехмерном пространстве, типов агентов, типа агентов, типа агентов, типа агентов, течение долгого, технические науки, технические науки, технические науки</text:p>
          </table:table-cell>
          <table:table-cell table:style-name="ce17" office:value-type="float" office:value="3" calcext:value-type="float">
            <text:p>3</text:p>
          </table:table-cell>
          <table:table-cell table:style-name="ce17" office:value-type="float" office:value="1" calcext:value-type="float">
            <text:p>1</text:p>
          </table:table-cell>
          <table:table-cell office:value-type="float" office:value="5" calcext:value-type="float">
            <text:p>5</text:p>
          </table:table-cell>
          <table:table-cell table:style-name="ce17" office:value-type="float" office:value="12" calcext:value-type="float">
            <text:p>12</text:p>
          </table:table-cell>
          <table:table-cell table:formula="of:= [.G16] / [.$J16]" office:value-type="float" office:value="0.25" calcext:value-type="float">
            <text:p>0.25</text:p>
          </table:table-cell>
          <table:table-cell table:style-name="Default" table:formula="of:= [.H16] / [.$J16]" office:value-type="float" office:value="0.0833333333333333" calcext:value-type="float">
            <text:p>0.083333333333333</text:p>
          </table:table-cell>
          <table:table-cell table:style-name="Default" table:formula="of:= [.I16] / [.$J16]" office:value-type="float" office:value="0.416666666666667" calcext:value-type="float">
            <text:p>0.416666666666667</text:p>
          </table:table-cell>
          <table:table-cell table:number-columns-repeated="6"/>
        </table:table-row>
        <table:table-row table:style-name="ro33">
          <table:table-cell table:style-name="ce17" office:value-type="float" office:value="16" calcext:value-type="float">
            <text:p>16</text:p>
          </table:table-cell>
          <table:table-cell table:style-name="ce15" office:value-type="string" calcext:value-type="string">
            <text:p>modeli-predmetnyh-znaniy-na-osnove-sistemno-kognitivnogo-analiza</text:p>
          </table:table-cell>
          <table:table-cell table:style-name="ce13" office:value-type="string" calcext:value-type="string">
            <text:p><text:span text:style-name="T25">Искусственный, интеллект; адаптивные, обучающие, системы; </text:span><text:span text:style-name="T22">модель</text:span><text:span text:style-name="T50">, </text:span><text:span text:style-name="T51">предметных</text:span><text:span text:style-name="T40">, </text:span><text:span text:style-name="T38">знаний</text:span><text:span text:style-name="T10">; системный, </text:span><text:span text:style-name="T52">анализ</text:span><text:span text:style-name="T10">; </text:span><text:span text:style-name="T2">когнитивные</text:span><text:span text:style-name="T10">, технологии.</text:span></text:p>
          </table:table-cell>
          <table:table-cell table:style-name="ce16" office:value-type="string" calcext:value-type="string">
            <text:p>применение системно - <text:span text:style-name="T2">когнитивного</text:span> <text:span text:style-name="T2">анализа</text:span> <text:span text:style-name="T2">модели</text:span> <text:span text:style-name="T2">предметных</text:span> <text:span text:style-name="T2">знаний</text:span> активного объекта управления, схема взаимодействия моделей активного объекта управления, разработки информационной модели предметной области необходимо</text:p>
          </table:table-cell>
          <table:table-cell table:style-name="ce13" office:value-type="string" calcext:value-type="string">
            <text:p><text:span text:style-name="T10">Искусственный, интеллект; адаптивные, обучающие системы; </text:span><text:span text:style-name="T19">модель, предметных, знаний</text:span><text:span text:style-name="T10">; системный, анализ; когнитивные, технологии.</text:span></text:p>
          </table:table-cell>
          <table:table-cell table:style-name="ce16" office:value-type="string" calcext:value-type="string">
            <text:p>явных расхождений, являющиеся базовыми, являться предметом, этап является, этап выявления, эмпирических данных, эмерджентными свойствами, экстенсиональное );, широкое распространение, целью исключения, формирования гипотез, формализованного описания, форм познания, учетом влияния, упрощенно представить, узнавание ":, удк 621, тти юфу, трудных задач, точность решения</text:p>
          </table:table-cell>
          <table:table-cell table:style-name="ce17" office:value-type="float" office:value="5" calcext:value-type="float">
            <text:p>5</text:p>
          </table:table-cell>
          <table:table-cell table:style-name="ce17" office:value-type="float" office:value="0" calcext:value-type="float">
            <text:p>0</text:p>
          </table:table-cell>
          <table:table-cell office:value-type="float" office:value="4" calcext:value-type="float">
            <text:p>4</text:p>
          </table:table-cell>
          <table:table-cell table:style-name="ce17" office:value-type="float" office:value="12" calcext:value-type="float">
            <text:p>12</text:p>
          </table:table-cell>
          <table:table-cell table:formula="of:= [.G17] / [.$J17]" office:value-type="float" office:value="0.416666666666667" calcext:value-type="float">
            <text:p>0.416666666666667</text:p>
          </table:table-cell>
          <table:table-cell table:style-name="Default" table:formula="of:= [.H17] / [.$J17]" office:value-type="float" office:value="0" calcext:value-type="float">
            <text:p>0</text:p>
          </table:table-cell>
          <table:table-cell table:style-name="Default" table:formula="of:= [.I17] / [.$J17]" office:value-type="float" office:value="0.333333333333333" calcext:value-type="float">
            <text:p>0.333333333333333</text:p>
          </table:table-cell>
          <table:table-cell table:number-columns-repeated="6"/>
        </table:table-row>
        <table:table-row table:style-name="ro34">
          <table:table-cell table:style-name="ce17" office:value-type="float" office:value="17" calcext:value-type="float">
            <text:p>17</text:p>
          </table:table-cell>
          <table:table-cell table:style-name="ce15" office:value-type="string" calcext:value-type="string">
            <text:p>modelirovanie-audioekologicheskoy-obstanovki-v-interaktivnom-rezhime.</text:p>
          </table:table-cell>
          <table:table-cell table:style-name="ce13" office:value-type="string" calcext:value-type="string">
            <text:p><text:span text:style-name="T10">Аудиоэкология</text:span>; шум; акустика, <text:span text:style-name="T2">помещений</text:span>; <text:span text:style-name="T2">интерактивные</text:span>, <text:span text:style-name="T2">методы</text:span>; архитектурная</text:p>
          </table:table-cell>
          <table:table-cell table:style-name="ce16" office:value-type="string" calcext:value-type="string">
            <text:p>технологический институт федерального государственного образовательного учреждения высшего профессионального образования, исследования <text:span text:style-name="T2">методами</text:span> <text:span text:style-name="T2">интерактивной</text:span> архитектурной акустики, процесс выбора акустического оформления <text:span text:style-name="T2">помещения</text:span></text:p>
          </table:table-cell>
          <table:table-cell table:style-name="ce13" office:value-type="string" calcext:value-type="string">
            <text:p><text:span text:style-name="T10">Аудиоэкология</text:span>; <text:span text:style-name="T2">шум</text:span>; акустика, помещений; интерактивные, <text:span text:style-name="T2">методы</text:span>; архитектурная</text:p>
          </table:table-cell>
          <table:table-cell table:style-name="ce16" office:value-type="string" calcext:value-type="string">
            <text:p>уровень <text:span text:style-name="T2">шума</text:span>, удк 616, снижению работоспособности, различных точках, пути распространения, позволяющего получить, повышение давления, основная проблема, невозможна человеческая, <text:span text:style-name="T2">методы</text:span> основаны, <text:span text:style-name="T2">метод</text:span> масштабирует, медицинской техники, компьютерный анализ, кафедра электрогидроакустической, исчерпывающего поиска, интерактивные методы, интерактивном режиме, известия юфу, живые организмы, воздействию шума</text:p>
          </table:table-cell>
          <table:table-cell table:style-name="ce17" office:value-type="float" office:value="3" calcext:value-type="float">
            <text:p>3</text:p>
          </table:table-cell>
          <table:table-cell table:style-name="ce17" office:value-type="float" office:value="2" calcext:value-type="float">
            <text:p>2</text:p>
          </table:table-cell>
          <table:table-cell office:value-type="float" office:value="0" calcext:value-type="float">
            <text:p>0</text:p>
          </table:table-cell>
          <table:table-cell table:style-name="ce17" office:value-type="float" office:value="7" calcext:value-type="float">
            <text:p>7</text:p>
          </table:table-cell>
          <table:table-cell table:formula="of:= [.G18] / [.$J18]" office:value-type="float" office:value="0.428571428571429" calcext:value-type="float">
            <text:p>0.428571428571429</text:p>
          </table:table-cell>
          <table:table-cell table:style-name="Default" table:formula="of:= [.H18] / [.$J18]" office:value-type="float" office:value="0.285714285714286" calcext:value-type="float">
            <text:p>0.285714285714286</text:p>
          </table:table-cell>
          <table:table-cell table:style-name="Default" table:formula="of:= [.I18] / [.$J18]" office:value-type="float" office:value="0" calcext:value-type="float">
            <text:p>0</text:p>
          </table:table-cell>
          <table:table-cell table:number-columns-repeated="6"/>
        </table:table-row>
        <table:table-row table:style-name="ro35">
          <table:table-cell table:style-name="ce17" office:value-type="float" office:value="18" calcext:value-type="float">
            <text:p>18</text:p>
          </table:table-cell>
          <table:table-cell table:style-name="ce15" office:value-type="string" calcext:value-type="string">
            <text:p>novye-vozmozhnosti-formirovaniya-zaprosov-semanticheskih-dannyh-s-pomoschyu-sparql</text:p>
          </table:table-cell>
          <table:table-cell table:style-name="ce13" office:value-type="string" calcext:value-type="string">
            <text:p><text:span text:style-name="T10">Семантическая, паутина, Веб, </text:span><text:span text:style-name="T19">SQL,</text:span><text:span text:style-name="T10"> </text:span><text:span text:style-name="T19">SPARQL</text:span><text:span text:style-name="T10">, </text:span><text:span text:style-name="T19">RDF</text:span><text:span text:style-name="T10">, W3C.</text:span></text:p>
          </table:table-cell>
          <table:table-cell table:style-name="ce16" office:value-type="string" calcext:value-type="string">
            <text:p>первым ключевым отличием rdf - данных, архитектура rdf - модели данных, представления sparql - запросы</text:p>
          </table:table-cell>
          <table:table-cell table:style-name="ce13" office:value-type="string" calcext:value-type="string">
            <text:p><text:span text:style-name="T10">Семантическая, паутина, Веб, </text:span><text:span text:style-name="T19">SQL,</text:span><text:span text:style-name="T10"> </text:span><text:span text:style-name="T19">SPARQL</text:span><text:span text:style-name="T10">, </text:span><text:span text:style-name="T19">RDF</text:span><text:span text:style-name="T10">, W3C.</text:span></text:p>
          </table:table-cell>
          <table:table-cell table:style-name="ce16" office:value-type="string" calcext:value-type="string">
            <text:p>язык запросов, числе xml, хранилищам проходят, хватать атрибутов, федеративных запросов, удаления информации, технологии хранения, тематическими картами, таблицами осуществляется, соответственно добавляют, соединения результатов, сервисные архитектуры, семантическая паутина, свободном доступе, разработан специально, разным хранилищам, различных источников, протоколу http, прикладной математики, представления информации</text:p>
          </table:table-cell>
          <table:table-cell table:number-columns-repeated="2" table:style-name="ce17" office:value-type="float" office:value="0" calcext:value-type="float">
            <text:p>0</text:p>
          </table:table-cell>
          <table:table-cell office:value-type="float" office:value="4" calcext:value-type="float">
            <text:p>4</text:p>
          </table:table-cell>
          <table:table-cell table:style-name="ce17" office:value-type="float" office:value="7" calcext:value-type="float">
            <text:p>7</text:p>
          </table:table-cell>
          <table:table-cell table:formula="of:= [.G19] / [.$J19]" office:value-type="float" office:value="0" calcext:value-type="float">
            <text:p>0</text:p>
          </table:table-cell>
          <table:table-cell table:style-name="Default" table:formula="of:= [.H19] / [.$J19]" office:value-type="float" office:value="0" calcext:value-type="float">
            <text:p>0</text:p>
          </table:table-cell>
          <table:table-cell table:style-name="Default" table:formula="of:= [.I19] / [.$J19]" office:value-type="float" office:value="0.571428571428571" calcext:value-type="float">
            <text:p>0.571428571428571</text:p>
          </table:table-cell>
          <table:table-cell table:number-columns-repeated="6"/>
        </table:table-row>
        <table:table-row table:style-name="ro36">
          <table:table-cell table:style-name="ce17" office:value-type="float" office:value="19" calcext:value-type="float">
            <text:p>19</text:p>
          </table:table-cell>
          <table:table-cell table:style-name="ce15" office:value-type="string" calcext:value-type="string">
            <text:p>obespechenie-nepreryvnosti-peredachi-signala-po-zakrytym-telekommunikatsionnym-setyam-pri-provedenii-pryamyh-efirov</text:p>
          </table:table-cell>
          <table:table-cell table:style-name="ce13" office:value-type="string" calcext:value-type="string">
            <text:p>непрерывность, сигнал, закрытые, системы, телекоммуникационные, сети. </text:p>
          </table:table-cell>
          <table:table-cell table:style-name="ce16" office:value-type="string" calcext:value-type="string">
            <text:p>время - частотный анализ - анализ вида временного, основе теоремы уиттекера - котельникова - шеннона, - измерение параметров качества среды передачи</text:p>
          </table:table-cell>
          <table:table-cell table:style-name="ce13" office:value-type="string" calcext:value-type="string">
            <text:p>непрерывность, сигнал, закрытые, системы, телекоммуникационные, сети. </text:p>
          </table:table-cell>
          <table:table-cell table:style-name="ce16" office:value-type="string" calcext:value-type="string">
            <text:p>энтропии колмогорова, формата находится, учитываются особенности, учебное пособие, уровню чувствительности, управления качеством, увеличить доходы, требует затрат, трафика реального, транспортном уровне, типов трафика, телевидение будущего, твердотельные телекамеры, таком подходе, считается приемлемым, существующих сетях, ступенчатом закона, стриминговое вещание, сторону ухудшения, стороне пользователя</text:p>
          </table:table-cell>
          <table:table-cell table:number-columns-repeated="2" table:style-name="ce17" office:value-type="float" office:value="0" calcext:value-type="float">
            <text:p>0</text:p>
          </table:table-cell>
          <table:table-cell office:value-type="float" office:value="1" calcext:value-type="float">
            <text:p>1</text:p>
          </table:table-cell>
          <table:table-cell table:style-name="ce17" office:value-type="float" office:value="6" calcext:value-type="float">
            <text:p>6</text:p>
          </table:table-cell>
          <table:table-cell table:formula="of:= [.G20] / [.$J20]" office:value-type="float" office:value="0" calcext:value-type="float">
            <text:p>0</text:p>
          </table:table-cell>
          <table:table-cell table:style-name="Default" table:formula="of:= [.H20] / [.$J20]" office:value-type="float" office:value="0" calcext:value-type="float">
            <text:p>0</text:p>
          </table:table-cell>
          <table:table-cell table:style-name="Default" table:formula="of:= [.I20] / [.$J20]" office:value-type="float" office:value="0.166666666666667" calcext:value-type="float">
            <text:p>0.166666666666667</text:p>
          </table:table-cell>
          <table:table-cell table:number-columns-repeated="6"/>
        </table:table-row>
        <table:table-row table:style-name="ro37">
          <table:table-cell table:style-name="ce17" office:value-type="float" office:value="20" calcext:value-type="float">
            <text:p>20</text:p>
          </table:table-cell>
          <table:table-cell table:style-name="ce15" office:value-type="string" calcext:value-type="string">
            <text:p>orientirovannye-grafy-v-relyatsionnyh-bazah-dannyh</text:p>
          </table:table-cell>
          <table:table-cell table:style-name="ce13" office:value-type="string" calcext:value-type="string">
            <text:p><text:span text:style-name="T13">реляционные, базы, данных</text:span><text:span text:style-name="T10">, иерархические, структуры, ориентированные, графы, модификация иерархических, запросы, манипулирования, данными.</text:span></text:p>
          </table:table-cell>
          <table:table-cell table:style-name="ce16" office:value-type="string" calcext:value-type="string">
            <text:p>числом ячеек матрицы достижимости вершин орграфа, мощность hierarchyobject равна числу вершин орграфа n, основе матрицы достижимости вершин дерева</text:p>
          </table:table-cell>
          <table:table-cell table:style-name="ce13" office:value-type="string" calcext:value-type="string">
            <text:p><text:span text:style-name="T1">реляционные</text:span><text:span text:style-name="T24">, базы, </text:span><text:span text:style-name="T20">данных</text:span><text:span text:style-name="T10">, иерархические, структуры, ориентированные, графы, модификация иерархических, запросы, манипулирования, данными.</text:span></text:p>
          </table:table-cell>
          <table:table-cell table:style-name="ce16" office:value-type="string" calcext:value-type="string">
            <text:p>– ставрополь, – отдельно, – данные, – p, – 245, – 2008, хранения дерева, хранения <text:span text:style-name="T2">данных</text:span>, характере связей, характера связей, технологий северо, таблицам hierarchyobject, таблиц hierarchyobject, считаться удачным, соответствие операции, связанных вершин, <text:span text:style-name="T2">реляционных</text:span> системах, р техн, противном случае, потомок ».</text:p>
          </table:table-cell>
          <table:table-cell table:style-name="ce17" office:value-type="float" office:value="0" calcext:value-type="float">
            <text:p>0</text:p>
          </table:table-cell>
          <table:table-cell table:style-name="ce17" office:value-type="float" office:value="2" calcext:value-type="float">
            <text:p>2</text:p>
          </table:table-cell>
          <table:table-cell office:value-type="float" office:value="3" calcext:value-type="float">
            <text:p>3</text:p>
          </table:table-cell>
          <table:table-cell table:style-name="ce17" office:value-type="float" office:value="12" calcext:value-type="float">
            <text:p>12</text:p>
          </table:table-cell>
          <table:table-cell table:formula="of:= [.G21] / [.$J21]" office:value-type="float" office:value="0" calcext:value-type="float">
            <text:p>0</text:p>
          </table:table-cell>
          <table:table-cell table:style-name="Default" table:formula="of:= [.H21] / [.$J21]" office:value-type="float" office:value="0.166666666666667" calcext:value-type="float">
            <text:p>0.166666666666667</text:p>
          </table:table-cell>
          <table:table-cell table:style-name="Default" table:formula="of:= [.I21] / [.$J21]" office:value-type="float" office:value="0.25" calcext:value-type="float">
            <text:p>0.25</text:p>
          </table:table-cell>
          <table:table-cell table:number-columns-repeated="6"/>
        </table:table-row>
        <table:table-row table:style-name="ro38">
          <table:table-cell table:style-name="ce17" office:value-type="float" office:value="21" calcext:value-type="float">
            <text:p>21</text:p>
          </table:table-cell>
          <table:table-cell table:style-name="ce15" office:value-type="string" calcext:value-type="string">
            <text:p>osnovannye-na-veyvletah-gistogrammy-dlya-otsenki-selektivnosti-zaprosov.pdf</text:p>
          </table:table-cell>
          <table:table-cell table:style-name="ce13" office:value-type="string" calcext:value-type="string">
            <text:p><text:span text:style-name="T53">база, </text:span><text:span text:style-name="T2">данных</text:span><text:span text:style-name="T54">, </text:span><text:span text:style-name="T55">вейвлет</text:span><text:span text:style-name="T54">, гистограмма, </text:span><text:span text:style-name="T1">запрос</text:span><text:span text:style-name="T54">, селективность</text:span></text:p>
          </table:table-cell>
          <table:table-cell table:style-name="ce16" office:value-type="string" calcext:value-type="string">
            <text:p>графики качества аппроксимации обобщенного распределения <text:span text:style-name="T2">данных</text:span> различными методами, аппроксимация совокупного распределения данных различными методами, представления ошибки определенных <text:span text:style-name="T2">запросов</text:span></text:p>
          </table:table-cell>
          <table:table-cell table:style-name="ce13" office:value-type="string" calcext:value-type="string">
            <text:p><text:span text:style-name="T10">база, данных, </text:span><text:span text:style-name="T19">вейвлет</text:span><text:span text:style-name="T10">, гистограмма, </text:span><text:span text:style-name="T19">запрос</text:span><text:span text:style-name="T10">, селективность</text:span></text:p>
          </table:table-cell>
          <table:table-cell table:style-name="ce13" office:value-type="string" calcext:value-type="string">
            <text:p>эксперименты показали, число шагов, число записей, частота fi, худшем случае, худшем случае, хорошее приближение, фактически представленных, удачного варианта, удаления данных, точность оценки, точное моделирование, тесту tpc, тесту tpc, таким образом, существенно уменьшены, ступенчатую функцию, средняя ошибка, средняя ошибка, средняя ошибка</text:p>
          </table:table-cell>
          <table:table-cell table:style-name="ce17" office:value-type="float" office:value="2" calcext:value-type="float">
            <text:p>2</text:p>
          </table:table-cell>
          <table:table-cell table:style-name="ce17" office:value-type="float" office:value="0" calcext:value-type="float">
            <text:p>0</text:p>
          </table:table-cell>
          <table:table-cell office:value-type="float" office:value="2" calcext:value-type="float">
            <text:p>2</text:p>
          </table:table-cell>
          <table:table-cell table:style-name="ce17" office:value-type="float" office:value="6" calcext:value-type="float">
            <text:p>6</text:p>
          </table:table-cell>
          <table:table-cell table:formula="of:= [.G22] / [.$J22]" office:value-type="float" office:value="0.333333333333333" calcext:value-type="float">
            <text:p>0.333333333333333</text:p>
          </table:table-cell>
          <table:table-cell table:style-name="Default" table:formula="of:= [.H22] / [.$J22]" office:value-type="float" office:value="0" calcext:value-type="float">
            <text:p>0</text:p>
          </table:table-cell>
          <table:table-cell table:style-name="Default" table:formula="of:= [.I22] / [.$J22]" office:value-type="float" office:value="0.333333333333333" calcext:value-type="float">
            <text:p>0.333333333333333</text:p>
          </table:table-cell>
          <table:table-cell table:number-columns-repeated="6"/>
        </table:table-row>
        <table:table-row table:style-name="ro39">
          <table:table-cell table:style-name="ce17" office:value-type="float" office:value="22" calcext:value-type="float">
            <text:p>22</text:p>
          </table:table-cell>
          <table:table-cell table:style-name="ce15" office:value-type="string" calcext:value-type="string">
            <text:p>podhod-k-otsenke-proizvoditelnyh-resursov-informatsionnyh-sistem</text:p>
          </table:table-cell>
          <table:table-cell table:style-name="ce13" office:value-type="string" calcext:value-type="string">
            <text:p><text:span text:style-name="T56">оценка, производительных, </text:span><text:span text:style-name="T57">ресурсов</text:span><text:span text:style-name="T21">, распределённые, </text:span><text:span text:style-name="T26">информационные</text:span><text:span text:style-name="T10">, </text:span><text:span text:style-name="T2">системы</text:span><text:span text:style-name="T10">, уп равление, предприятия, </text:span><text:span text:style-name="T19">системы, массового, обслуживания, ожиданием.</text:span></text:p>
          </table:table-cell>
          <table:table-cell table:style-name="ce16" office:value-type="string" calcext:value-type="string">
            <text:p><text:span text:style-name="T2">ресурсов</text:span> <text:span text:style-name="T2">информационной</text:span> <text:span text:style-name="T2">системы</text:span>, сурса информационной системы предприятия про, боганов а.в. система автоматической идентификации потребителей услуг информационных технологий</text:p>
          </table:table-cell>
          <table:table-cell table:style-name="ce13" office:value-type="string" calcext:value-type="string">
            <text:p><text:span text:style-name="T56">оценка, производительных, </text:span><text:span text:style-name="T57">ресурсов</text:span><text:span text:style-name="T44">, распределённые, информационные, </text:span><text:span text:style-name="T2">системы</text:span><text:span text:style-name="T10">, уп равление, предприятия, </text:span><text:span text:style-name="T19">системы, массового, обслуживания, ожиданием.</text:span></text:p>
          </table:table-cell>
          <table:table-cell table:style-name="ce16" office:value-type="string" calcext:value-type="string">
            <text:p>функционирует соответствующее, фактором является, учитывается опыт, устанавливаются соотношения, уважаемые коллеги, требований ко, транспортных ресурсов, транспортных <text:span text:style-name="T2">ресурсов</text:span>, транспортных ресурсов, транс , трак , теории информации, стоимости приобретения, стадии создания, системы автоматизации, <text:span text:style-name="T2">системе</text:span> базируется, серверная составляющие, сайте конференции, пропускной способностью, производительных ресурсов</text:p>
          </table:table-cell>
          <table:table-cell table:style-name="ce17" office:value-type="float" office:value="3" calcext:value-type="float">
            <text:p>3</text:p>
          </table:table-cell>
          <table:table-cell table:style-name="ce17" office:value-type="float" office:value="2" calcext:value-type="float">
            <text:p>2</text:p>
          </table:table-cell>
          <table:table-cell office:value-type="float" office:value="8" calcext:value-type="float">
            <text:p>8</text:p>
          </table:table-cell>
          <table:table-cell table:style-name="ce17" office:value-type="float" office:value="12" calcext:value-type="float">
            <text:p>12</text:p>
          </table:table-cell>
          <table:table-cell table:formula="of:= [.G23] / [.$J23]" office:value-type="float" office:value="0.25" calcext:value-type="float">
            <text:p>0.25</text:p>
          </table:table-cell>
          <table:table-cell table:style-name="Default" table:formula="of:= [.H23] / [.$J23]" office:value-type="float" office:value="0.166666666666667" calcext:value-type="float">
            <text:p>0.166666666666667</text:p>
          </table:table-cell>
          <table:table-cell table:style-name="Default" table:formula="of:= [.I23] / [.$J23]" office:value-type="float" office:value="0.666666666666667" calcext:value-type="float">
            <text:p>0.666666666666667</text:p>
          </table:table-cell>
          <table:table-cell table:number-columns-repeated="6"/>
        </table:table-row>
        <table:table-row table:style-name="ro40">
          <table:table-cell table:style-name="ce17" office:value-type="float" office:value="23" calcext:value-type="float">
            <text:p>23</text:p>
          </table:table-cell>
          <table:table-cell table:style-name="ce15" office:value-type="string" calcext:value-type="string">
            <text:p>prakticheskie-aspekty-primeneniya-studii-analiza-riska-pri-razrabotke-spetsialnogo-razdela-proektnoy-dokumentatsii-perechen-meropriyatiy-po-grazhdanskoy-oborone-meropriyatiy-po-preduprezhdeniyu-chrezvychaynyh-situatsiy-prirodnogo-i-tehnogennogo-harakt</text:p>
          </table:table-cell>
          <table:table-cell table:style-name="ce13" office:value-type="string" calcext:value-type="string">
            <text:p><text:span text:style-name="T54">программный, комплекс, </text:span><text:span text:style-name="T58">анализ, </text:span><text:span text:style-name="T20">риска</text:span><text:span text:style-name="T54">, поражающие, факторы, чрезвычайной, ситуации, </text:span><text:span text:style-name="T2">зоны</text:span><text:span text:style-name="T54">, действия,</text:span></text:p>
          </table:table-cell>
          <table:table-cell table:style-name="ce16" office:value-type="string" calcext:value-type="string">
            <text:p>утверждении методики определения расчетных величин пожарного <text:span text:style-name="T2">риска</text:span>, обозначением границ <text:span text:style-name="T2">зон</text:span> возможной опасности, разработка деклараций промышленной безопасности опасных производственных объектов</text:p>
          </table:table-cell>
          <table:table-cell table:style-name="ce13" office:value-type="string" calcext:value-type="string">
            <text:p><text:span text:style-name="T25">программный, комплекс, </text:span><text:span text:style-name="T81">анализ, риска</text:span><text:span text:style-name="T25">, поражающие, факторы, </text:span><text:span text:style-name="T65">чрезвычайной</text:span><text:span text:style-name="T10">, </text:span><text:span text:style-name="T2">ситуации</text:span><text:span text:style-name="T10">, зоны, действия,</text:span></text:p>
          </table:table-cell>
          <table:table-cell table:style-name="ce16" office:value-type="string" calcext:value-type="string">
            <text:p>№ 87, № 14541, № 1044, <text:span text:style-name="T2">чрезвычайных</text:span> <text:span text:style-name="T2">ситуаций</text:span>, цветом линий, химически опасных, характеристики веществ, характеристика вещества, фц )., формате jpeg, формате jpeg, формате autocad, указанные зоны, транспорте »., токсического поражения, токсического поражения, техногенного характера, техногенного характера, таким образом, студия включает</text:p>
          </table:table-cell>
          <table:table-cell table:number-columns-repeated="2" table:style-name="ce17" office:value-type="float" office:value="2" calcext:value-type="float">
            <text:p>2</text:p>
          </table:table-cell>
          <table:table-cell office:value-type="float" office:value="7" calcext:value-type="float">
            <text:p>7</text:p>
          </table:table-cell>
          <table:table-cell table:style-name="ce17" office:value-type="float" office:value="10" calcext:value-type="float">
            <text:p>10</text:p>
          </table:table-cell>
          <table:table-cell table:formula="of:= [.G24] / [.$J24]" office:value-type="float" office:value="0.2" calcext:value-type="float">
            <text:p>0.2</text:p>
          </table:table-cell>
          <table:table-cell table:style-name="Default" table:formula="of:= [.H24] / [.$J24]" office:value-type="float" office:value="0.2" calcext:value-type="float">
            <text:p>0.2</text:p>
          </table:table-cell>
          <table:table-cell table:style-name="Default" table:formula="of:= [.I24] / [.$J24]" office:value-type="float" office:value="0.7" calcext:value-type="float">
            <text:p>0.7</text:p>
          </table:table-cell>
          <table:table-cell table:number-columns-repeated="6"/>
        </table:table-row>
        <table:table-row table:style-name="ro41">
          <table:table-cell table:style-name="ce17" office:value-type="float" office:value="24" calcext:value-type="float">
            <text:p>24</text:p>
          </table:table-cell>
          <table:table-cell table:style-name="ce15" office:value-type="string" calcext:value-type="string">
            <text:p>printsipy-razvitiya-informatsionnyh-tehnologiy-proektirovaniya-konstruktsiy-odezhdy</text:p>
          </table:table-cell>
          <table:table-cell table:style-name="ce13" office:value-type="string" calcext:value-type="string">
            <text:p><text:span text:style-name="T2">процесс</text:span>, <text:span text:style-name="T2">проектирования</text:span>, <text:span text:style-name="T2">конструкций</text:span>, <text:span text:style-name="T2">одежды</text:span>, (ППКО), работы, творческого, характера, формализация, инженерно, заданная, система, «человек — одежда», графическая, модель,  (ГМО), виртуальная, (ВМО), проектно-конструкторская, документация, (ПКД)</text:p>
          </table:table-cell>
          <table:table-cell table:style-name="ce16" office:value-type="string" calcext:value-type="string">
            <text:p>различных видов работ <text:span text:style-name="T2">процесса</text:span> <text:span text:style-name="T2">проектирования</text:span> <text:span text:style-name="T2">конструкций</text:span> <text:span text:style-name="T2">одежды</text:span>, медведева т. в. разработка теоретических основ процесса проектирования конструкций одежды, принципы развития информационных технологий проектирования конструкций одежды</text:p>
          </table:table-cell>
          <table:table-cell table:style-name="ce13" office:value-type="string" calcext:value-type="string">
            <text:p>процесс, проектирования, конструкций, одежды, (ППКО), работы, творческого, характера, формализация, инженерно, заданная, система, «человек — одежда», графическая, модель, <text:s/>(ГМО), виртуальная, (ВМО), проектно-конструкторская, документация, (ПКД)</text:p>
          </table:table-cell>
          <table:table-cell table:style-name="ce16" office:value-type="string" calcext:value-type="string">
            <text:p>является стилизованным, чрезвычайно затруднено, художественноконструктивным решениям, формообразовании одежды, формализованном виде, формализации методов, фигур составляет, трехмерном проектировании, требует знаний, типовым фигурам, технологические процессы, таким образом, таким образом, таким образом, таким образом, строгом смысле, станет происходить, способ подачи, создается стилистом, сложных задач</text:p>
          </table:table-cell>
          <table:table-cell table:style-name="ce17" office:value-type="float" office:value="4" calcext:value-type="float">
            <text:p>4</text:p>
          </table:table-cell>
          <table:table-cell table:style-name="ce17" office:value-type="float" office:value="1" calcext:value-type="float">
            <text:p>1</text:p>
          </table:table-cell>
          <table:table-cell office:value-type="float" office:value="5" calcext:value-type="float">
            <text:p>5</text:p>
          </table:table-cell>
          <table:table-cell table:style-name="ce17" office:value-type="float" office:value="21" calcext:value-type="float">
            <text:p>21</text:p>
          </table:table-cell>
          <table:table-cell table:formula="of:= [.G25] / [.$J25]" office:value-type="float" office:value="0.19047619047619" calcext:value-type="float">
            <text:p>0.19047619047619</text:p>
          </table:table-cell>
          <table:table-cell table:style-name="Default" table:formula="of:= [.H25] / [.$J25]" office:value-type="float" office:value="0.0476190476190476" calcext:value-type="float">
            <text:p>0.047619047619048</text:p>
          </table:table-cell>
          <table:table-cell table:style-name="Default" table:formula="of:= [.I25] / [.$J25]" office:value-type="float" office:value="0.238095238095238" calcext:value-type="float">
            <text:p>0.238095238095238</text:p>
          </table:table-cell>
          <table:table-cell table:number-columns-repeated="6"/>
        </table:table-row>
        <table:table-row table:style-name="ro42">
          <table:table-cell table:style-name="ce17" office:value-type="float" office:value="25" calcext:value-type="float">
            <text:p>25</text:p>
          </table:table-cell>
          <table:table-cell table:style-name="ce15" office:value-type="string" calcext:value-type="string">
            <text:p>programmnyy-kompleks-diagnostiki-kognitivnyh-harakteristik-spetsialista-v-sfere-intellektualnogo-truda.pdf</text:p>
          </table:table-cell>
          <table:table-cell table:style-name="ce13" office:value-type="string" calcext:value-type="string">
            <text:p><text:span text:style-name="T1">Диагностика</text:span><text:span text:style-name="T15">;</text:span><text:span text:style-name="T16"> </text:span><text:span text:style-name="T59">когнитивные</text:span><text:span text:style-name="T60">, </text:span><text:span text:style-name="T61">параметры</text:span><text:span text:style-name="T60">;</text:span><text:span text:style-name="T10"> интеллектуальная, деятельность. </text:span></text:p>
          </table:table-cell>
          <table:table-cell table:style-name="ce16" office:value-type="string" calcext:value-type="string">
            <text:p><text:span text:style-name="T2">диагностика</text:span> <text:span text:style-name="T2">когнитивных</text:span> <text:span text:style-name="T2">параметров</text:span> модели специалистов, оценка параметров когнитивной модели специалиста, сигов и.и. проблемы разработки конкретного содержания моделей специалистов широкого профиля</text:p>
          </table:table-cell>
          <table:table-cell table:style-name="ce13" office:value-type="string" calcext:value-type="string">
            <text:p><text:span text:style-name="T13">Диагностика;</text:span><text:span text:style-name="T10"> </text:span><text:span text:style-name="T19">когнитивные, параметры;</text:span><text:span text:style-name="T10"> интеллектуальная, деятельность. </text:span></text:p>
          </table:table-cell>
          <table:table-cell table:style-name="ce16" office:value-type="string" calcext:value-type="string">
            <text:p>является забота, эмоциональные нагрузки, эмоциональной сферы, экстремальных условиях, экстремальных ситуациях, экспертных оценок, экспериментальные данные, экологический мониторинг, центры развития, функционирования человека, учебной деятельности, учебная деятельность, уровнях анализа, удк 615, требуемые ресурсы, требованиями работодателей, технических устройств, степени важности, соответствующими классами, современных условиях</text:p>
          </table:table-cell>
          <table:table-cell table:style-name="ce17" office:value-type="float" office:value="3" calcext:value-type="float">
            <text:p>3</text:p>
          </table:table-cell>
          <table:table-cell table:style-name="ce17" office:value-type="float" office:value="0" calcext:value-type="float">
            <text:p>0</text:p>
          </table:table-cell>
          <table:table-cell office:value-type="float" office:value="5" calcext:value-type="float">
            <text:p>5</text:p>
          </table:table-cell>
          <table:table-cell table:style-name="ce17" office:value-type="float" office:value="5" calcext:value-type="float">
            <text:p>5</text:p>
          </table:table-cell>
          <table:table-cell table:formula="of:= [.G26] / [.$J26]" office:value-type="float" office:value="0.6" calcext:value-type="float">
            <text:p>0.6</text:p>
          </table:table-cell>
          <table:table-cell table:style-name="Default" table:formula="of:= [.H26] / [.$J26]" office:value-type="float" office:value="0" calcext:value-type="float">
            <text:p>0</text:p>
          </table:table-cell>
          <table:table-cell table:style-name="Default" table:formula="of:= [.I26] / [.$J26]" office:value-type="float" office:value="1" calcext:value-type="float">
            <text:p>1</text:p>
          </table:table-cell>
          <table:table-cell table:number-columns-repeated="6"/>
        </table:table-row>
        <table:table-row table:style-name="ro43">
          <table:table-cell table:style-name="ce17" office:value-type="float" office:value="26" calcext:value-type="float">
            <text:p>26</text:p>
          </table:table-cell>
          <table:table-cell table:style-name="ce15" office:value-type="string" calcext:value-type="string">
            <text:p>rasshirenie-relyatsionnoy-algebry-rekursivnymi-strukturami</text:p>
          </table:table-cell>
          <table:table-cell table:style-name="ce13" office:value-type="string" calcext:value-type="string">
            <text:p><text:span text:style-name="T2">Реляционная</text:span><text:span text:style-name="T10">, модель, база, данных, </text:span><text:span text:style-name="T18">домен,</text:span><text:span text:style-name="T10"> </text:span><text:span text:style-name="T62">кортеж</text:span><text:span text:style-name="T10">, </text:span><text:span text:style-name="T19">рекурсивное, </text:span><text:span text:style-name="T20">отношение</text:span><text:span text:style-name="T10">.</text:span></text:p>
          </table:table-cell>
          <table:table-cell table:style-name="ce16" office:value-type="string" calcext:value-type="string">
            <text:p>обобщенным отношением основного отношения r, <text:span text:style-name="T2">реляционной</text:span> алгебры понятия <text:span text:style-name="T2">отношения</text:span>, вложенных реляционных отношений</text:p>
          </table:table-cell>
          <table:table-cell table:style-name="ce13" office:value-type="string" calcext:value-type="string">
            <text:p><text:span text:style-name="T10">Реляционная, модель, база, данных, </text:span><text:span text:style-name="T19">домен,</text:span><text:span text:style-name="T10"> </text:span><text:span text:style-name="T19">кортеж</text:span><text:span text:style-name="T10">, </text:span><text:span text:style-name="T19">рекурсивное, отношение</text:span><text:span text:style-name="T10">.</text:span></text:p>
          </table:table-cell>
          <table:table-cell table:style-name="ce16" office:value-type="string" calcext:value-type="string">
            <text:p>явная рекурсия, является индексом, является допустимым, числе базовым, целых положительных, функционального представления, фиксации базового, физическим представлением, уточним определение, требования совместимости, таким образом, таким образом, таким образом, таким образом, таким образом, суммируя сказанное, структурами данных, сопоставляются традиционные, соответствующих операций, создает возможности</text:p>
          </table:table-cell>
          <table:table-cell table:style-name="ce17" office:value-type="float" office:value="2" calcext:value-type="float">
            <text:p>2</text:p>
          </table:table-cell>
          <table:table-cell table:style-name="ce17" office:value-type="float" office:value="0" calcext:value-type="float">
            <text:p>0</text:p>
          </table:table-cell>
          <table:table-cell office:value-type="float" office:value="5" calcext:value-type="float">
            <text:p>5</text:p>
          </table:table-cell>
          <table:table-cell table:style-name="ce17" office:value-type="float" office:value="8" calcext:value-type="float">
            <text:p>8</text:p>
          </table:table-cell>
          <table:table-cell table:formula="of:= [.G27] / [.$J27]" office:value-type="float" office:value="0.25" calcext:value-type="float">
            <text:p>0.25</text:p>
          </table:table-cell>
          <table:table-cell table:style-name="Default" table:formula="of:= [.H27] / [.$J27]" office:value-type="float" office:value="0" calcext:value-type="float">
            <text:p>0</text:p>
          </table:table-cell>
          <table:table-cell table:style-name="Default" table:formula="of:= [.I27] / [.$J27]" office:value-type="float" office:value="0.625" calcext:value-type="float">
            <text:p>0.625</text:p>
          </table:table-cell>
          <table:table-cell table:number-columns-repeated="6"/>
        </table:table-row>
        <table:table-row table:style-name="ro44">
          <table:table-cell table:style-name="ce17" office:value-type="float" office:value="27" calcext:value-type="float">
            <text:p>27</text:p>
          </table:table-cell>
          <table:table-cell table:style-name="ce15" office:value-type="string" calcext:value-type="string">
            <text:p>razrabotka-eksperimentalnoy-modeli-operatorskoy-deyatelnosti-dlya-vyyavleniya-dinamiki-pokazateley-pfs-v-protsesse-raboty-so-zritelnoy-informatsiey-s-ispolzovaniem-piktopoligrafii</text:p>
          </table:table-cell>
          <table:table-cell table:style-name="ce13" office:value-type="string" calcext:value-type="string">
            <text:p><text:span text:style-name="T13">Оператор</text:span><text:span text:style-name="T10">; надёжность; </text:span><text:span text:style-name="T63">эмоциональное</text:span><text:span text:style-name="T24">, </text:span><text:span text:style-name="T20">состояние</text:span><text:span text:style-name="T10">; устойчивость; эмоциогенные, факторы; пиктополиграфия. </text:span></text:p>
          </table:table-cell>
          <table:table-cell table:style-name="ce16" office:value-type="string" calcext:value-type="string">
            <text:p>оценке <text:span text:style-name="T2">эмоционального</text:span> <text:span text:style-name="T2">состояния</text:span> человека - оператора, управление эмоциональным состоянием человека - оператора, процессе работы различные эмоциональные состояния</text:p>
          </table:table-cell>
          <table:table-cell table:style-name="ce13" office:value-type="string" calcext:value-type="string">
            <text:p><text:span text:style-name="T82">Оператор</text:span><text:span text:style-name="T16">; надёжность; </text:span><text:span text:style-name="T83">эмоциональное</text:span><text:span text:style-name="T84">, состояние</text:span><text:span text:style-name="T21">; </text:span><text:span text:style-name="T65">устойчивость</text:span><text:span text:style-name="T10">; </text:span><text:span text:style-name="T2">эмоциогенные</text:span><text:span text:style-name="T10">, </text:span><text:span text:style-name="T2">факторы</text:span><text:span text:style-name="T10">; пиктополиграфия. </text:span></text:p>
          </table:table-cell>
          <table:table-cell table:style-name="ce16" office:value-type="string" calcext:value-type="string">
            <text:p>эмоциональной значимости, <text:span text:style-name="T2">эмоциональное</text:span> напряжение, эмоциональная <text:span text:style-name="T2">устойчивость</text:span>, <text:span text:style-name="T2">эмоциональная</text:span> <text:span text:style-name="T2">устойчивость</text:span>, <text:span text:style-name="T2">эмоциональная</text:span> напряжённость, <text:span text:style-name="T2">эмоциогенные</text:span> <text:span text:style-name="T2">факторы</text:span>, экстремальные факторы, экране предъявлялось, человеку информации, части эксперимента, части эксперимента, характеризующаяся уходом, функционировании счм, функционирование простой, физиологических резервов, учитывается качество, устанавливаются непосредственно, условиях качки, уровнем тревожности, уровень тревожности</text:p>
          </table:table-cell>
          <table:table-cell table:style-name="ce17" office:value-type="float" office:value="2" calcext:value-type="float">
            <text:p>2</text:p>
          </table:table-cell>
          <table:table-cell table:style-name="ce17" office:value-type="float" office:value="4" calcext:value-type="float">
            <text:p>4</text:p>
          </table:table-cell>
          <table:table-cell office:value-type="float" office:value="3" calcext:value-type="float">
            <text:p>3</text:p>
          </table:table-cell>
          <table:table-cell table:style-name="ce17" office:value-type="float" office:value="8" calcext:value-type="float">
            <text:p>8</text:p>
          </table:table-cell>
          <table:table-cell table:formula="of:= [.G28] / [.$J28]" office:value-type="float" office:value="0.25" calcext:value-type="float">
            <text:p>0.25</text:p>
          </table:table-cell>
          <table:table-cell table:style-name="Default" table:formula="of:= [.H28] / [.$J28]" office:value-type="float" office:value="0.5" calcext:value-type="float">
            <text:p>0.5</text:p>
          </table:table-cell>
          <table:table-cell table:style-name="Default" table:formula="of:= [.I28] / [.$J28]" office:value-type="float" office:value="0.375" calcext:value-type="float">
            <text:p>0.375</text:p>
          </table:table-cell>
          <table:table-cell table:number-columns-repeated="6"/>
        </table:table-row>
        <table:table-row table:style-name="ro45">
          <table:table-cell table:style-name="ce17" office:value-type="float" office:value="28" calcext:value-type="float">
            <text:p>28</text:p>
          </table:table-cell>
          <table:table-cell table:style-name="ce15" office:value-type="string" calcext:value-type="string">
            <text:p>razrabotka-sistem-upravleniya-normativno-spravochnoy-informatsii-dlya-sistem-obrabotki-statisticheckoy-informatsii</text:p>
          </table:table-cell>
          <table:table-cell table:style-name="ce13" office:value-type="string" calcext:value-type="string">
            <text:p><text:span text:style-name="T2">мастер</text:span>-<text:span text:style-name="T2">данные</text:span>, древовидный, стаститичкие, обзоры, компьютерная, поддержка,  справочник</text:p>
          </table:table-cell>
          <table:table-cell table:style-name="ce16" office:value-type="string" calcext:value-type="string">
            <text:p>организация хранения <text:span text:style-name="T2">мастер</text:span> - <text:span text:style-name="T2">данных</text:span>, централизованным хранением эталонов <text:span text:style-name="T2">мастер</text:span> – <text:span text:style-name="T2">данных</text:span>, первичная загрузка мастер - данных</text:p>
          </table:table-cell>
          <table:table-cell table:style-name="ce13" office:value-type="string" calcext:value-type="string">
            <text:p>мастер-данные, древовидный, стаститичкие, обзоры, компьютерная, поддержка,  <text:span text:style-name="T2">справочник</text:span></text:p>
          </table:table-cell>
          <table:table-cell table:style-name="ce16" office:value-type="string" calcext:value-type="string">
            <text:p>№ 522, ярослав помазков, языке t, электронных документов, центральном узле, центральной системой, центрального узла, ходе работы, формулируются требования, формате xml, формате excel, физических носителях, файлы excel, установления ссылок, условии замены, управляемых системой, узле полночь, удаленных друг, трехсвятительский переулок, территориальным <text:span text:style-name="T2">справочником</text:span></text:p>
          </table:table-cell>
          <table:table-cell table:number-columns-repeated="2" table:style-name="ce17" office:value-type="float" office:value="1" calcext:value-type="float">
            <text:p>1</text:p>
          </table:table-cell>
          <table:table-cell office:value-type="float" office:value="1" calcext:value-type="float">
            <text:p>1</text:p>
          </table:table-cell>
          <table:table-cell table:style-name="ce17" office:value-type="float" office:value="7" calcext:value-type="float">
            <text:p>7</text:p>
          </table:table-cell>
          <table:table-cell table:formula="of:= [.G29] / [.$J29]" office:value-type="float" office:value="0.142857142857143" calcext:value-type="float">
            <text:p>0.142857142857143</text:p>
          </table:table-cell>
          <table:table-cell table:style-name="Default" table:formula="of:= [.H29] / [.$J29]" office:value-type="float" office:value="0.142857142857143" calcext:value-type="float">
            <text:p>0.142857142857143</text:p>
          </table:table-cell>
          <table:table-cell table:style-name="Default" table:formula="of:= [.I29] / [.$J29]" office:value-type="float" office:value="0.142857142857143" calcext:value-type="float">
            <text:p>0.142857142857143</text:p>
          </table:table-cell>
          <table:table-cell table:number-columns-repeated="6"/>
        </table:table-row>
        <table:table-row table:style-name="ro46">
          <table:table-cell table:style-name="ce17" office:value-type="float" office:value="29" calcext:value-type="float">
            <text:p>29</text:p>
          </table:table-cell>
          <table:table-cell table:style-name="ce15" office:value-type="string" calcext:value-type="string">
            <text:p>sravnenie-effektivnosti-proksi-serverov-na-platforme-opensuse-12-3</text:p>
          </table:table-cell>
          <table:table-cell table:style-name="ce13" office:value-type="string" calcext:value-type="string">
            <text:p><text:span text:style-name="T33">OpenSUSE</text:span><text:span text:style-name="T25">, YAST, </text:span><text:span text:style-name="T64">SQUID</text:span><text:span text:style-name="T21">, </text:span><text:span text:style-name="T65">прокси</text:span><text:span text:style-name="T25">-</text:span><text:span text:style-name="T2">сервер</text:span><text:span text:style-name="T44">, </text:span><text:span text:style-name="T66">сетевые</text:span><text:span text:style-name="T44">, </text:span><text:span text:style-name="T2">службы</text:span><text:span text:style-name="T10">, </text:span><text:span text:style-name="T2">сервер</text:span></text:p>
          </table:table-cell>
          <table:table-cell table:style-name="ce16" office:value-type="string" calcext:value-type="string">
            <text:p>прокси - сервере <text:span text:style-name="T2">squid</text:span> настройки, прокси - сервером squid, пункте <text:span text:style-name="T2">сетевые</text:span> <text:span text:style-name="T2">службы</text:span> пиктограмму <text:span text:style-name="T2">прокси</text:span> - <text:span text:style-name="T2">сервер</text:span></text:p>
          </table:table-cell>
          <table:table-cell table:style-name="ce13" office:value-type="string" calcext:value-type="string">
            <text:p><text:span text:style-name="T13">OpenSUSE</text:span><text:span text:style-name="T10">, YAST, </text:span><text:span text:style-name="T85">SQUID</text:span><text:span text:style-name="T10">, прокси-сервер, сетевые, службы, сервер</text:span></text:p>
          </table:table-cell>
          <table:table-cell table:style-name="ce16" office:value-type="string" calcext:value-type="string">
            <text:p>– триумф, – бхв, – бхв, – url, – url, – 780, – 432, – 304, электронный ресурс, электронный ресурс, удобным инструментом, удалось выяснить, удалось выяснить, требуется простой, требуется докачать, течение какого, таким названием, сразу прописать, социальным сетям, сложным механизмом</text:p>
          </table:table-cell>
          <table:table-cell table:style-name="ce17" office:value-type="float" office:value="5" calcext:value-type="float">
            <text:p>5</text:p>
          </table:table-cell>
          <table:table-cell table:style-name="ce17" office:value-type="float" office:value="0" calcext:value-type="float">
            <text:p>0</text:p>
          </table:table-cell>
          <table:table-cell office:value-type="float" office:value="2" calcext:value-type="float">
            <text:p>2</text:p>
          </table:table-cell>
          <table:table-cell table:style-name="ce17" office:value-type="float" office:value="7" calcext:value-type="float">
            <text:p>7</text:p>
          </table:table-cell>
          <table:table-cell table:formula="of:= [.G30] / [.$J30]" office:value-type="float" office:value="0.714285714285714" calcext:value-type="float">
            <text:p>0.714285714285714</text:p>
          </table:table-cell>
          <table:table-cell table:style-name="Default" table:formula="of:= [.H30] / [.$J30]" office:value-type="float" office:value="0" calcext:value-type="float">
            <text:p>0</text:p>
          </table:table-cell>
          <table:table-cell table:style-name="Default" table:formula="of:= [.I30] / [.$J30]" office:value-type="float" office:value="0.285714285714286" calcext:value-type="float">
            <text:p>0.285714285714286</text:p>
          </table:table-cell>
          <table:table-cell table:number-columns-repeated="6"/>
        </table:table-row>
        <table:table-row table:style-name="ro47">
          <table:table-cell table:style-name="ce17" office:value-type="float" office:value="30" calcext:value-type="float">
            <text:p>30</text:p>
          </table:table-cell>
          <table:table-cell table:style-name="ce15" office:value-type="string" calcext:value-type="string">
            <text:p>utechki-konfidentsialnyh-dannyh-glavnyy-vrag-vnutri</text:p>
          </table:table-cell>
          <table:table-cell table:style-name="ce13" office:value-type="string" calcext:value-type="string">
            <text:p><text:span text:style-name="T67">Конфиденциальная</text:span><text:span text:style-name="T9">, информация</text:span><text:span text:style-name="T10">, </text:span><text:span text:style-name="T66">персональные</text:span><text:span text:style-name="T10">, </text:span><text:span text:style-name="T26">данные</text:span><text:span text:style-name="T10">, </text:span><text:span text:style-name="T1">утечка</text:span><text:span text:style-name="T24">, </text:span><text:span text:style-name="T10">киберпреступность, концепция, нулевого, доверия, устойчивое, цифровое, развитие.</text:span></text:p>
          </table:table-cell>
          <table:table-cell table:style-name="ce16" office:value-type="string" calcext:value-type="string">
            <text:p>проблема <text:span text:style-name="T2">утечек</text:span> <text:span text:style-name="T2">конфиденциальных</text:span> данных организаций актуальна, отдельная большая группа инцидентов <text:span text:style-name="T2">утечек</text:span> <text:span text:style-name="T2">данных</text:span>, доля умышленных утечек <text:span text:style-name="T2">персональных</text:span> <text:span text:style-name="T2">данных</text:span></text:p>
          </table:table-cell>
          <table:table-cell table:style-name="ce13" office:value-type="string" calcext:value-type="string">
            <text:p><text:span text:style-name="T56">Конфиденциальная, информация</text:span><text:span text:style-name="T10">, персональные, данные, </text:span><text:span text:style-name="T86">утечка</text:span><text:span text:style-name="T30">, </text:span><text:span text:style-name="T10">киберпреступность, концепция, нулевого, доверия, устойчивое, </text:span><text:span text:style-name="T2">цифровое</text:span><text:span text:style-name="T10">, развитие.</text:span></text:p>
          </table:table-cell>
          <table:table-cell table:style-name="ce16" office:value-type="string" calcext:value-type="string">
            <text:p>ярко показывают, ярко выраженные, являемся свидетелями, электронной подписи, эксперты отрасли, эксперты отмечают, эксперты отмечают, член рассматривается, <text:span text:style-name="T2">цифровым</text:span> продуктам, цифровую эпоху, цифровой трансформации, целых государств, фейковых аккаунтов, фактом <text:span text:style-name="T2">утечки</text:span>, учебной деятельности, утечкой данных, утечка данных, установка компанией, украденная база, удаленную работу</text:p>
          </table:table-cell>
          <table:table-cell table:style-name="ce17" office:value-type="float" office:value="4" calcext:value-type="float">
            <text:p>4</text:p>
          </table:table-cell>
          <table:table-cell table:style-name="ce17" office:value-type="float" office:value="2" calcext:value-type="float">
            <text:p>2</text:p>
          </table:table-cell>
          <table:table-cell office:value-type="float" office:value="4" calcext:value-type="float">
            <text:p>4</text:p>
          </table:table-cell>
          <table:table-cell table:style-name="ce17" office:value-type="float" office:value="12" calcext:value-type="float">
            <text:p>12</text:p>
          </table:table-cell>
          <table:table-cell table:formula="of:= [.G31] / [.$J31]" office:value-type="float" office:value="0.333333333333333" calcext:value-type="float">
            <text:p>0.333333333333333</text:p>
          </table:table-cell>
          <table:table-cell table:style-name="Default" table:formula="of:= [.H31] / [.$J31]" office:value-type="float" office:value="0.166666666666667" calcext:value-type="float">
            <text:p>0.166666666666667</text:p>
          </table:table-cell>
          <table:table-cell table:style-name="Default" table:formula="of:= [.I31] / [.$J31]" office:value-type="float" office:value="0.333333333333333" calcext:value-type="float">
            <text:p>0.333333333333333</text:p>
          </table:table-cell>
          <table:table-cell table:number-columns-repeated="6"/>
        </table:table-row>
        <table:table-row table:style-name="ro28" table:number-rows-repeated="1048542">
          <table:table-cell table:number-columns-repeated="19"/>
        </table:table-row>
        <table:table-row table:style-name="ro48" table:number-rows-repeated="2">
          <table:table-cell table:number-columns-repeated="19"/>
        </table:table-row>
        <table:table-row table:style-name="ro48">
          <table:table-cell table:number-columns-repeated="19"/>
        </table:table-row>
      </table:table>
      <table:table table:name="Эксперимент 1 (old)" table:style-name="ta1">
        <table:shapes>
          <draw:frame draw:z-index="0" draw:style-name="gr1" draw:text-style-name="P1" svg:width="857.82pt" svg:height="356.37pt" svg:x="1154.47pt" svg:y="136.01pt">
            <draw:object xlink:href="./Object 1" xlink:type="simple" xlink:show="embed" xlink:actuate="onLoad">
              <loext:p/>
            </draw:object>
            <draw:image xlink:href="./ObjectReplacements/Object 1" xlink:type="simple" xlink:show="embed" xlink:actuate="onLoad"/>
          </draw:frame>
        </table:shapes>
        <table:table-column table:style-name="co1" table:default-cell-style-name="ce1"/>
        <table:table-column table:style-name="co2" table:default-cell-style-name="Default"/>
        <table:table-column table:style-name="co3" table:default-cell-style-name="ce2"/>
        <table:table-column table:style-name="co4" table:default-cell-style-name="ce3"/>
        <table:table-column table:style-name="co5" table:default-cell-style-name="ce4"/>
        <table:table-column table:style-name="co6" table:default-cell-style-name="ce1"/>
        <table:table-column table:style-name="co7" table:default-cell-style-name="ce1"/>
        <table:table-column table:style-name="co8" table:number-columns-repeated="3" table:default-cell-style-name="Default"/>
        <table:table-row table:style-name="ro1">
          <table:table-cell table:style-name="Default" office:value-type="string" calcext:value-type="string">
            <text:p>id</text:p>
          </table:table-cell>
          <table:table-cell office:value-type="string" calcext:value-type="string">
            <text:p>Имя документа</text:p>
          </table:table-cell>
          <table:table-cell table:style-name="Default" office:value-type="string" calcext:value-type="string">
            <text:p>КС в документе</text:p>
          </table:table-cell>
          <table:table-cell table:style-name="Default" office:value-type="string" calcext:value-type="string">
            <text:p>КС метода</text:p>
          </table:table-cell>
          <table:table-cell table:style-name="Default" office:value-type="string" calcext:value-type="string">
            <text:p>Процент </text:p>
          </table:table-cell>
          <table:table-cell table:style-name="Default" office:value-type="string" calcext:value-type="string">
            <text:p>Количествео ключевых слов в тексте</text:p>
          </table:table-cell>
          <table:table-cell table:style-name="Default" office:value-type="string" calcext:value-type="string">
            <text:p>Количество совпавших терминов</text:p>
          </table:table-cell>
          <table:table-cell office:value-type="string" calcext:value-type="string">
            <text:p>Макс клв КС</text:p>
          </table:table-cell>
          <table:table-cell office:value-type="string" calcext:value-type="string">
            <text:p>Мин клв КС</text:p>
          </table:table-cell>
          <table:table-cell office:value-type="string" calcext:value-type="string">
            <text:p>Cред %</text:p>
          </table:table-cell>
        </table:table-row>
        <table:table-row table:style-name="ro49">
          <table:table-cell office:value-type="float" office:value="1" calcext:value-type="float">
            <text:p>1</text:p>
          </table:table-cell>
          <table:table-cell office:value-type="string" calcext:value-type="string">
            <text:p>algoritm-vyravnivaniya-zagruzki-uzlov-mobilnoy-informatsionno-telekommunikatsionnoy-seti</text:p>
          </table:table-cell>
          <table:table-cell office:value-type="string" calcext:value-type="string">
            <text:p><text:span text:style-name="T1">балансировка, загрузки</text:span>, информационный, поток, трафик, сообщений, информационный, граф, <text:span text:style-name="T1">оптимальное, значение загрузки</text:span>, <text:span text:style-name="T1">узел, сети.</text:span></text:p>
          </table:table-cell>
          <table:table-cell office:value-type="string" calcext:value-type="string">
            <text:p>Алгоритм выравнивания <text:span text:style-name="T4">загрузки</text:span>, мобильной информационнотелекоммуникационной сети, узлов мобильной информационнотелекоммуникационной, загрузки узлов мобильной, ФГУ ВНИИ ГОЧС, выравнивания загрузки узлов, <text:span text:style-name="T1">загрузки</text:span>, выравнивания загрузки, мобильной информационнотелекоммуникационной, загрузки узлов, Алгоритм выравнивания, Communication Centers Net, <text:span text:style-name="T1">сети, узел,</text:span> Технологии, информационнотелекоммуникационной сети, ВНИИ ГОЧС, ГЛАВА, узлов мобильной, ФГУ ВНИИ</text:p>
          </table:table-cell>
          <table:table-cell table:formula="of:=[.G2] / [.F2]" office:value-type="percentage" office:value="0.5" calcext:value-type="percentage">
            <text:p>50.00%</text:p>
          </table:table-cell>
          <table:table-cell office:value-type="float" office:value="6" calcext:value-type="float">
            <text:p>6</text:p>
          </table:table-cell>
          <table:table-cell office:value-type="float" office:value="3" calcext:value-type="float">
            <text:p>3</text:p>
          </table:table-cell>
          <table:table-cell table:formula="of:=MAX([.F2:.F31])" office:value-type="float" office:value="14" calcext:value-type="float">
            <text:p>14</text:p>
          </table:table-cell>
          <table:table-cell table:formula="of:=MIN([.F2:.F31])" office:value-type="float" office:value="2" calcext:value-type="float">
            <text:p>2</text:p>
          </table:table-cell>
          <table:table-cell table:formula="of:=MEDIAN([.E1:.E31])" office:value-type="float" office:value="0.333333333333333" calcext:value-type="float">
            <text:p>0.333333333333333</text:p>
          </table:table-cell>
        </table:table-row>
        <table:table-row table:style-name="ro50">
          <table:table-cell office:value-type="float" office:value="2" calcext:value-type="float">
            <text:p>2</text:p>
          </table:table-cell>
          <table:table-cell office:value-type="string" calcext:value-type="string">
            <text:p>algoritm-vzaimnogo-isklyucheniya-v-piringovyh-sistemah.pdf</text:p>
          </table:table-cell>
          <table:table-cell office:value-type="string" calcext:value-type="string">
            <text:p>Распределенные системы, пиринговые системы, взаимное исключение, Интернет-приложения</text:p>
          </table:table-cell>
          <table:table-cell office:value-type="string" calcext:value-type="string">
            <text:p>объекта, дубликата объекта, узел, дубликатов объекта, сообщение ОСВОБ, Шаг, ВЗАИМНОГО ИСКЛЮЧЕНИЯ, сообщение, ОСВОБ, дубликатов, версию дубликата объекта, дубликата, объекту, узлов, сети, ВЗАИМНОГО, получает сообщение ОТВЕТ, сообщение ОТВЕТ, сообщение ЗАПРОС, ответ</text:p>
          </table:table-cell>
          <table:table-cell table:formula="of:=[.G3] / [.F3]" office:value-type="percentage" office:value="0" calcext:value-type="percentage">
            <text:p>0.00%</text:p>
          </table:table-cell>
          <table:table-cell office:value-type="float" office:value="4" calcext:value-type="float">
            <text:p>4</text:p>
          </table:table-cell>
          <table:table-cell office:value-type="float" office:value="0" calcext:value-type="float">
            <text:p>0</text:p>
          </table:table-cell>
          <table:table-cell table:number-columns-repeated="3"/>
        </table:table-row>
        <table:table-row table:style-name="ro51">
          <table:table-cell office:value-type="float" office:value="3" calcext:value-type="float">
            <text:p>3</text:p>
          </table:table-cell>
          <table:table-cell office:value-type="string" calcext:value-type="string">
            <text:p>Analiz-osnovnyh-aspektov-virtualizatsii</text:p>
          </table:table-cell>
          <table:table-cell office:value-type="string" calcext:value-type="string">
            <text:p><text:span text:style-name="T1">виртуализация</text:span>,<text:span text:style-name="T1"> сервер</text:span>, <text:span text:style-name="T1">ресурс</text:span>, система, устройство, центр, приложение, использование, <text:span text:style-name="T1">хранение</text:span>, затрата, оборудование, проблема, управление, компания</text:p>
          </table:table-cell>
          <table:table-cell office:value-type="string" calcext:value-type="string">
            <text:p>Канатьев Константин Николаевич, виртуализации Канатьев Константин, Константин Николаевич старший, <text:span text:style-name="T1">аспектов виртуализации</text:span> Канатьев, Виртуализация, the, данных, обработки данных, Virtualization, Московский технический университет, and, <text:span text:style-name="T1">хранения данных</text:span>, Николаевич старший преподаватель, <text:span text:style-name="T1">ресурсов</text:span>, Анализ основных аспектов, Нижегородский государственный университет, основных аспектов виртуализации, Бусенков Алексей Александрович, ИННОВАЦИИ И ИНВЕСТИЦИИ, <text:span text:style-name="T1">серверов</text:span></text:p>
          </table:table-cell>
          <table:table-cell table:formula="of:=[.G4] / [.F4]" office:value-type="percentage" office:value="0.285714285714286" calcext:value-type="percentage">
            <text:p>28.57%</text:p>
          </table:table-cell>
          <table:table-cell office:value-type="float" office:value="14" calcext:value-type="float">
            <text:p>14</text:p>
          </table:table-cell>
          <table:table-cell office:value-type="float" office:value="4" calcext:value-type="float">
            <text:p>4</text:p>
          </table:table-cell>
          <table:table-cell table:number-columns-repeated="3"/>
        </table:table-row>
        <table:table-row table:style-name="ro5">
          <table:table-cell office:value-type="float" office:value="4" calcext:value-type="float">
            <text:p>4</text:p>
          </table:table-cell>
          <table:table-cell office:value-type="string" calcext:value-type="string">
            <text:p>avtomatizirovannyy-kompleks-dlya-identifikatsii-enterobakteriy</text:p>
          </table:table-cell>
          <table:table-cell office:value-type="string" calcext:value-type="string">
            <text:p><text:span text:style-name="T1">энтеробактерии</text:span>, тест-система</text:p>
          </table:table-cell>
          <table:table-cell office:value-type="string" calcext:value-type="string">
            <text:p>КЛИНИЧЕСКАЯ ЛАБОРАТОРНАЯ ДИАГНОСТИКА, <text:span text:style-name="T1">ИДЕНТИФИКАЦИИ ЭНТЕРОБАКТЕРИЙ,</text:span> ИДЕНТИФИКАЦИИ, результатов, анализа результатов, идентификации микроорганизмов, цвета пробы, <text:span text:style-name="T1">ЭНТЕРОБАКТЕРИЙ</text:span>, определения цвета пробы, NewId, программа NewId, the, пробы, ВЕСТНИК ВГМУ, анализа, программа NewId многомерной, цвета, АВТОМАТИЗИРОВАННЫЙ КОМПЛЕКС, совпадение результатов идентификации, BioMerieux</text:p>
          </table:table-cell>
          <table:table-cell table:formula="of:=[.G5] / [.F5]" office:value-type="percentage" office:value="0.5" calcext:value-type="percentage">
            <text:p>50.00%</text:p>
          </table:table-cell>
          <table:table-cell office:value-type="float" office:value="2" calcext:value-type="float">
            <text:p>2</text:p>
          </table:table-cell>
          <table:table-cell office:value-type="float" office:value="1" calcext:value-type="float">
            <text:p>1</text:p>
          </table:table-cell>
          <table:table-cell table:number-columns-repeated="3"/>
        </table:table-row>
        <table:table-row table:style-name="ro5">
          <table:table-cell office:value-type="float" office:value="5" calcext:value-type="float">
            <text:p>5</text:p>
          </table:table-cell>
          <table:table-cell office:value-type="string" calcext:value-type="string">
            <text:p>gomeostaticheskie-modeli-vliyaniya-psihoemotsionalnoy-napryazhennosti-na-risk-psihosomaticheskih-zabolevaniy</text:p>
          </table:table-cell>
          <table:table-cell office:value-type="string" calcext:value-type="string">
            <text:p><text:span text:style-name="T1">Гомеостатические модели</text:span>; <text:span text:style-name="T1">психосоматика</text:span>; <text:span text:style-name="T1">нейронные сети</text:span>; <text:span text:style-name="T1">оценки рисков</text:span>. </text:p>
          </table:table-cell>
          <table:table-cell office:value-type="string" calcext:value-type="string">
            <text:p><text:span text:style-name="T1">ПСИХОСОМАТИЧЕСКИХ ЗАБОЛЕВАНИЙ</text:span>, <text:span text:style-name="T1">нейронная сеть</text:span>,<text:span text:style-name="T1"> ГОМЕОСТАТИЧЕСКИЕ МОДЕЛИ</text:span>, <text:span text:style-name="T1">ПСИХОСОМАТИЧЕСКИХ, МОДЕЛИ</text:span>, ЗАБОЛЕВАНИЙ Рассмотрена взаимосвязь, сети, THE, Раздел I. <text:span text:style-name="T1">Оценка</text:span>, ЗАБОЛЕВАНИЙ, Рассмотрена взаимосвязь психоэмоциональной, многослойная нейронная сеть, HOMEOSTATIC MODELS, Оценка и коррекция, основе, ИЗМЕРЕНИЙ, PSYCHOSOMATIC DISEASES, рис, нечеткой, движения</text:p>
          </table:table-cell>
          <table:table-cell table:formula="of:=[.G6] / [.F6]" office:value-type="percentage" office:value="1" calcext:value-type="percentage">
            <text:p>100.00%</text:p>
          </table:table-cell>
          <table:table-cell table:number-columns-repeated="2" office:value-type="float" office:value="4" calcext:value-type="float">
            <text:p>4</text:p>
          </table:table-cell>
          <table:table-cell table:number-columns-repeated="3"/>
        </table:table-row>
        <table:table-row table:style-name="ro52">
          <table:table-cell office:value-type="float" office:value="6" calcext:value-type="float">
            <text:p>6</text:p>
          </table:table-cell>
          <table:table-cell office:value-type="string" calcext:value-type="string">
            <text:p>identifikatsiya-lichnosti-po-fraktalnoy-razmernosti-otpechatkov-paltsev-i-sistemy-kontrolya-i-upravleniya-dostupom</text:p>
          </table:table-cell>
          <table:table-cell table:style-name="ce3" office:value-type="string" calcext:value-type="string">
            <text:p>биометрия, <text:span text:style-name="T1">отпечаток пальца</text:span>, <text:span text:style-name="T1">фрактал</text:span>, <text:span text:style-name="T1">фрактальная размерность</text:span>,</text:p>
            <text:p><text:span text:style-name="T1">идентификация и аутентификация личности,</text:span> СКУД.</text:p>
          </table:table-cell>
          <table:table-cell office:value-type="string" calcext:value-type="string">
            <text:p>фрактальной размерности отпечатков, <text:span text:style-name="T1">размерности отпечатков пальцев</text:span>, личности, <text:span text:style-name="T1">отпечатков пальцев</text:span>, размерности, <text:span text:style-name="T1">идентификации личности</text:span>, <text:span text:style-name="T1">распознавания личности</text:span>, <text:span text:style-name="T1">пальца</text:span>, <text:span text:style-name="T1">фрактальной</text:span>, <text:span text:style-name="T4">отпечатков</text:span>, <text:span text:style-name="T1">значение фрактальной размерности</text:span>, идентификации, Dср, значение, пользователь, распознавания, системы, размерности Минковского, личности по фрактальной, For</text:p>
          </table:table-cell>
          <table:table-cell table:formula="of:=[.G7] / [.F7]" office:value-type="percentage" office:value="0.666666666666667" calcext:value-type="percentage">
            <text:p>66.67%</text:p>
          </table:table-cell>
          <table:table-cell office:value-type="float" office:value="6" calcext:value-type="float">
            <text:p>6</text:p>
          </table:table-cell>
          <table:table-cell office:value-type="float" office:value="4" calcext:value-type="float">
            <text:p>4</text:p>
          </table:table-cell>
          <table:table-cell table:number-columns-repeated="3"/>
        </table:table-row>
        <table:table-row table:style-name="ro5">
          <table:table-cell office:value-type="float" office:value="7" calcext:value-type="float">
            <text:p>7</text:p>
          </table:table-cell>
          <table:table-cell office:value-type="string" calcext:value-type="string">
            <text:p>informatsionnaya-sistema-upravleniya-pravami-dostupa-na-osnove-analiza-biznes-protsessov</text:p>
          </table:table-cell>
          <table:table-cell table:style-name="ce3" office:value-type="string" calcext:value-type="string">
            <text:p>автоматизированная информационная система, <text:span text:style-name="T1">АИС</text:span>, <text:span text:style-name="T1">бизнес-процесс</text:span>, <text:span text:style-name="T1">управление правами</text:span> <text:span text:style-name="T1">доступа</text:span>, модель доступа, метамодель <text:span text:style-name="T1">управления правами доступа</text:span>.</text:p>
          </table:table-cell>
          <table:table-cell office:value-type="string" calcext:value-type="string">
            <text:p><text:span text:style-name="T1">управления правами доступа</text:span>, доступа, правами доступа, <text:span text:style-name="T1">система управления правами</text:span>, Объект Тип доступа, Информационная система управления, СУПД, правами, Пользователь Объект Тип, RBAC, управления, Тип доступа Административная, <text:span text:style-name="T1">основе анализа бизнес-процессов</text:span>, основе анализа, безопасности, <text:span text:style-name="T1">АИС</text:span>, основе, правами доступа пользователей, уровень, Объект Тип</text:p>
          </table:table-cell>
          <table:table-cell table:formula="of:=[.G8] / [.F8]" office:value-type="percentage" office:value="0.666666666666667" calcext:value-type="percentage">
            <text:p>66.67%</text:p>
          </table:table-cell>
          <table:table-cell office:value-type="float" office:value="6" calcext:value-type="float">
            <text:p>6</text:p>
          </table:table-cell>
          <table:table-cell office:value-type="float" office:value="4" calcext:value-type="float">
            <text:p>4</text:p>
          </table:table-cell>
          <table:table-cell table:number-columns-repeated="3"/>
        </table:table-row>
        <table:table-row table:style-name="ro8">
          <table:table-cell office:value-type="float" office:value="8" calcext:value-type="float">
            <text:p>8</text:p>
          </table:table-cell>
          <table:table-cell office:value-type="string" calcext:value-type="string">
            <text:p>integrirovannye-bibliotechnye-sistemy-v-zhizni-sovremennoy-biblioteki</text:p>
          </table:table-cell>
          <table:table-cell office:value-type="string" calcext:value-type="string">
            <text:p><text:span text:style-name="T1">интегрированные библиотечные системы</text:span>, VIRTUA, электронная книговыдача, новые сервисы для читателей, информационная поддержка управления библиотекой, повышение квалификации библиотечных кадров</text:p>
          </table:table-cell>
          <table:table-cell office:value-type="string" calcext:value-type="string">
            <text:p><text:span text:style-name="T1">интегрированной библиотечной системы</text:span>, библиотечной системы, СИСТЕМЫ, БИБЛИОТЕКИ, данных, читателей, работы, интегрированной, сведения, обслуживания, Обмен опытом УДК, документов, базе, данных интегрированной библиотечной, ЖИЗНИ СОВРЕМЕННОЙ БИБЛИОТЕКИ, Группа таблиц, информацию, фонда, например, базу данных</text:p>
          </table:table-cell>
          <table:table-cell table:formula="of:=[.G9] / [.F9]" office:value-type="percentage" office:value="0.166666666666667" calcext:value-type="percentage">
            <text:p>16.67%</text:p>
          </table:table-cell>
          <table:table-cell office:value-type="float" office:value="6" calcext:value-type="float">
            <text:p>6</text:p>
          </table:table-cell>
          <table:table-cell office:value-type="float" office:value="1" calcext:value-type="float">
            <text:p>1</text:p>
          </table:table-cell>
          <table:table-cell table:number-columns-repeated="3"/>
        </table:table-row>
        <table:table-row table:style-name="ro5">
          <table:table-cell office:value-type="float" office:value="9" calcext:value-type="float">
            <text:p>9</text:p>
          </table:table-cell>
          <table:table-cell office:value-type="string" calcext:value-type="string">
            <text:p>ispolzovanie-kletochnyh-avtomatov-dlya-resheniya-zadach-preobrazovaniya-informatsii</text:p>
          </table:table-cell>
          <table:table-cell office:value-type="string" calcext:value-type="string">
            <text:p><text:span text:style-name="T1">теория клеточных автоматов</text:span>, моделирование, <text:span text:style-name="T1">преобразование информации</text:span>, информационная безопасность, криптография, <text:span text:style-name="T1">сжатие данных</text:span>.</text:p>
          </table:table-cell>
          <table:table-cell office:value-type="string" calcext:value-type="string">
            <text:p><text:span text:style-name="T1">клеточных автоматов</text:span>, клеточных, автоматов, Использование клеточных автоматов, Россошек Использование клеточных, основе клеточных, информации, Использование, обратимых клеточных, использование необратимых клеточных, решения задач, основе, Россошек, <text:span text:style-name="T1">преобразования информации</text:span>, решения задач преобразования, решения, Евсютин, помощью клеточного автомата, клеточных автоматов определяется, <text:span text:style-name="T1">сжатие</text:span></text:p>
          </table:table-cell>
          <table:table-cell table:formula="of:=[.G10] / [.F10]" office:value-type="percentage" office:value="0.5" calcext:value-type="percentage">
            <text:p>50.00%</text:p>
          </table:table-cell>
          <table:table-cell office:value-type="float" office:value="6" calcext:value-type="float">
            <text:p>6</text:p>
          </table:table-cell>
          <table:table-cell office:value-type="float" office:value="3" calcext:value-type="float">
            <text:p>3</text:p>
          </table:table-cell>
          <table:table-cell table:number-columns-repeated="3"/>
        </table:table-row>
        <table:table-row table:style-name="ro50">
          <table:table-cell office:value-type="float" office:value="10" calcext:value-type="float">
            <text:p>10</text:p>
          </table:table-cell>
          <table:table-cell office:value-type="string" calcext:value-type="string">
            <text:p>kontseptsiya-otkrytoy-nauki-kak-bazis-razvitiya-sovremennogo-obschestva</text:p>
          </table:table-cell>
          <table:table-cell office:value-type="string" calcext:value-type="string">
            <text:p><text:span text:style-name="T1">открытая наука</text:span>, популяризация, исследования, издательства, общественность, принципы, методология, образование.</text:p>
          </table:table-cell>
          <table:table-cell office:value-type="string" calcext:value-type="string">
            <text:p><text:span text:style-name="T1">открытой науки</text:span>, Open Science, Концепция открытой науки, Open, современного общества Актуальность, открытой, науки, the, open access, Science, URL, принципов открытой, открытого доступа, science and the, open science Website, open access journals, доступ, Open and Distributed, access, and</text:p>
          </table:table-cell>
          <table:table-cell table:formula="of:=[.G11] / [.F11]" office:value-type="percentage" office:value="0.125" calcext:value-type="percentage">
            <text:p>12.50%</text:p>
          </table:table-cell>
          <table:table-cell office:value-type="float" office:value="8" calcext:value-type="float">
            <text:p>8</text:p>
          </table:table-cell>
          <table:table-cell office:value-type="float" office:value="1" calcext:value-type="float">
            <text:p>1</text:p>
          </table:table-cell>
          <table:table-cell table:number-columns-repeated="3"/>
        </table:table-row>
        <table:table-row table:style-name="ro5">
          <table:table-cell office:value-type="float" office:value="11" calcext:value-type="float">
            <text:p>11</text:p>
          </table:table-cell>
          <table:table-cell office:value-type="string" calcext:value-type="string">
            <text:p>kontseptsiya-postroeniya-platformy-dlya-integratsii-proizvodstvennyh-dannyh-neftegazodobyvayuschey-kompanii</text:p>
          </table:table-cell>
          <table:table-cell office:value-type="string" calcext:value-type="string">
            <text:p><text:span text:style-name="T1">Интеграция производственных данных,</text:span> <text:span text:style-name="T1">нефтегазодобывающая компания</text:span>, <text:span text:style-name="T1">MES</text:span>, SOA</text:p>
          </table:table-cell>
          <table:table-cell office:value-type="string" calcext:value-type="string">
            <text:p>производственных данных НГДК, <text:span text:style-name="T1">ИНТЕГРАЦИИ ПРОИЗВОДСТВЕННЫХ ДАННЫХ</text:span>, ДАННЫХ, МПД НГДК, данных НГДК, интеграции данных, НГДК, платформы интеграции производственных, ИНТЕГРАЦИИ, платформы интеграции, МПД НГДК является, НГДК Тип данных, данных НГДК Проведенный, ПРОИЗВОДСТВЕННЫХ, основе МПД НГДК, МПД, ПЛАТФОРМЫ, хранения МПД НГДК, ДАННЫХ <text:span text:style-name="T1">НЕФТЕГАЗОДОБЫВАЮЩЕЙ КОМПАНИИ</text:span>, <text:span text:style-name="T1">MES</text:span></text:p>
          </table:table-cell>
          <table:table-cell table:formula="of:=[.G12] / [.F12]" office:value-type="percentage" office:value="0.75" calcext:value-type="percentage">
            <text:p>75.00%</text:p>
          </table:table-cell>
          <table:table-cell office:value-type="float" office:value="4" calcext:value-type="float">
            <text:p>4</text:p>
          </table:table-cell>
          <table:table-cell office:value-type="float" office:value="3" calcext:value-type="float">
            <text:p>3</text:p>
          </table:table-cell>
          <table:table-cell table:number-columns-repeated="3"/>
        </table:table-row>
        <table:table-row table:style-name="ro51">
          <table:table-cell office:value-type="float" office:value="12" calcext:value-type="float">
            <text:p>12</text:p>
          </table:table-cell>
          <table:table-cell office:value-type="string" calcext:value-type="string">
            <text:p>kontseptsiya-sistemy-kontrolya-i-upravleniya-tehnologicheskim-protsessom-formirovaniya-mikroplazmennyh-pokrytiy</text:p>
          </table:table-cell>
          <table:table-cell office:value-type="string" calcext:value-type="string">
            <text:p><text:span text:style-name="T1">Автоматизированная система</text:span>, <text:span text:style-name="T1">база данных,</text:span> модульный подход, LabVIEW, <text:span text:style-name="T1">микроплазменное оксидирование</text:span></text:p>
          </table:table-cell>
          <table:table-cell office:value-type="string" calcext:value-type="string">
            <text:p><text:span text:style-name="T1">автоматизированной системы контроля</text:span>, процесса нанесения покрытий, СИСТЕМЫ КОНТРОЛЯ, Структура автоматизированной системы, данных, ПОКРЫТИЙ, СИСТЕМЫ, управления процессом нанесения, КОНТРОЛЯ И УПРАВЛЕНИЯ, УПРАВЛЕНИЯ, покрытий методом микроплазменного, УПРАВЛЕНИЯ ТЕХНОЛОГИЧЕСКИМ ПРОЦЕССОМ, <text:span text:style-name="T1">база данных</text:span>, системы управления процессом, <text:span text:style-name="T1">микроплазменного оксидирования</text:span>, процесса, покрытий методом, базы данных процесса, База данных системы, нанесения</text:p>
          </table:table-cell>
          <table:table-cell table:formula="of:=[.G13] / [.F13]" office:value-type="percentage" office:value="0.5" calcext:value-type="percentage">
            <text:p>50.00%</text:p>
          </table:table-cell>
          <table:table-cell office:value-type="float" office:value="6" calcext:value-type="float">
            <text:p>6</text:p>
          </table:table-cell>
          <table:table-cell office:value-type="float" office:value="3" calcext:value-type="float">
            <text:p>3</text:p>
          </table:table-cell>
          <table:table-cell table:number-columns-repeated="3"/>
        </table:table-row>
        <table:table-row table:style-name="ro5">
          <table:table-cell office:value-type="float" office:value="13" calcext:value-type="float">
            <text:p>13</text:p>
          </table:table-cell>
          <table:table-cell office:value-type="string" calcext:value-type="string">
            <text:p>k-voprosu-o-vybore-prilozheniya-dlya-skanirovaniya-qr-kod</text:p>
          </table:table-cell>
          <table:table-cell table:style-name="ce3" office:value-type="string" calcext:value-type="string">
            <text:p><text:span text:style-name="T1">QR-код,</text:span> расшифровать, <text:span text:style-name="T1">приложение для сканирования QR-кода</text:span>, фотокамера,</text:p>
            <text:p>мобильное устройство</text:p>
          </table:table-cell>
          <table:table-cell office:value-type="string" calcext:value-type="string">
            <text:p>Брянский Государственный Университет, <text:span text:style-name="T1">СКАНИРОВАНИЯ QR-КОДА</text:span>, программа, Бекезина Брянский Государственный, <text:span text:style-name="T1">QR-КОДА</text:span>, СКАНИРОВАНИЯ, Государственный Университет имени, Брянского государственного, THE, вопросу выбора приложения, Reader, Ученые записки Брянского, Статья посвящена вопросу, ПРИЛОЖЕНИЯ, <text:span text:style-name="T1">ПРИЛОЖЕНИЯ ДЛЯ СКАНИРОВАНИЯ,</text:span> Брянского, УДК, Сканер, Code Reader, телефона</text:p>
          </table:table-cell>
          <table:table-cell table:formula="of:=[.G14] / [.F14]" office:value-type="percentage" office:value="0.4" calcext:value-type="percentage">
            <text:p>40.00%</text:p>
          </table:table-cell>
          <table:table-cell office:value-type="float" office:value="5" calcext:value-type="float">
            <text:p>5</text:p>
          </table:table-cell>
          <table:table-cell office:value-type="float" office:value="2" calcext:value-type="float">
            <text:p>2</text:p>
          </table:table-cell>
          <table:table-cell table:number-columns-repeated="3"/>
        </table:table-row>
        <table:table-row table:style-name="ro5">
          <table:table-cell office:value-type="float" office:value="14" calcext:value-type="float">
            <text:p>14</text:p>
          </table:table-cell>
          <table:table-cell office:value-type="string" calcext:value-type="string">
            <text:p>metodologicheskie-osnovy-raspredelennoy-informatsionnoy-sistemy-monitoringa-sostoyaniya-okruzhayuschey-sredy</text:p>
          </table:table-cell>
          <table:table-cell office:value-type="string" calcext:value-type="string">
            <text:p><text:span text:style-name="T1">распределенная информационная система</text:span>, Java 2 Enterprise Edition, мониторинг окружающей среды</text:p>
          </table:table-cell>
          <table:table-cell office:value-type="string" calcext:value-type="string">
            <text:p>данных, Java, Методологические основы распределенной, основы распределенной информационной, <text:span text:style-name="T1">распределенной информационной системы</text:span>, представления данных, информационной системы, Enterprise Edition, EJB, доступа, системы, технологии, Додолин Методологические основы, Enterprise Java Bean, основы распределенной, Доклады ТУСУРа, Enterprise, метеорологических данных, приложений, the</text:p>
          </table:table-cell>
          <table:table-cell table:formula="of:=[.G15] / [.F15]" office:value-type="percentage" office:value="0.333333333333333" calcext:value-type="percentage">
            <text:p>33.33%</text:p>
          </table:table-cell>
          <table:table-cell office:value-type="float" office:value="3" calcext:value-type="float">
            <text:p>3</text:p>
          </table:table-cell>
          <table:table-cell office:value-type="float" office:value="1" calcext:value-type="float">
            <text:p>1</text:p>
          </table:table-cell>
          <table:table-cell table:number-columns-repeated="3"/>
        </table:table-row>
        <table:table-row table:style-name="ro50">
          <table:table-cell office:value-type="float" office:value="15" calcext:value-type="float">
            <text:p>15</text:p>
          </table:table-cell>
          <table:table-cell office:value-type="string" calcext:value-type="string">
            <text:p>metod-postroeniya-imitatsionnyh-modeley-prinyatiya-resheniy-na-osnove-mnogoagentnyh-tehnologiy</text:p>
          </table:table-cell>
          <table:table-cell office:value-type="string" calcext:value-type="string">
            <text:p><text:span text:style-name="T1">Агент обучения классификатора</text:span>; <text:span text:style-name="T1">агент комбинирования классификатора</text:span>; искусственный интеллект; интеллектуальные агенты; индивидуальные траектории; референтные группы. </text:p>
          </table:table-cell>
          <table:table-cell office:value-type="string" calcext:value-type="string">
            <text:p><text:span text:style-name="T1">агент обучения классификатора</text:span>, <text:span text:style-name="T1">агент обучения</text:span>, классификатора, обучения, Венцов Николай Николаевич, агент, Известия ЮФУ, HSC, THE, данных, <text:span text:style-name="T1">агент комбинирования</text:span>, the classifier, Сhernyshev Jury Olegovich, выборок, classifier training agent, подмножества, ЮФУ, системы Венцов Николай, комбинации, объединения</text:p>
          </table:table-cell>
          <table:table-cell table:formula="of:=[.G16] / [.F16]" office:value-type="percentage" office:value="0.333333333333333" calcext:value-type="percentage">
            <text:p>33.33%</text:p>
          </table:table-cell>
          <table:table-cell office:value-type="float" office:value="6" calcext:value-type="float">
            <text:p>6</text:p>
          </table:table-cell>
          <table:table-cell office:value-type="float" office:value="2" calcext:value-type="float">
            <text:p>2</text:p>
          </table:table-cell>
          <table:table-cell table:number-columns-repeated="3"/>
        </table:table-row>
        <table:table-row table:style-name="ro50">
          <table:table-cell office:value-type="float" office:value="16" calcext:value-type="float">
            <text:p>16</text:p>
          </table:table-cell>
          <table:table-cell office:value-type="string" calcext:value-type="string">
            <text:p>modeli-predmetnyh-znaniy-na-osnove-sistemno-kognitivnogo-analiza</text:p>
          </table:table-cell>
          <table:table-cell office:value-type="string" calcext:value-type="string">
            <text:p>Искусственный интеллект; адаптивные обучающие системы; <text:span text:style-name="T1">модель предметных знаний</text:span>; системный анализ; когнитивные технологии.</text:p>
          </table:table-cell>
          <table:table-cell office:value-type="string" calcext:value-type="string">
            <text:p><text:span text:style-name="T1">модели предметной области</text:span>, управления, МОДЕЛИ, объекта управления, предметной, области, информационной модели предметной, ЗНАНИЙ, системы, Известия ЮФУ, объекта, ПРЕДМЕТНЫХ ЗНАНИЙ, принятия решений, решений, уровня, принятия, когнитивной операции, <text:span text:style-name="T5">когнитивной</text:span>, управления активными объектами, предметной области адаптивной</text:p>
          </table:table-cell>
          <table:table-cell table:formula="of:=[.G17] / [.F17]" office:value-type="percentage" office:value="0.2" calcext:value-type="percentage">
            <text:p>20.00%</text:p>
          </table:table-cell>
          <table:table-cell office:value-type="float" office:value="5" calcext:value-type="float">
            <text:p>5</text:p>
          </table:table-cell>
          <table:table-cell office:value-type="float" office:value="1" calcext:value-type="float">
            <text:p>1</text:p>
          </table:table-cell>
          <table:table-cell table:number-columns-repeated="3"/>
        </table:table-row>
        <table:table-row table:style-name="ro12">
          <table:table-cell office:value-type="float" office:value="17" calcext:value-type="float">
            <text:p>17</text:p>
          </table:table-cell>
          <table:table-cell office:value-type="string" calcext:value-type="string">
            <text:p>modelirovanie-audioekologicheskoy-obstanovki-v-interaktivnom-rezhime.</text:p>
          </table:table-cell>
          <table:table-cell office:value-type="string" calcext:value-type="string">
            <text:p><text:span text:style-name="T2">Аудиоэкология</text:span>; шум; акустика помещений; интерактивные методы; архитектурная акустика</text:p>
          </table:table-cell>
          <table:table-cell office:value-type="string" calcext:value-type="string">
            <text:p>Известия ЮФУ, АУДИОЭКОЛОГИЧЕСКОЙ ОБСТАНОВКИ, Тематический выпуск Краткие, Технические науки Тематический, науки Тематический выпуск, ЮФУ, ИНТЕРАКТИВНОМ РЕЖИМЕ Подробно, РЕЖИМЕ Подробно рассматриваются, ТОНАЛЬНЫХ АУДИОГРАММ, MODELING ENVIRONMENT AUDIO-ECOLOGICAL, ОПРЕДЕЛЕНИЯ КОНФИГУРАЦИИ ТОНАЛЬНЫХ, Подробно рассматриваются методы, методы, ОБСТАНОВКИ В ИНТЕРАКТИВНОМ, ОБСТАНОВКИ, МЕТОД ОПРЕДЕЛЕНИЯ КОНФИГУРАЦИИ, Краткие сообщения, THE, РЕЖИМЕ Подробно, распространения</text:p>
          </table:table-cell>
          <table:table-cell table:formula="of:=[.G18] / [.F18]" office:value-type="percentage" office:value="0" calcext:value-type="percentage">
            <text:p>0.00%</text:p>
          </table:table-cell>
          <table:table-cell office:value-type="float" office:value="5" calcext:value-type="float">
            <text:p>5</text:p>
          </table:table-cell>
          <table:table-cell office:value-type="float" office:value="0" calcext:value-type="float">
            <text:p>0</text:p>
          </table:table-cell>
          <table:table-cell table:number-columns-repeated="3"/>
        </table:table-row>
        <table:table-row table:style-name="ro5">
          <table:table-cell office:value-type="float" office:value="18" calcext:value-type="float">
            <text:p>18</text:p>
          </table:table-cell>
          <table:table-cell office:value-type="string" calcext:value-type="string">
            <text:p>novye-vozmozhnosti-formirovaniya-zaprosov-semanticheskih-dannyh-s-pomoschyu-sparql</text:p>
          </table:table-cell>
          <table:table-cell office:value-type="string" calcext:value-type="string">
            <text:p>Семантическая паутина, Семантический Веб, <text:span text:style-name="T1">SQL,</text:span> <text:span text:style-name="T1">SPARQL</text:span>, <text:span text:style-name="T1">RDF</text:span>, W3C.</text:p>
          </table:table-cell>
          <table:table-cell office:value-type="string" calcext:value-type="string">
            <text:p>НОВЫЕ ВОЗМОЖНОСТИ ФОРМИРОВАНИЯ, ВОЗМОЖНОСТИ ФОРМИРОВАНИЯ ЗАПРОСОВ, НОВЫЕ ВОЗМОЖНОСТИ, SPARQL, <text:span text:style-name="T1">SQL</text:span>, <text:span text:style-name="T1">SPARQL</text:span> and SQL, ДАННЫХ, ФОРМИРОВАНИЯ ЗАПРОСОВ СЕМАНТИЧЕСКИХ, URL, <text:span text:style-name="T1">RDF</text:span>, языке SPARQL, query languages SPARQL, SPARQL with, ЗАПРОСОВ, Электронный ресурс, languages SPARQL with, RDF Query Language, Bryansk State University, Ученые записки Брянского, Брянского государственного университета</text:p>
          </table:table-cell>
          <table:table-cell table:formula="of:=[.G19] / [.F19]" office:value-type="percentage" office:value="0.5" calcext:value-type="percentage">
            <text:p>50.00%</text:p>
          </table:table-cell>
          <table:table-cell office:value-type="float" office:value="6" calcext:value-type="float">
            <text:p>6</text:p>
          </table:table-cell>
          <table:table-cell office:value-type="float" office:value="3" calcext:value-type="float">
            <text:p>3</text:p>
          </table:table-cell>
          <table:table-cell table:number-columns-repeated="3"/>
        </table:table-row>
        <table:table-row table:style-name="ro9">
          <table:table-cell office:value-type="float" office:value="19" calcext:value-type="float">
            <text:p>19</text:p>
          </table:table-cell>
          <table:table-cell office:value-type="string" calcext:value-type="string">
            <text:p>obespechenie-nepreryvnosti-peredachi-signala-po-zakrytym-telekommunikatsionnym-setyam-pri-provedenii-pryamyh-efirov</text:p>
          </table:table-cell>
          <table:table-cell office:value-type="string" calcext:value-type="string">
            <text:p>непрерывность, сигнал, закрытые системы, телекоммуникационные сети. </text:p>
          </table:table-cell>
          <table:table-cell office:value-type="string" calcext:value-type="string">
            <text:p>Кузнецов Святослав Сергеевич, Святослав Сергеевич эксперт, эфиров Кузнецов Святослав, прямых эфиров Кузнецов, The, передачи, сети, качества, технический директор телеканалов, проведении прямых эфиров, трафика, услуг, Анализ, качества предоставления услуг, сетей, and, ИННОВАЦИИ И ИНВЕСТИЦИИ, networks, управления, предоставления услуг IPTV</text:p>
          </table:table-cell>
          <table:table-cell table:formula="of:=[.G20] / [.F20]" office:value-type="percentage" office:value="0" calcext:value-type="percentage">
            <text:p>0.00%</text:p>
          </table:table-cell>
          <table:table-cell office:value-type="float" office:value="4" calcext:value-type="float">
            <text:p>4</text:p>
          </table:table-cell>
          <table:table-cell office:value-type="float" office:value="0" calcext:value-type="float">
            <text:p>0</text:p>
          </table:table-cell>
          <table:table-cell table:number-columns-repeated="3"/>
        </table:table-row>
        <table:table-row table:style-name="ro50">
          <table:table-cell office:value-type="float" office:value="20" calcext:value-type="float">
            <text:p>20</text:p>
          </table:table-cell>
          <table:table-cell office:value-type="string" calcext:value-type="string">
            <text:p>orientirovannye-grafy-v-relyatsionnyh-bazah-dannyh</text:p>
          </table:table-cell>
          <table:table-cell office:value-type="string" calcext:value-type="string">
            <text:p><text:span text:style-name="T1">реляционные базы данных</text:span>, иерархические структуры, ориентированные графы, модификация иерархических данных, запросы манипулирования данными.</text:p>
          </table:table-cell>
          <table:table-cell office:value-type="string" calcext:value-type="string">
            <text:p><text:span text:style-name="T1">реляционных базах данных</text:span>, данных, HierarchyLink, материализованного пути, вершин, базах данных, Create PDF files, and, пути, реляционных, орграфа, дерева, достижимости, ИНФОРМАТИКА УДК, отношения, IDchild, вершин орграфа, типа, базах, базах данных Рассматриваются</text:p>
          </table:table-cell>
          <table:table-cell table:formula="of:=[.G21] / [.F21]" office:value-type="percentage" office:value="0.2" calcext:value-type="percentage">
            <text:p>20.00%</text:p>
          </table:table-cell>
          <table:table-cell office:value-type="float" office:value="5" calcext:value-type="float">
            <text:p>5</text:p>
          </table:table-cell>
          <table:table-cell office:value-type="float" office:value="1" calcext:value-type="float">
            <text:p>1</text:p>
          </table:table-cell>
          <table:table-cell table:number-columns-repeated="3"/>
        </table:table-row>
        <table:table-row table:style-name="ro5">
          <table:table-cell office:value-type="float" office:value="21" calcext:value-type="float">
            <text:p>21</text:p>
          </table:table-cell>
          <table:table-cell office:value-type="string" calcext:value-type="string">
            <text:p>osnovannye-na-veyvletah-gistogrammy-dlya-otsenki-selektivnosti-zaprosov.pdf</text:p>
          </table:table-cell>
          <table:table-cell office:value-type="string" calcext:value-type="string">
            <text:p>база данных, <text:span text:style-name="T1">вейвлет</text:span>, гистограмма, <text:span text:style-name="T1">запрос</text:span>, селективность</text:p>
          </table:table-cell>
          <table:table-cell table:style-name="ce2" office:value-type="string" calcext:value-type="string">
            <text:p>ТРАВИН Белгородский государственный, ТРАВИН Белгородский, Белгородский государственный университет, Вейвлеты Хаара MaxDiff, коэффициентов вейвлетов, сплайны Вейвлеты Хаара, Норма ошибки Линейные, ошибки, ОЦЕНКИ СЕЛЕКТИВНОСТИ, Линейные сплайны Вейвлеты, данных, коэффициентов, <text:span text:style-name="T1">вейвлетов</text:span>, ошибки Линейные сплайны, <text:span text:style-name="T1">ЗАПРОСОВ</text:span>, Ошибки различных методов, гистограмм, Хаара MaxDiff, Норма ошибки, ОЦЕНКИ</text:p>
          </table:table-cell>
          <table:table-cell table:formula="of:=[.G22] / [.F22]" office:value-type="percentage" office:value="0.4" calcext:value-type="percentage">
            <text:p>40.00%</text:p>
          </table:table-cell>
          <table:table-cell office:value-type="float" office:value="5" calcext:value-type="float">
            <text:p>5</text:p>
          </table:table-cell>
          <table:table-cell office:value-type="float" office:value="2" calcext:value-type="float">
            <text:p>2</text:p>
          </table:table-cell>
          <table:table-cell table:number-columns-repeated="3"/>
        </table:table-row>
        <table:table-row table:style-name="ro51">
          <table:table-cell office:value-type="float" office:value="22" calcext:value-type="float">
            <text:p>22</text:p>
          </table:table-cell>
          <table:table-cell office:value-type="string" calcext:value-type="string">
            <text:p>podhod-k-otsenke-proizvoditelnyh-resursov-informatsionnyh-sistem</text:p>
          </table:table-cell>
          <table:table-cell office:value-type="string" calcext:value-type="string">
            <text:p><text:span text:style-name="T1">оценка производительных ресурсов</text:span>, распределённые информационные системы, уп равление информационными системами предприятия, <text:span text:style-name="T1">системы массового обслуживания с ожиданием.</text:span></text:p>
          </table:table-cell>
          <table:table-cell office:value-type="string" calcext:value-type="string">
            <text:p><text:span text:style-name="T1">ПРОИЗВОДИТЕЛЬНЫХ РЕСУРСОВ</text:span>, СИСТЕМЫ, Информационные Бизнес Системы, ресурсов информационной системы, РЕСУРСОВ, ресурсов <text:span text:style-name="T1">Оценка производительных</text:span>, <text:span text:style-name="T1">системы массового обслуживания</text:span>, Бизнес Системы, системы массового, системы предприятия, ИНФОРМАЦИОННЫЕ, Бизнес, ТЕХНОЛОГИИ В БИЗНЕСЕ, обслуживания, формационной системы предприятия, ресурсов информа, предприятия, оценка, Сборник тезисов докладов, Оценка каждого</text:p>
          </table:table-cell>
          <table:table-cell table:formula="of:=[.G23] / [.F23]" office:value-type="percentage" office:value="0.5" calcext:value-type="percentage">
            <text:p>50.00%</text:p>
          </table:table-cell>
          <table:table-cell office:value-type="float" office:value="4" calcext:value-type="float">
            <text:p>4</text:p>
          </table:table-cell>
          <table:table-cell office:value-type="float" office:value="2" calcext:value-type="float">
            <text:p>2</text:p>
          </table:table-cell>
          <table:table-cell table:number-columns-repeated="3"/>
        </table:table-row>
        <table:table-row table:style-name="ro5">
          <table:table-cell office:value-type="float" office:value="23" calcext:value-type="float">
            <text:p>23</text:p>
          </table:table-cell>
          <table:table-cell office:value-type="string" calcext:value-type="string">
            <text:p>prakticheskie-aspekty-primeneniya-studii-analiza-riska-pri-razrabotke-spetsialnogo-razdela-proektnoy-dokumentatsii-perechen-meropriyatiy-po-grazhdanskoy-oborone-meropriyatiy-po-preduprezhdeniyu-chrezvychaynyh-situatsiy-prirodnogo-i-tehnogennogo-harakt</text:p>
          </table:table-cell>
          <table:table-cell office:value-type="string" calcext:value-type="string">
            <text:p>программный комплекс, <text:span text:style-name="T1">анализ риска</text:span>, поражающие факторы чрезвычайной ситуации, зоны действия поражающих факторов.</text:p>
          </table:table-cell>
          <table:table-cell office:value-type="string" calcext:value-type="string">
            <text:p>ИТМ ГОЧС, чрезвычайных ситуаций природного, <text:span text:style-name="T1">Студия анализа риска</text:span>, предупреждению чрезвычайных ситуаций, раздела ИТМ ГОЧС, Civil Defense Measures, риска, поражающих факторов, Студии, зон, Практические аспекты применения, ситуаций природного, Перечень мероприятий, техногенного характера, природного и техногенного, ГОЧС, опасных, аспекты применения Студии, ИТМ, ситуаций</text:p>
          </table:table-cell>
          <table:table-cell table:formula="of:=[.G24] / [.F24]" office:value-type="percentage" office:value="0.2" calcext:value-type="percentage">
            <text:p>20.00%</text:p>
          </table:table-cell>
          <table:table-cell office:value-type="float" office:value="5" calcext:value-type="float">
            <text:p>5</text:p>
          </table:table-cell>
          <table:table-cell office:value-type="float" office:value="1" calcext:value-type="float">
            <text:p>1</text:p>
          </table:table-cell>
          <table:table-cell table:number-columns-repeated="3"/>
        </table:table-row>
        <table:table-row table:style-name="ro51">
          <table:table-cell office:value-type="float" office:value="24" calcext:value-type="float">
            <text:p>24</text:p>
          </table:table-cell>
          <table:table-cell office:value-type="string" calcext:value-type="string">
            <text:p>printsipy-razvitiya-informatsionnyh-tehnologiy-proektirovaniya-konstruktsiy-odezhdy</text:p>
          </table:table-cell>
          <table:table-cell office:value-type="string" calcext:value-type="string">
            <text:p>процесс проектирования конструкций одежды (ППКО), работы творческого характера, формализация, инженерно заданная система «человек — одежда», графическая модель одежды (ГМО), виртуальная модель одежды (ВМО), проектно-конструкторская документация (ПКД)</text:p>
          </table:table-cell>
          <table:table-cell office:value-type="string" calcext:value-type="string">
            <text:p>Михайлова Елена Андреевна, Медведева Татьяна Викторовна, ПРОЕКТИРОВАНИЯ КОНСТРУКЦИЙ ОДЕЖДЫ, КОНСТРУКЦИЙ ОДЕЖДЫ, Михайлова Елена, Елена Андреевна, ОДЕЖДЫ, изделия, технологии преобразования ФФи, ОДЕЖДЫ Медведева Татьяна, Российский государственный университет, информационной технологии преобразования, ТЕХНОЛОГИЙ ПРОЕКТИРОВАНИЯ КОНСТРУКЦИЙ, ГМО, ФФи, фигуры, ИНФОРМАЦИОННЫХ ТЕХНОЛОГИЙ, модель одежды, преобразования, ПРОЕКТИРОВАНИЯ</text:p>
          </table:table-cell>
          <table:table-cell table:formula="of:=[.G25] / [.F25]" office:value-type="percentage" office:value="0" calcext:value-type="percentage">
            <text:p>0.00%</text:p>
          </table:table-cell>
          <table:table-cell office:value-type="float" office:value="7" calcext:value-type="float">
            <text:p>7</text:p>
          </table:table-cell>
          <table:table-cell office:value-type="float" office:value="0" calcext:value-type="float">
            <text:p>0</text:p>
          </table:table-cell>
          <table:table-cell table:number-columns-repeated="3"/>
        </table:table-row>
        <table:table-row table:style-name="ro51">
          <table:table-cell office:value-type="float" office:value="25" calcext:value-type="float">
            <text:p>25</text:p>
          </table:table-cell>
          <table:table-cell office:value-type="string" calcext:value-type="string">
            <text:p>programmnyy-kompleks-diagnostiki-kognitivnyh-harakteristik-spetsialista-v-sfere-intellektualnogo-truda.pdf</text:p>
          </table:table-cell>
          <table:table-cell office:value-type="string" calcext:value-type="string">
            <text:p><text:span text:style-name="T1">Диагностика;</text:span> <text:span text:style-name="T1">когнитивные параметры;</text:span> интеллектуальная деятельность. </text:p>
          </table:table-cell>
          <table:table-cell office:value-type="string" calcext:value-type="string">
            <text:p>Baranova Marina Leonidovna, СПЕЦИАЛИСТА, деятельности, модели, выпуск Baranova Marina, профессиональной деятельности, сфере интеллектуального труда, КОГНИТИВНЫХ, <text:span text:style-name="T1">ДИАГНОСТИКИ</text:span>, труда, <text:span text:style-name="T1">когнитивных параметров</text:span>, профессиональной, <text:span text:style-name="T1">КОМПЛЕКС ДИАГНОСТИКИ КОГНИТИВНЫХ</text:span>, параметров, Higher Vocational Education, ИНТЕЛЛЕКТУАЛЬНОГО, Известия ЮФУ, Southern federal university, State-Owned Educational Establishment, Тематический выпуск Baranova</text:p>
          </table:table-cell>
          <table:table-cell table:formula="of:=[.G26] / [.F26]" office:value-type="percentage" office:value="0.666666666666667" calcext:value-type="percentage">
            <text:p>66.67%</text:p>
          </table:table-cell>
          <table:table-cell office:value-type="float" office:value="3" calcext:value-type="float">
            <text:p>3</text:p>
          </table:table-cell>
          <table:table-cell office:value-type="float" office:value="2" calcext:value-type="float">
            <text:p>2</text:p>
          </table:table-cell>
          <table:table-cell table:number-columns-repeated="3"/>
        </table:table-row>
        <table:table-row table:style-name="ro5">
          <table:table-cell office:value-type="float" office:value="26" calcext:value-type="float">
            <text:p>26</text:p>
          </table:table-cell>
          <table:table-cell office:value-type="string" calcext:value-type="string">
            <text:p>rasshirenie-relyatsionnoy-algebry-rekursivnymi-strukturami</text:p>
          </table:table-cell>
          <table:table-cell office:value-type="string" calcext:value-type="string">
            <text:p>Реляционная модель данных, база данных, <text:span text:style-name="T1">домен,</text:span> <text:span text:style-name="T1">кортеж</text:span>, <text:span text:style-name="T1">рекурсивное отношение</text:span>.</text:p>
          </table:table-cell>
          <table:table-cell office:value-type="string" calcext:value-type="string">
            <text:p>РЕЛЯЦИОННОЙ АЛГЕБРЫ РЕКУРСИВНЫМИ, данных, отношения, АЛГЕБРЫ РЕКУРСИВНЫМИ СТРУКТУРАМИ, РЕЛЯЦИОННОЙ АЛГЕБРЫ, операции объединения, АЛГЕБРЫ, Новосельцев Томский политехнический, является, <text:span text:style-name="T1">рекурсивное отношение</text:span>, набор, операции, РЕЛЯЦИОННОЙ, Новосельцев Томский, объединения, <text:span text:style-name="T1">кортеж</text:span>, nil, <text:span text:style-name="T1">доменов</text:span>, информатика УДК, Изложено расширение классической</text:p>
          </table:table-cell>
          <table:table-cell table:formula="of:=[.G27] / [.F27]" office:value-type="percentage" office:value="0.5" calcext:value-type="percentage">
            <text:p>50.00%</text:p>
          </table:table-cell>
          <table:table-cell office:value-type="float" office:value="4" calcext:value-type="float">
            <text:p>4</text:p>
          </table:table-cell>
          <table:table-cell office:value-type="float" office:value="2" calcext:value-type="float">
            <text:p>2</text:p>
          </table:table-cell>
          <table:table-cell table:number-columns-repeated="3"/>
        </table:table-row>
        <table:table-row table:style-name="ro5">
          <table:table-cell office:value-type="float" office:value="27" calcext:value-type="float">
            <text:p>27</text:p>
          </table:table-cell>
          <table:table-cell office:value-type="string" calcext:value-type="string">
            <text:p>razrabotka-eksperimentalnoy-modeli-operatorskoy-deyatelnosti-dlya-vyyavleniya-dinamiki-pokazateley-pfs-v-protsesse-raboty-so-zritelnoy-informatsiey-s-ispolzovaniem-piktopoligrafii</text:p>
          </table:table-cell>
          <table:table-cell office:value-type="string" calcext:value-type="string">
            <text:p><text:span text:style-name="T1">Оператор</text:span>; надёжность; <text:span text:style-name="T1">эмоциональное состояние</text:span>; эмоциональная устойчивость; эмоциогенные факторы; пиктополиграфия. </text:p>
          </table:table-cell>
          <table:table-cell office:value-type="string" calcext:value-type="string">
            <text:p>ДЕЯТЕЛЬНОСТИ, состояние, THE, State Technical University, Chernyy Konstantin Anatol, ОПЕРАТОРСКОЙ ДЕЯТЕЛЬНОСТИ, человека-оператора, Perm State Technical, <text:span text:style-name="T1">эмоциональное состояние</text:span>, испытуемый, THE PICTOPOLIGRAPHICAL METHOD, эмоциональная, является, реакции, эмоционального напряжения, <text:span text:style-name="T1">оператора</text:span>, <text:span text:style-name="T1">состояние оператора</text:span>, состояние эмоциональной напряженности, коррекция состояния человека-оператора, части эксперимента</text:p>
          </table:table-cell>
          <table:table-cell table:formula="of:=[.G28] / [.F28]" office:value-type="percentage" office:value="0.285714285714286" calcext:value-type="percentage">
            <text:p>28.57%</text:p>
          </table:table-cell>
          <table:table-cell office:value-type="float" office:value="7" calcext:value-type="float">
            <text:p>7</text:p>
          </table:table-cell>
          <table:table-cell office:value-type="float" office:value="2" calcext:value-type="float">
            <text:p>2</text:p>
          </table:table-cell>
          <table:table-cell table:number-columns-repeated="3"/>
        </table:table-row>
        <table:table-row table:style-name="ro51">
          <table:table-cell office:value-type="float" office:value="28" calcext:value-type="float">
            <text:p>28</text:p>
          </table:table-cell>
          <table:table-cell office:value-type="string" calcext:value-type="string">
            <text:p>razrabotka-sistem-upravleniya-normativno-spravochnoy-informatsii-dlya-sistem-obrabotki-statisticheckoy-informatsii</text:p>
          </table:table-cell>
          <table:table-cell office:value-type="string" calcext:value-type="string">
            <text:p>мастер-данные, древовидный спрвочник, стаститичкие обзоры, компьютерная поддержка, статитический справочник</text:p>
          </table:table-cell>
          <table:table-cell office:value-type="string" calcext:value-type="string">
            <text:p>НСИ, ДАННЫХ, СИСТЕМЫ, АНАЛИЗ ДАННЫХ, СИСТЕМ УПРАВЛЕНИЯ НОРМАТИВНО, ИНТЕЛЛЕКТУАЛЬНЫЕ СИСТЕМЫ, НОРМАТИВНО СПРАВОЧНОЙ ИНФОРМАЦИЕЙ, управления НСИ, систем ведения НСИ, УПРАВЛЕНИЯ НОРМАТИВНО СПРАВОЧНОЙ, ИНФОРМАЦИИ, СТАТИСТИЧЕСКОЙ ИНФОРМАЦИИ, данных НСИ, справочников, ведение данных НСИ, хранения, Таким образом, СИСТЕМ ОБРАБОТКИ СТАТИСТИЧЕСКОЙ, таким, СИСТЕМЫ РАЗРАБОТКА СИСТЕМ</text:p>
          </table:table-cell>
          <table:table-cell table:formula="of:=[.G29] / [.F29]" office:value-type="percentage" office:value="0" calcext:value-type="percentage">
            <text:p>0.00%</text:p>
          </table:table-cell>
          <table:table-cell office:value-type="float" office:value="5" calcext:value-type="float">
            <text:p>5</text:p>
          </table:table-cell>
          <table:table-cell office:value-type="float" office:value="0" calcext:value-type="float">
            <text:p>0</text:p>
          </table:table-cell>
          <table:table-cell table:number-columns-repeated="3"/>
        </table:table-row>
        <table:table-row table:style-name="ro53">
          <table:table-cell office:value-type="float" office:value="29" calcext:value-type="float">
            <text:p>29</text:p>
          </table:table-cell>
          <table:table-cell office:value-type="string" calcext:value-type="string">
            <text:p>sravnenie-effektivnosti-proksi-serverov-na-platforme-opensuse-12-3</text:p>
          </table:table-cell>
          <table:table-cell office:value-type="string" calcext:value-type="string">
            <text:p><text:span text:style-name="T1">OpenSUSE</text:span>, YAST, <text:span text:style-name="T3">SQUID</text:span>, прокси-сервер, сетевые службы, сервер</text:p>
          </table:table-cell>
          <table:table-cell office:value-type="string" calcext:value-type="string">
            <text:p><text:span text:style-name="T1">Squid</text:span>, HIER, TCP, MISS, ABORTED, GET, Ученые записки Брянского, Брянского государственного университета, HTTP, настройки, <text:span text:style-name="T1">OPENSUSE</text:span>, записки Брянского государственного, GET http, DIRECT, the, acl, access deny, Брянского, доступ, etc</text:p>
          </table:table-cell>
          <table:table-cell table:formula="of:=[.G30] / [.F30]" office:value-type="percentage" office:value="0.333333333333333" calcext:value-type="percentage">
            <text:p>33.33%</text:p>
          </table:table-cell>
          <table:table-cell office:value-type="float" office:value="6" calcext:value-type="float">
            <text:p>6</text:p>
          </table:table-cell>
          <table:table-cell office:value-type="float" office:value="2" calcext:value-type="float">
            <text:p>2</text:p>
          </table:table-cell>
          <table:table-cell table:number-columns-repeated="3"/>
        </table:table-row>
        <table:table-row table:style-name="ro5">
          <table:table-cell office:value-type="float" office:value="30" calcext:value-type="float">
            <text:p>30</text:p>
          </table:table-cell>
          <table:table-cell office:value-type="string" calcext:value-type="string">
            <text:p>utechki-konfidentsialnyh-dannyh-glavnyy-vrag-vnutri</text:p>
          </table:table-cell>
          <table:table-cell office:value-type="string" calcext:value-type="string">
            <text:p><text:span text:style-name="T1">Конфиденциальная информация</text:span>, персональные данные, <text:span text:style-name="T1">утечка данных</text:span>, киберпреступность, концепция нулевого доверия, устойчивое цифровое развитие.</text:p>
          </table:table-cell>
          <table:table-cell office:value-type="string" calcext:value-type="string">
            <text:p>Электронный ресурс, Электронный вестник Выпуск, дата обращения, Исследование утечек информации, URL, факультет государственного управления, управления МГУ имени, дата, ресурс, данных, <text:span text:style-name="T1">утечек конфиденциальных данных</text:span>, The, утечек информации ограниченного, информационной безопасности, утечек, вестник Выпуск, МГУ имени, утечек информации, <text:span text:style-name="T1">утечек данных</text:span>, информации ограниченного доступа</text:p>
          </table:table-cell>
          <table:table-cell table:formula="of:=[.G31] / [.F31]" office:value-type="percentage" office:value="0.333333333333333" calcext:value-type="percentage">
            <text:p>33.33%</text:p>
          </table:table-cell>
          <table:table-cell office:value-type="float" office:value="6" calcext:value-type="float">
            <text:p>6</text:p>
          </table:table-cell>
          <table:table-cell office:value-type="float" office:value="2" calcext:value-type="float">
            <text:p>2</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7">00/00/0000</text:date>, <text:time style:data-style-name="N2" text:time-value="18:12:02.6462357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5T08:51:03.805870552</meta:creation-date>
    <dc:date>2022-05-27T18:12:16.504480954</dc:date>
    <meta:editing-duration>PT13H52M40S</meta:editing-duration>
    <meta:editing-cycles>91</meta:editing-cycles>
    <meta:generator>LibreOffice/6.0.7.3$Linux_X86_64 LibreOffice_project/00m0$Build-3</meta:generator>
    <meta:document-statistic meta:table-count="3" meta:cell-count="858"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style:text-properties fo:font-size="10pt" style:font-size-asian="10pt" style:font-size-complex="10pt"/>
    </style:style>
    <style:style style:name="ch10" style:family="chart" style:data-style-name="N0">
      <style:chart-properties chart:link-data-style-to-source="true"/>
      <style:graphic-properties draw:stroke="none" draw:fill-color="#ff420e"/>
      <style:text-properties fo:font-size="10pt" style:font-size-asian="10pt" style:font-size-complex="10pt"/>
    </style:style>
    <style:style style:name="ch11" style:family="chart">
      <style:graphic-properties draw:stroke="solid" svg:stroke-color="#b3b3b3" draw:fill="none" draw:fill-color="#e6e6e6" draw:fill-image-name="Metal"/>
    </style:style>
    <style:style style:name="ch12" style:family="chart">
      <style:graphic-properties svg:stroke-color="#b3b3b3" draw:fill-color="#cccccc"/>
    </style:style>
  </office:automatic-styles>
  <office:body>
    <office:chart>
      <chart:chart svg:width="30.263cm" svg:height="12.573cm" xlink:href="." xlink:type="simple" chart:class="chart:bar" chart:style-name="ch1">
        <chart:legend svg:x="25.005cm" svg:y="0.464cm" style:legend-expansion="custom" chartooo:width="4.6cm" chartooo:height="3.783cm" style:legend-expansion-aspect-ratio="1.21596616441977" chart:style-name="ch2"/>
        <chart:plot-area chart:style-name="ch3" chart:data-source-has-labels="both" svg:x="1.271cm" svg:y="0.25cm" svg:width="23.458cm" svg:height="12.17cm">
          <chartooo:coordinate-region svg:x="2.236cm" svg:y="0.449cm" svg:width="22.493cm" svg:height="10.243cm"/>
          <chart:axis chart:dimension="x" chart:name="primary-x" chart:style-name="ch4" chartooo:axis-type="auto">
            <chartooo:date-scale/>
            <chart:title svg:x="11.62cm" svg:y="12.013cm" chart:style-name="ch5">
              <text:p>Номер документа</text:p>
            </chart:title>
            <chart:categories table:cell-range-address="local-table.$A$2:.$A$31"/>
          </chart:axis>
          <chart:axis chart:dimension="y" chart:name="primary-y" chart:style-name="ch6">
            <chart:title svg:x="0.106cm" svg:y="8.006cm" chart:style-name="ch7">
              <text:p>Количество терминов</text:p>
            </chart:title>
            <chart:grid chart:style-name="ch8" chart:class="major"/>
          </chart:axis>
          <chart:series chart:style-name="ch9" chart:values-cell-range-address="local-table.$B$2:.$B$31" chart:label-cell-address="local-table.$B$1" chart:class="chart:bar">
            <chart:data-point chart:repeated="30"/>
          </chart:series>
          <chart:series chart:style-name="ch10" chart:values-cell-range-address="local-table.$C$2:.$C$31" chart:label-cell-address="local-table.$C$1" chart:class="chart:bar">
            <chart:data-point chart:repeated="3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Количество совпавших терминов</text:p>
              </table:table-cell>
              <table:table-cell office:value-type="string">
                <text:p>Количествео ключевых слов в тексте</text:p>
              </table:table-cell>
            </table:table-row>
          </table:table-header-rows>
          <table:table-rows>
            <table:table-row>
              <table:table-cell office:value-type="float" office:value="1">
                <text:p>1</text:p>
              </table:table-cell>
              <table:table-cell office:value-type="float" office:value="3">
                <text:p>3</text:p>
              </table:table-cell>
              <table:table-cell office:value-type="float" office:value="6">
                <text:p>6</text:p>
              </table:table-cell>
            </table:table-row>
            <table:table-row>
              <table:table-cell office:value-type="float" office:value="2">
                <text:p>2</text:p>
              </table:table-cell>
              <table:table-cell office:value-type="float" office:value="0">
                <text:p>0</text:p>
              </table:table-cell>
              <table:table-cell office:value-type="float" office:value="4">
                <text:p>4</text:p>
              </table:table-cell>
            </table:table-row>
            <table:table-row>
              <table:table-cell office:value-type="float" office:value="3">
                <text:p>3</text:p>
              </table:table-cell>
              <table:table-cell office:value-type="float" office:value="4">
                <text:p>4</text:p>
              </table:table-cell>
              <table:table-cell office:value-type="float" office:value="14">
                <text:p>14</text:p>
              </table:table-cell>
            </table:table-row>
            <table:table-row>
              <table:table-cell office:value-type="float" office:value="4">
                <text:p>4</text:p>
              </table:table-cell>
              <table:table-cell office:value-type="float" office:value="1">
                <text:p>1</text:p>
              </table:table-cell>
              <table:table-cell office:value-type="float" office:value="2">
                <text:p>2</text:p>
              </table:table-cell>
            </table:table-row>
            <table:table-row>
              <table:table-cell office:value-type="float" office:value="5">
                <text:p>5</text:p>
              </table:table-cell>
              <table:table-cell office:value-type="float" office:value="4">
                <text:p>4</text:p>
              </table:table-cell>
              <table:table-cell office:value-type="float" office:value="4">
                <text:p>4</text:p>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row>
            <table:table-row>
              <table:table-cell office:value-type="float" office:value="7">
                <text:p>7</text:p>
              </table:table-cell>
              <table:table-cell office:value-type="float" office:value="4">
                <text:p>4</text:p>
              </table:table-cell>
              <table:table-cell office:value-type="float" office:value="6">
                <text:p>6</text:p>
              </table:table-cell>
            </table:table-row>
            <table:table-row>
              <table:table-cell office:value-type="float" office:value="8">
                <text:p>8</text:p>
              </table:table-cell>
              <table:table-cell office:value-type="float" office:value="1">
                <text:p>1</text:p>
              </table:table-cell>
              <table:table-cell office:value-type="float" office:value="6">
                <text:p>6</text:p>
              </table:table-cell>
            </table:table-row>
            <table:table-row>
              <table:table-cell office:value-type="float" office:value="9">
                <text:p>9</text:p>
              </table:table-cell>
              <table:table-cell office:value-type="float" office:value="3">
                <text:p>3</text:p>
              </table:table-cell>
              <table:table-cell office:value-type="float" office:value="6">
                <text:p>6</text:p>
              </table:table-cell>
            </table:table-row>
            <table:table-row>
              <table:table-cell office:value-type="float" office:value="10">
                <text:p>10</text:p>
              </table:table-cell>
              <table:table-cell office:value-type="float" office:value="1">
                <text:p>1</text:p>
              </table:table-cell>
              <table:table-cell office:value-type="float" office:value="8">
                <text:p>8</text:p>
              </table:table-cell>
            </table:table-row>
            <table:table-row>
              <table:table-cell office:value-type="float" office:value="11">
                <text:p>11</text:p>
              </table:table-cell>
              <table:table-cell office:value-type="float" office:value="3">
                <text:p>3</text:p>
              </table:table-cell>
              <table:table-cell office:value-type="float" office:value="4">
                <text:p>4</text:p>
              </table:table-cell>
            </table:table-row>
            <table:table-row>
              <table:table-cell office:value-type="float" office:value="12">
                <text:p>12</text:p>
              </table:table-cell>
              <table:table-cell office:value-type="float" office:value="3">
                <text:p>3</text:p>
              </table:table-cell>
              <table:table-cell office:value-type="float" office:value="6">
                <text:p>6</text:p>
              </table:table-cell>
            </table:table-row>
            <table:table-row>
              <table:table-cell office:value-type="float" office:value="13">
                <text:p>13</text:p>
              </table:table-cell>
              <table:table-cell office:value-type="float" office:value="2">
                <text:p>2</text:p>
              </table:table-cell>
              <table:table-cell office:value-type="float" office:value="5">
                <text:p>5</text:p>
              </table:table-cell>
            </table:table-row>
            <table:table-row>
              <table:table-cell office:value-type="float" office:value="14">
                <text:p>14</text:p>
              </table:table-cell>
              <table:table-cell office:value-type="float" office:value="1">
                <text:p>1</text:p>
              </table:table-cell>
              <table:table-cell office:value-type="float" office:value="3">
                <text:p>3</text:p>
              </table:table-cell>
            </table:table-row>
            <table:table-row>
              <table:table-cell office:value-type="float" office:value="15">
                <text:p>15</text:p>
              </table:table-cell>
              <table:table-cell office:value-type="float" office:value="2">
                <text:p>2</text:p>
              </table:table-cell>
              <table:table-cell office:value-type="float" office:value="6">
                <text:p>6</text:p>
              </table:table-cell>
            </table:table-row>
            <table:table-row>
              <table:table-cell office:value-type="float" office:value="16">
                <text:p>16</text:p>
              </table:table-cell>
              <table:table-cell office:value-type="float" office:value="1">
                <text:p>1</text:p>
              </table:table-cell>
              <table:table-cell office:value-type="float" office:value="5">
                <text:p>5</text:p>
              </table:table-cell>
            </table:table-row>
            <table:table-row>
              <table:table-cell office:value-type="float" office:value="17">
                <text:p>17</text:p>
              </table:table-cell>
              <table:table-cell office:value-type="float" office:value="0">
                <text:p>0</text:p>
              </table:table-cell>
              <table:table-cell office:value-type="float" office:value="5">
                <text:p>5</text:p>
              </table:table-cell>
            </table:table-row>
            <table:table-row>
              <table:table-cell office:value-type="float" office:value="18">
                <text:p>18</text:p>
              </table:table-cell>
              <table:table-cell office:value-type="float" office:value="3">
                <text:p>3</text:p>
              </table:table-cell>
              <table:table-cell office:value-type="float" office:value="6">
                <text:p>6</text:p>
              </table:table-cell>
            </table:table-row>
            <table:table-row>
              <table:table-cell office:value-type="float" office:value="19">
                <text:p>19</text:p>
              </table:table-cell>
              <table:table-cell office:value-type="float" office:value="0">
                <text:p>0</text:p>
              </table:table-cell>
              <table:table-cell office:value-type="float" office:value="4">
                <text:p>4</text:p>
              </table:table-cell>
            </table:table-row>
            <table:table-row>
              <table:table-cell office:value-type="float" office:value="20">
                <text:p>20</text:p>
              </table:table-cell>
              <table:table-cell office:value-type="float" office:value="1">
                <text:p>1</text:p>
              </table:table-cell>
              <table:table-cell office:value-type="float" office:value="5">
                <text:p>5</text:p>
              </table:table-cell>
            </table:table-row>
            <table:table-row>
              <table:table-cell office:value-type="float" office:value="21">
                <text:p>21</text:p>
              </table:table-cell>
              <table:table-cell office:value-type="float" office:value="2">
                <text:p>2</text:p>
              </table:table-cell>
              <table:table-cell office:value-type="float" office:value="5">
                <text:p>5</text:p>
              </table:table-cell>
            </table:table-row>
            <table:table-row>
              <table:table-cell office:value-type="float" office:value="22">
                <text:p>22</text:p>
              </table:table-cell>
              <table:table-cell office:value-type="float" office:value="2">
                <text:p>2</text:p>
              </table:table-cell>
              <table:table-cell office:value-type="float" office:value="4">
                <text:p>4</text:p>
              </table:table-cell>
            </table:table-row>
            <table:table-row>
              <table:table-cell office:value-type="float" office:value="23">
                <text:p>23</text:p>
              </table:table-cell>
              <table:table-cell office:value-type="float" office:value="1">
                <text:p>1</text:p>
              </table:table-cell>
              <table:table-cell office:value-type="float" office:value="5">
                <text:p>5</text:p>
              </table:table-cell>
            </table:table-row>
            <table:table-row>
              <table:table-cell office:value-type="float" office:value="24">
                <text:p>24</text:p>
              </table:table-cell>
              <table:table-cell office:value-type="float" office:value="0">
                <text:p>0</text:p>
              </table:table-cell>
              <table:table-cell office:value-type="float" office:value="7">
                <text:p>7</text:p>
              </table:table-cell>
            </table:table-row>
            <table:table-row>
              <table:table-cell office:value-type="float" office:value="25">
                <text:p>25</text:p>
              </table:table-cell>
              <table:table-cell office:value-type="float" office:value="2">
                <text:p>2</text:p>
              </table:table-cell>
              <table:table-cell office:value-type="float" office:value="3">
                <text:p>3</text:p>
              </table:table-cell>
            </table:table-row>
            <table:table-row>
              <table:table-cell office:value-type="float" office:value="26">
                <text:p>26</text:p>
              </table:table-cell>
              <table:table-cell office:value-type="float" office:value="2">
                <text:p>2</text:p>
              </table:table-cell>
              <table:table-cell office:value-type="float" office:value="4">
                <text:p>4</text:p>
              </table:table-cell>
            </table:table-row>
            <table:table-row>
              <table:table-cell office:value-type="float" office:value="27">
                <text:p>27</text:p>
              </table:table-cell>
              <table:table-cell office:value-type="float" office:value="2">
                <text:p>2</text:p>
              </table:table-cell>
              <table:table-cell office:value-type="float" office:value="7">
                <text:p>7</text:p>
              </table:table-cell>
            </table:table-row>
            <table:table-row>
              <table:table-cell office:value-type="float" office:value="28">
                <text:p>28</text:p>
              </table:table-cell>
              <table:table-cell office:value-type="float" office:value="0">
                <text:p>0</text:p>
              </table:table-cell>
              <table:table-cell office:value-type="float" office:value="5">
                <text:p>5</text:p>
              </table:table-cell>
            </table:table-row>
            <table:table-row>
              <table:table-cell office:value-type="float" office:value="29">
                <text:p>29</text:p>
              </table:table-cell>
              <table:table-cell office:value-type="float" office:value="2">
                <text:p>2</text:p>
              </table:table-cell>
              <table:table-cell office:value-type="float" office:value="6">
                <text:p>6</text:p>
              </table:table-cell>
            </table:table-row>
            <table:table-row>
              <table:table-cell office:value-type="float" office:value="30">
                <text:p>30</text:p>
              </table:table-cell>
              <table:table-cell office:value-type="float" office:value="2">
                <text:p>2</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style:text-properties fo:font-size="10pt" style:font-size-asian="10pt" style:font-size-complex="10pt"/>
    </style:style>
    <style:style style:name="ch11" style:family="chart" style:data-style-name="N0">
      <style:chart-properties chart:link-data-style-to-source="true"/>
      <style:graphic-properties draw:stroke="none" draw:fill-color="#ff420e"/>
      <style:text-properties fo:font-size="10pt" style:font-size-asian="10pt" style:font-size-complex="10pt"/>
    </style:style>
    <style:style style:name="ch12" style:family="chart">
      <style:chart-properties chart:solid-type="cuboid"/>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796cm" svg:height="16.188cm" xlink:href=".." xlink:type="simple" chart:class="chart:bar" chart:column-mapping="1 0" chart:style-name="ch1">
        <chart:title svg:x="12.092cm" svg:y="0.459cm" chart:style-name="ch2">
          <text:p>Результа извлечения</text:p>
        </chart:title>
        <chart:legend svg:x="22.981cm" svg:y="0cm" style:legend-expansion="custom" chartooo:width="5.428cm" chartooo:height="4.7cm" style:legend-expansion-aspect-ratio="1.15489361702128" chart:style-name="ch3"/>
        <chart:plot-area chart:style-name="ch4" table:cell-range-address="'Эксперимент 1'.A2:'Эксперимент 1'.A31 'Эксперимент 1'.F1:'Эксперимент 1'.G31" chart:data-source-has-labels="both" svg:x="2.109cm" svg:y="2.448cm" svg:width="26.684cm" svg:height="10.872cm">
          <chartooo:coordinate-region svg:x="2.73cm" svg:y="2.647cm" svg:width="26.063cm" svg:height="10.026cm"/>
          <chart:axis chart:dimension="x" chart:name="primary-x" chart:style-name="ch5" chartooo:axis-type="auto">
            <chartooo:date-scale/>
            <chart:title svg:x="14.071cm" svg:y="13.643cm" chart:style-name="ch6">
              <text:p>Номер документа</text:p>
            </chart:title>
            <chart:categories table:cell-range-address="'Эксперимент 1'.A2:'Эксперимент 1'.A31"/>
          </chart:axis>
          <chart:axis chart:dimension="y" chart:name="primary-y" chart:style-name="ch7">
            <chart:title svg:x="0.974cm" svg:y="9.053cm" chart:style-name="ch8">
              <text:p>Количество КС</text:p>
            </chart:title>
            <chart:grid chart:style-name="ch9" chart:class="major"/>
          </chart:axis>
          <chart:series chart:style-name="ch10" chart:values-cell-range-address="'Эксперимент 1'.G2:'Эксперимент 1'.G31" chart:label-cell-address="'Эксперимент 1'.G1:'Эксперимент 1'.G1" chart:class="chart:bar">
            <chart:data-point chart:repeated="30"/>
          </chart:series>
          <chart:series chart:style-name="ch11" chart:values-cell-range-address="'Эксперимент 1'.F2:'Эксперимент 1'.F31" chart:label-cell-address="'Эксперимент 1'.F1:'Эксперимент 1'.F1" chart:class="chart:bar">
            <chart:data-point/>
            <chart:data-point chart:style-name="ch12"/>
            <chart:data-point chart:repeated="28"/>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Количество совпавших терминов</text:p>
                <draw:g>
                  <svg:desc>'Эксперимент 1'.G1:'Эксперимент 1'.G1</svg:desc>
                </draw:g>
              </table:table-cell>
              <table:table-cell office:value-type="string">
                <text:p>Количествео ключевых слов в тексте</text:p>
                <draw:g>
                  <svg:desc>'Эксперимент 1'.F1:'Эксперимент 1'.F1</svg:desc>
                </draw:g>
              </table:table-cell>
            </table:table-row>
          </table:table-header-rows>
          <table:table-rows>
            <table:table-row>
              <table:table-cell office:value-type="float" office:value="1">
                <text:p>1</text:p>
                <draw:g>
                  <svg:desc>'Эксперимент 1'.A2:'Эксперимент 1'.A31</svg:desc>
                </draw:g>
              </table:table-cell>
              <table:table-cell office:value-type="float" office:value="7">
                <text:p>7</text:p>
                <draw:g>
                  <svg:desc>'Эксперимент 1'.G2:'Эксперимент 1'.G31</svg:desc>
                </draw:g>
              </table:table-cell>
              <table:table-cell office:value-type="float" office:value="14">
                <text:p>14</text:p>
                <draw:g>
                  <svg:desc>'Эксперимент 1'.F2:'Эксперимент 1'.F31</svg:desc>
                </draw:g>
              </table:table-cell>
            </table:table-row>
            <table:table-row>
              <table:table-cell office:value-type="float" office:value="2">
                <text:p>2</text:p>
              </table:table-cell>
              <table:table-cell office:value-type="float" office:value="0">
                <text:p>0</text:p>
              </table:table-cell>
              <table:table-cell office:value-type="float" office:value="6">
                <text:p>6</text:p>
              </table:table-cell>
            </table:table-row>
            <table:table-row>
              <table:table-cell office:value-type="float" office:value="3">
                <text:p>3</text:p>
              </table:table-cell>
              <table:table-cell office:value-type="float" office:value="4">
                <text:p>4</text:p>
              </table:table-cell>
              <table:table-cell office:value-type="float" office:value="14">
                <text:p>14</text:p>
              </table:table-cell>
            </table:table-row>
            <table:table-row>
              <table:table-cell office:value-type="float" office:value="4">
                <text:p>4</text:p>
              </table:table-cell>
              <table:table-cell office:value-type="float" office:value="1">
                <text:p>1</text:p>
              </table:table-cell>
              <table:table-cell office:value-type="float" office:value="2">
                <text:p>2</text:p>
              </table:table-cell>
            </table:table-row>
            <table:table-row>
              <table:table-cell office:value-type="float" office:value="5">
                <text:p>5</text:p>
              </table:table-cell>
              <table:table-cell office:value-type="float" office:value="7">
                <text:p>7</text:p>
              </table:table-cell>
              <table:table-cell office:value-type="float" office:value="7">
                <text:p>7</text:p>
              </table:table-cell>
            </table:table-row>
            <table:table-row>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7">
                <text:p>7</text:p>
              </table:table-cell>
              <table:table-cell office:value-type="float" office:value="10">
                <text:p>10</text:p>
              </table:table-cell>
              <table:table-cell office:value-type="float" office:value="13">
                <text:p>13</text:p>
              </table:table-cell>
            </table:table-row>
            <table:table-row>
              <table:table-cell office:value-type="float" office:value="8">
                <text:p>8</text:p>
              </table:table-cell>
              <table:table-cell office:value-type="float" office:value="3">
                <text:p>3</text:p>
              </table:table-cell>
              <table:table-cell office:value-type="float" office:value="15">
                <text:p>15</text:p>
              </table:table-cell>
            </table:table-row>
            <table:table-row>
              <table:table-cell office:value-type="float" office:value="9">
                <text:p>9</text:p>
              </table:table-cell>
              <table:table-cell office:value-type="float" office:value="7">
                <text:p>7</text:p>
              </table:table-cell>
              <table:table-cell office:value-type="float" office:value="10">
                <text:p>10</text:p>
              </table:table-cell>
            </table:table-row>
            <table:table-row>
              <table:table-cell office:value-type="float" office:value="10">
                <text:p>10</text:p>
              </table:table-cell>
              <table:table-cell office:value-type="float" office:value="3">
                <text:p>3</text:p>
              </table:table-cell>
              <table:table-cell office:value-type="float" office:value="9">
                <text:p>9</text:p>
              </table:table-cell>
            </table:table-row>
            <table:table-row>
              <table:table-cell office:value-type="float" office:value="11">
                <text:p>11</text:p>
              </table:table-cell>
              <table:table-cell office:value-type="float" office:value="6">
                <text:p>6</text:p>
              </table:table-cell>
              <table:table-cell office:value-type="float" office:value="7">
                <text:p>7</text:p>
              </table:table-cell>
            </table:table-row>
            <table:table-row>
              <table:table-cell office:value-type="float" office:value="12">
                <text:p>12</text:p>
              </table:table-cell>
              <table:table-cell office:value-type="float" office:value="6">
                <text:p>6</text:p>
              </table:table-cell>
              <table:table-cell office:value-type="float" office:value="9">
                <text:p>9</text:p>
              </table:table-cell>
            </table:table-row>
            <table:table-row>
              <table:table-cell office:value-type="float" office:value="13">
                <text:p>13</text:p>
              </table:table-cell>
              <table:table-cell office:value-type="float" office:value="3">
                <text:p>3</text:p>
              </table:table-cell>
              <table:table-cell office:value-type="float" office:value="7">
                <text:p>7</text:p>
              </table:table-cell>
            </table:table-row>
            <table:table-row>
              <table:table-cell office:value-type="float" office:value="14">
                <text:p>14</text:p>
              </table:table-cell>
              <table:table-cell office:value-type="float" office:value="5">
                <text:p>5</text:p>
              </table:table-cell>
              <table:table-cell office:value-type="float" office:value="8">
                <text:p>8</text:p>
              </table:table-cell>
            </table:table-row>
            <table:table-row>
              <table:table-cell office:value-type="float" office:value="15">
                <text:p>15</text:p>
              </table:table-cell>
              <table:table-cell office:value-type="float" office:value="5">
                <text:p>5</text:p>
              </table:table-cell>
              <table:table-cell office:value-type="float" office:value="12">
                <text:p>12</text:p>
              </table:table-cell>
            </table:table-row>
            <table:table-row>
              <table:table-cell office:value-type="float" office:value="16">
                <text:p>16</text:p>
              </table:table-cell>
              <table:table-cell office:value-type="float" office:value="4">
                <text:p>4</text:p>
              </table:table-cell>
              <table:table-cell office:value-type="float" office:value="12">
                <text:p>12</text:p>
              </table:table-cell>
            </table:table-row>
            <table:table-row>
              <table:table-cell office:value-type="float" office:value="17">
                <text:p>17</text:p>
              </table:table-cell>
              <table:table-cell office:value-type="float" office:value="0">
                <text:p>0</text:p>
              </table:table-cell>
              <table:table-cell office:value-type="float" office:value="7">
                <text:p>7</text:p>
              </table:table-cell>
            </table:table-row>
            <table:table-row>
              <table:table-cell office:value-type="float" office:value="18">
                <text:p>18</text:p>
              </table:table-cell>
              <table:table-cell office:value-type="float" office:value="4">
                <text:p>4</text:p>
              </table:table-cell>
              <table:table-cell office:value-type="float" office:value="7">
                <text:p>7</text:p>
              </table:table-cell>
            </table:table-row>
            <table:table-row>
              <table:table-cell office:value-type="float" office:value="19">
                <text:p>19</text:p>
              </table:table-cell>
              <table:table-cell office:value-type="float" office:value="1">
                <text:p>1</text:p>
              </table:table-cell>
              <table:table-cell office:value-type="float" office:value="6">
                <text:p>6</text:p>
              </table:table-cell>
            </table:table-row>
            <table:table-row>
              <table:table-cell office:value-type="float" office:value="20">
                <text:p>20</text:p>
              </table:table-cell>
              <table:table-cell office:value-type="float" office:value="3">
                <text:p>3</text:p>
              </table:table-cell>
              <table:table-cell office:value-type="float" office:value="12">
                <text:p>12</text:p>
              </table:table-cell>
            </table:table-row>
            <table:table-row>
              <table:table-cell office:value-type="float" office:value="21">
                <text:p>21</text:p>
              </table:table-cell>
              <table:table-cell office:value-type="float" office:value="2">
                <text:p>2</text:p>
              </table:table-cell>
              <table:table-cell office:value-type="float" office:value="6">
                <text:p>6</text:p>
              </table:table-cell>
            </table:table-row>
            <table:table-row>
              <table:table-cell office:value-type="float" office:value="22">
                <text:p>22</text:p>
              </table:table-cell>
              <table:table-cell office:value-type="float" office:value="8">
                <text:p>8</text:p>
              </table:table-cell>
              <table:table-cell office:value-type="float" office:value="12">
                <text:p>12</text:p>
              </table:table-cell>
            </table:table-row>
            <table:table-row>
              <table:table-cell office:value-type="float" office:value="23">
                <text:p>23</text:p>
              </table:table-cell>
              <table:table-cell office:value-type="float" office:value="7">
                <text:p>7</text:p>
              </table:table-cell>
              <table:table-cell office:value-type="float" office:value="10">
                <text:p>10</text:p>
              </table:table-cell>
            </table:table-row>
            <table:table-row>
              <table:table-cell office:value-type="float" office:value="24">
                <text:p>24</text:p>
              </table:table-cell>
              <table:table-cell office:value-type="float" office:value="5">
                <text:p>5</text:p>
              </table:table-cell>
              <table:table-cell office:value-type="float" office:value="21">
                <text:p>21</text:p>
              </table:table-cell>
            </table:table-row>
            <table:table-row>
              <table:table-cell office:value-type="float" office:value="25">
                <text:p>25</text:p>
              </table:table-cell>
              <table:table-cell office:value-type="float" office:value="5">
                <text:p>5</text:p>
              </table:table-cell>
              <table:table-cell office:value-type="float" office:value="5">
                <text:p>5</text:p>
              </table:table-cell>
            </table:table-row>
            <table:table-row>
              <table:table-cell office:value-type="float" office:value="26">
                <text:p>26</text:p>
              </table:table-cell>
              <table:table-cell office:value-type="float" office:value="5">
                <text:p>5</text:p>
              </table:table-cell>
              <table:table-cell office:value-type="float" office:value="8">
                <text:p>8</text:p>
              </table:table-cell>
            </table:table-row>
            <table:table-row>
              <table:table-cell office:value-type="float" office:value="27">
                <text:p>27</text:p>
              </table:table-cell>
              <table:table-cell office:value-type="float" office:value="3">
                <text:p>3</text:p>
              </table:table-cell>
              <table:table-cell office:value-type="float" office:value="8">
                <text:p>8</text:p>
              </table:table-cell>
            </table:table-row>
            <table:table-row>
              <table:table-cell office:value-type="float" office:value="28">
                <text:p>28</text:p>
              </table:table-cell>
              <table:table-cell office:value-type="float" office:value="1">
                <text:p>1</text:p>
              </table:table-cell>
              <table:table-cell office:value-type="float" office:value="7">
                <text:p>7</text:p>
              </table:table-cell>
            </table:table-row>
            <table:table-row>
              <table:table-cell office:value-type="float" office:value="29">
                <text:p>29</text:p>
              </table:table-cell>
              <table:table-cell office:value-type="float" office:value="2">
                <text:p>2</text:p>
              </table:table-cell>
              <table:table-cell office:value-type="float" office:value="7">
                <text:p>7</text:p>
              </table:table-cell>
            </table:table-row>
            <table:table-row>
              <table:table-cell office:value-type="float" office:value="30">
                <text:p>30</text:p>
              </table:table-cell>
              <table:table-cell office:value-type="float" office:value="4">
                <text:p>4</text:p>
              </table:table-cell>
              <table:table-cell office:value-type="float" office:value="12">
                <text:p>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svg:stroke-color="#b3b3b3" draw:fill="none" draw:fill-color="#e6e6e6"/>
      <style:text-properties fo:font-size="2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579d1c" dr3d:edge-rounding="5%"/>
      <style:text-properties fo:font-size="10pt" style:font-size-asian="10pt" style:font-size-complex="10pt"/>
    </style:style>
    <style:style style:name="ch8" style:family="chart">
      <style:chart-properties chart:solid-type="cuboid" chart:symbol-type="named-symbol" chart:symbol-name="square" chart:symbol-width="0.25cm" chart:symbol-height="0.25cm"/>
    </style:style>
    <style:style style:name="ch9"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symbol-type="automatic" chart:symbol-width="0.418cm" chart:symbol-height="0.418cm" chart:link-data-style-to-source="true"/>
      <style:graphic-properties draw:stroke="none" draw:fill-color="#ffd320"/>
      <style:text-properties fo:font-size="10pt" style:font-size-asian="10pt" style:font-size-complex="10pt"/>
    </style:style>
    <style:style style:name="ch11" style:family="chart" style:data-style-name="N0">
      <style:chart-properties chart:symbol-type="automatic" chart:symbol-width="0.418cm" chart:symbol-height="0.418cm" chart:link-data-style-to-source="true"/>
      <style:graphic-properties draw:stroke="none" draw:fill-color="#530260"/>
      <style:text-properties fo:font-size="10pt" style:font-size-asian="10pt" style:font-size-complex="10pt"/>
    </style:style>
    <style:style style:name="ch12" style:family="chart">
      <style:chart-properties chart:solid-type="cuboid" chart:symbol-type="automatic" chart:symbol-width="0.418cm" chart:symbol-height="0.418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57.307cm" svg:height="20.944cm" xlink:href=".." xlink:type="simple" chart:class="chart:bar" chart:column-mapping="2 1 3" chart:style-name="ch1">
        <chart:legend svg:x="47.984cm" svg:y="1.44cm" style:legend-expansion="custom" chartooo:width="7.586cm" chartooo:height="18.504cm" style:legend-expansion-aspect-ratio="0.409965412883701" chart:style-name="ch2"/>
        <chart:plot-area chart:style-name="ch3" table:cell-range-address="'Эксперимент 2'.A2:'Эксперимент 2'.A31 'Эксперимент 2'.G1:'Эксперимент 2'.J31" chart:data-source-has-labels="both" svg:x="3.394cm" svg:y="1.474cm" svg:width="42.642cm" svg:height="18.978cm">
          <chartooo:coordinate-region svg:x="4.015cm" svg:y="1.673cm" svg:width="42.021cm" svg:height="18.132cm"/>
          <chart:axis chart:dimension="x" chart:name="primary-x" chart:style-name="ch4" chartooo:axis-type="auto">
            <chartooo:date-scale/>
            <chart:categories table:cell-range-address="'Эксперимент 2'.A2:'Эксперимент 2'.A31"/>
          </chart:axis>
          <chart:axis chart:dimension="y" chart:name="primary-y" chart:style-name="ch5">
            <chart:grid chart:style-name="ch6" chart:class="major"/>
          </chart:axis>
          <chart:series chart:style-name="ch7" chart:values-cell-range-address="'Эксперимент 2'.G1:'Эксперимент 2'.G31" chart:label-cell-address="'Эксперимент 2'.G1:'Эксперимент 2'.G1" chart:class="chart:bar">
            <chart:data-point chart:repeated="30"/>
            <chart:data-point chart:style-name="ch8"/>
          </chart:series>
          <chart:series chart:style-name="ch9" chart:values-cell-range-address="'Эксперимент 2'.I2:'Эксперимент 2'.I31" chart:label-cell-address="'Эксперимент 2'.I1:'Эксперимент 2'.I1" chart:class="chart:bar">
            <chart:data-point chart:repeated="30"/>
          </chart:series>
          <chart:series chart:style-name="ch10" chart:values-cell-range-address="'Эксперимент 2'.H2:'Эксперимент 2'.H31" chart:label-cell-address="'Эксперимент 2'.H1:'Эксперимент 2'.H1" chart:class="chart:bar">
            <chart:data-point chart:repeated="30"/>
          </chart:series>
          <chart:series chart:style-name="ch11" chart:values-cell-range-address="'Эксперимент 2'.J2:'Эксперимент 2'.J31" chart:label-cell-address="'Эксперимент 2'.J1:'Эксперимент 2'.J1" chart:class="chart:bar">
            <chart:data-point chart:repeated="6"/>
            <chart:data-point chart:style-name="ch12"/>
            <chart:data-point chart:repeated="2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КС textrank</text:p>
                <draw:g>
                  <svg:desc>'Эксперимент 2'.G1:'Эксперимент 2'.G1</svg:desc>
                </draw:g>
              </table:table-cell>
              <table:table-cell office:value-type="string">
                <text:p>КС yake</text:p>
                <draw:g>
                  <svg:desc>'Эксперимент 2'.I1:'Эксперимент 2'.I1</svg:desc>
                </draw:g>
              </table:table-cell>
              <table:table-cell office:value-type="string">
                <text:p>КС rake</text:p>
                <draw:g>
                  <svg:desc>'Эксперимент 2'.H1:'Эксперимент 2'.H1</svg:desc>
                </draw:g>
              </table:table-cell>
              <table:table-cell office:value-type="string">
                <text:p>КС документа</text:p>
                <draw:g>
                  <svg:desc>'Эксперимент 2'.J1:'Эксперимент 2'.J1</svg:desc>
                </draw:g>
              </table:table-cell>
            </table:table-row>
          </table:table-header-rows>
          <table:table-rows>
            <table:table-row>
              <table:table-cell office:value-type="float" office:value="1">
                <text:p>1</text:p>
                <draw:g>
                  <svg:desc>'Эксперимент 2'.A2:'Эксперимент 2'.A31</svg:desc>
                </draw:g>
              </table:table-cell>
              <table:table-cell office:value-type="float" office:value="NaN">
                <text:p>NaN</text:p>
                <draw:g>
                  <svg:desc>'Эксперимент 2'.G1:'Эксперимент 2'.G31</svg:desc>
                </draw:g>
              </table:table-cell>
              <table:table-cell office:value-type="float" office:value="7">
                <text:p>7</text:p>
                <draw:g>
                  <svg:desc>'Эксперимент 2'.I2:'Эксперимент 2'.I31</svg:desc>
                </draw:g>
              </table:table-cell>
              <table:table-cell office:value-type="float" office:value="0">
                <text:p>0</text:p>
                <draw:g>
                  <svg:desc>'Эксперимент 2'.H2:'Эксперимент 2'.H31</svg:desc>
                </draw:g>
              </table:table-cell>
              <table:table-cell office:value-type="float" office:value="14">
                <text:p>14</text:p>
                <draw:g>
                  <svg:desc>'Эксперимент 2'.J2:'Эксперимент 2'.J31</svg:desc>
                </draw:g>
              </table:table-cell>
            </table:table-row>
            <table:table-row>
              <table:table-cell office:value-type="float" office:value="2">
                <text:p>2</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6">
                <text:p>6</text:p>
              </table:table-cell>
            </table:table-row>
            <table:table-row>
              <table:table-cell office:value-type="float" office:value="3">
                <text:p>3</text:p>
              </table:table-cell>
              <table:table-cell office:value-type="float" office:value="0">
                <text:p>0</text:p>
              </table:table-cell>
              <table:table-cell office:value-type="float" office:value="4">
                <text:p>4</text:p>
              </table:table-cell>
              <table:table-cell office:value-type="float" office:value="2">
                <text:p>2</text:p>
              </table:table-cell>
              <table:table-cell office:value-type="float" office:value="14">
                <text:p>14</text:p>
              </table:table-cell>
            </table:table-row>
            <table:table-row>
              <table:table-cell office:value-type="float" office:value="4">
                <text:p>4</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row>
            <table:table-row>
              <table:table-cell office:value-type="float" office:value="5">
                <text:p>5</text:p>
              </table:table-cell>
              <table:table-cell office:value-type="float" office:value="0">
                <text:p>0</text:p>
              </table:table-cell>
              <table:table-cell office:value-type="float" office:value="7">
                <text:p>7</text:p>
              </table:table-cell>
              <table:table-cell office:value-type="float" office:value="0">
                <text:p>0</text:p>
              </table:table-cell>
              <table:table-cell office:value-type="float" office:value="7">
                <text:p>7</text:p>
              </table:table-cell>
            </table:table-row>
            <table:table-row>
              <table:table-cell office:value-type="float" office:value="6">
                <text:p>6</text:p>
              </table:table-cell>
              <table:table-cell office:value-type="float" office:value="3">
                <text:p>3</text:p>
              </table:table-cell>
              <table:table-cell office:value-type="float" office:value="8">
                <text:p>8</text:p>
              </table:table-cell>
              <table:table-cell office:value-type="float" office:value="2">
                <text:p>2</text:p>
              </table:table-cell>
              <table:table-cell office:value-type="float" office:value="10">
                <text:p>10</text:p>
              </table:table-cell>
            </table:table-row>
            <table:table-row>
              <table:table-cell office:value-type="float" office:value="7">
                <text:p>7</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float" office:value="13">
                <text:p>13</text:p>
              </table:table-cell>
            </table:table-row>
            <table:table-row>
              <table:table-cell office:value-type="float" office:value="8">
                <text:p>8</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15">
                <text:p>15</text:p>
              </table:table-cell>
            </table:table-row>
            <table:table-row>
              <table:table-cell office:value-type="float" office:value="9">
                <text:p>9</text:p>
              </table:table-cell>
              <table:table-cell office:value-type="float" office:value="1">
                <text:p>1</text:p>
              </table:table-cell>
              <table:table-cell office:value-type="float" office:value="7">
                <text:p>7</text:p>
              </table:table-cell>
              <table:table-cell office:value-type="float" office:value="4">
                <text:p>4</text:p>
              </table:table-cell>
              <table:table-cell office:value-type="float" office:value="10">
                <text:p>10</text:p>
              </table:table-cell>
            </table:table-row>
            <table:table-row>
              <table:table-cell office:value-type="float" office:value="10">
                <text:p>10</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9">
                <text:p>9</text:p>
              </table:table-cell>
            </table:table-row>
            <table:table-row>
              <table:table-cell office:value-type="float" office:value="11">
                <text:p>11</text:p>
              </table:table-cell>
              <table:table-cell office:value-type="float" office:value="3">
                <text:p>3</text:p>
              </table:table-cell>
              <table:table-cell office:value-type="float" office:value="6">
                <text:p>6</text:p>
              </table:table-cell>
              <table:table-cell office:value-type="float" office:value="0">
                <text:p>0</text:p>
              </table:table-cell>
              <table:table-cell office:value-type="float" office:value="7">
                <text:p>7</text:p>
              </table:table-cell>
            </table:table-row>
            <table:table-row>
              <table:table-cell office:value-type="float" office:value="12">
                <text:p>12</text:p>
              </table:table-cell>
              <table:table-cell office:value-type="float" office:value="4">
                <text:p>4</text:p>
              </table:table-cell>
              <table:table-cell office:value-type="float" office:value="6">
                <text:p>6</text:p>
              </table:table-cell>
              <table:table-cell office:value-type="float" office:value="0">
                <text:p>0</text:p>
              </table:table-cell>
              <table:table-cell office:value-type="float" office:value="9">
                <text:p>9</text:p>
              </table:table-cell>
            </table:table-row>
            <table:table-row>
              <table:table-cell office:value-type="float" office:value="13">
                <text:p>1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7">
                <text:p>7</text:p>
              </table:table-cell>
            </table:table-row>
            <table:table-row>
              <table:table-cell office:value-type="float" office:value="14">
                <text:p>14</text:p>
              </table:table-cell>
              <table:table-cell office:value-type="float" office:value="2">
                <text:p>2</text:p>
              </table:table-cell>
              <table:table-cell office:value-type="float" office:value="5">
                <text:p>5</text:p>
              </table:table-cell>
              <table:table-cell office:value-type="float" office:value="0">
                <text:p>0</text:p>
              </table:table-cell>
              <table:table-cell office:value-type="float" office:value="8">
                <text:p>8</text:p>
              </table:table-cell>
            </table:table-row>
            <table:table-row>
              <table:table-cell office:value-type="float" office:value="15">
                <text:p>15</text:p>
              </table:table-cell>
              <table:table-cell office:value-type="float" office:value="0">
                <text:p>0</text:p>
              </table:table-cell>
              <table:table-cell office:value-type="float" office:value="5">
                <text:p>5</text:p>
              </table:table-cell>
              <table:table-cell office:value-type="float" office:value="1">
                <text:p>1</text:p>
              </table:table-cell>
              <table:table-cell office:value-type="float" office:value="12">
                <text:p>12</text:p>
              </table:table-cell>
            </table:table-row>
            <table:table-row>
              <table:table-cell office:value-type="float" office:value="16">
                <text:p>16</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2">
                <text:p>12</text:p>
              </table:table-cell>
            </table:table-row>
            <table:table-row>
              <table:table-cell office:value-type="float" office:value="17">
                <text:p>17</text:p>
              </table:table-cell>
              <table:table-cell office:value-type="float" office:value="5">
                <text:p>5</text:p>
              </table:table-cell>
              <table:table-cell office:value-type="float" office:value="0">
                <text:p>0</text:p>
              </table:table-cell>
              <table:table-cell office:value-type="float" office:value="2">
                <text:p>2</text:p>
              </table:table-cell>
              <table:table-cell office:value-type="float" office:value="7">
                <text:p>7</text:p>
              </table:table-cell>
            </table:table-row>
            <table:table-row>
              <table:table-cell office:value-type="float" office:value="18">
                <text:p>18</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7">
                <text:p>7</text:p>
              </table:table-cell>
            </table:table-row>
            <table:table-row>
              <table:table-cell office:value-type="float" office:value="19">
                <text:p>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6">
                <text:p>6</text:p>
              </table:table-cell>
            </table:table-row>
            <table:table-row>
              <table:table-cell office:value-type="float" office:value="20">
                <text:p>20</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12">
                <text:p>12</text:p>
              </table:table-cell>
            </table:table-row>
            <table:table-row>
              <table:table-cell office:value-type="float" office:value="21">
                <text:p>2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6">
                <text:p>6</text:p>
              </table:table-cell>
            </table:table-row>
            <table:table-row>
              <table:table-cell office:value-type="float" office:value="22">
                <text:p>22</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2">
                <text:p>12</text:p>
              </table:table-cell>
            </table:table-row>
            <table:table-row>
              <table:table-cell office:value-type="float" office:value="23">
                <text:p>23</text:p>
              </table:table-cell>
              <table:table-cell office:value-type="float" office:value="3">
                <text:p>3</text:p>
              </table:table-cell>
              <table:table-cell office:value-type="float" office:value="7">
                <text:p>7</text:p>
              </table:table-cell>
              <table:table-cell office:value-type="float" office:value="2">
                <text:p>2</text:p>
              </table:table-cell>
              <table:table-cell office:value-type="float" office:value="10">
                <text:p>10</text:p>
              </table:table-cell>
            </table:table-row>
            <table:table-row>
              <table:table-cell office:value-type="float" office:value="24">
                <text:p>24</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21">
                <text:p>21</text:p>
              </table:table-cell>
            </table:table-row>
            <table:table-row>
              <table:table-cell office:value-type="float" office:value="25">
                <text:p>25</text:p>
              </table:table-cell>
              <table:table-cell office:value-type="float" office:value="4">
                <text:p>4</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26">
                <text:p>26</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8">
                <text:p>8</text:p>
              </table:table-cell>
            </table:table-row>
            <table:table-row>
              <table:table-cell office:value-type="float" office:value="27">
                <text:p>27</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8">
                <text:p>8</text:p>
              </table:table-cell>
            </table:table-row>
            <table:table-row>
              <table:table-cell office:value-type="float" office:value="28">
                <text:p>28</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7">
                <text:p>7</text:p>
              </table:table-cell>
            </table:table-row>
            <table:table-row>
              <table:table-cell office:value-type="float" office:value="29">
                <text:p>29</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7">
                <text:p>7</text:p>
              </table:table-cell>
            </table:table-row>
            <table:table-row>
              <table:table-cell office:value-type="float" office:value="30">
                <text:p>30</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12">
                <text:p>12</text:p>
              </table:table-cell>
            </table:table-row>
            <table:table-row>
              <table:table-cell office:value-type="string"/>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